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f4cb76" officeooo:paragraph-rsid="00f4cb76"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Times New Roman" fo:font-size="11pt" fo:font-style="italic" style:text-underline-style="none" fo:font-weight="normal" officeooo:rsid="0100daf5" officeooo:paragraph-rsid="0100daf5"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none" fo:font-weight="normal" officeooo:rsid="010320f3" officeooo:paragraph-rsid="0107c74d"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7c74d"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ab344"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dba14"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f81e5"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10f81e5" officeooo:paragraph-rsid="010f81e5"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style:font-name="Times New Roman" fo:font-size="11pt" fo:font-style="normal" style:text-underline-style="none" fo:font-weight="normal" officeooo:rsid="00ac716d" officeooo:paragraph-rsid="00aae86f"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font-style="normal" style:text-underline-style="none" fo:font-weight="normal" officeooo:rsid="00af78e6" officeooo:paragraph-rsid="00ae7b78"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Times New Roman" fo:font-size="11pt" fo:font-style="normal" style:text-underline-style="none" fo:font-weight="normal" officeooo:rsid="00ba73ce" officeooo:paragraph-rsid="00bb76e5"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fo:font-weight="normal" officeooo:rsid="00bb76e5" officeooo:paragraph-rsid="00bcc707"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fo:font-weight="normal" officeooo:rsid="00c53888" officeooo:paragraph-rsid="00c72951"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Times New Roman" fo:font-size="11pt" fo:font-style="normal" style:text-underline-style="none" fo:font-weight="normal" officeooo:rsid="00c78f8c" officeooo:paragraph-rsid="00c72951"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11pt" fo:font-style="normal" style:text-underline-style="none" fo:font-weight="normal" officeooo:rsid="00cb2005" officeooo:paragraph-rsid="00cb2005"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Times New Roman" fo:font-size="11pt" fo:font-style="normal" style:text-underline-style="none" fo:font-weight="normal" officeooo:rsid="00d437a3" officeooo:paragraph-rsid="00d437a3"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Times New Roman" fo:font-size="11pt" fo:font-style="normal" style:text-underline-style="none" fo:font-weight="normal" officeooo:rsid="00d77dca" officeooo:paragraph-rsid="00d57004"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Times New Roman" fo:font-size="11pt" fo:font-style="normal" style:text-underline-style="none" fo:font-weight="normal" officeooo:rsid="00da4196" officeooo:paragraph-rsid="00da4196"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officeooo:rsid="00dcd85c" officeooo:paragraph-rsid="00db0b0d"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style:text-underline-style="none" fo:font-weight="normal" officeooo:rsid="00e8953c" officeooo:paragraph-rsid="00e60488"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1pt" fo:font-style="normal" style:text-underline-style="none" fo:font-weight="normal" officeooo:rsid="00f31e19" officeooo:paragraph-rsid="00f31e19"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Times New Roman" fo:font-size="11pt" fo:font-style="normal" style:text-underline-style="none" fo:font-weight="normal" officeooo:rsid="00f6e6a2" officeooo:paragraph-rsid="00f4cb76"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style:text-underline-style="none" fo:font-weight="normal" officeooo:rsid="0102092f" officeooo:paragraph-rsid="0100daf5"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style:text-underline-style="none" fo:font-weight="normal" officeooo:rsid="0107c74d" officeooo:paragraph-rsid="0107c74d"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style:text-underline-style="none" fo:font-weight="normal" officeooo:rsid="01094251" officeooo:paragraph-rsid="010dba1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b76e5" officeooo:paragraph-rsid="00bcc707"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77dca" officeooo:paragraph-rsid="00d86163"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86163" officeooo:paragraph-rsid="00d86163"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normal" officeooo:rsid="00b08fc2" officeooo:paragraph-rsid="00b08fc2" style:font-size-asian="14pt" style:font-style-asian="italic" style:font-weight-asian="normal" style:font-size-complex="14pt" style:font-style-complex="italic" style:font-weight-complex="normal"/>
    </style:style>
    <style:style style:name="P60" style:family="paragraph" style:parent-style-name="Standard">
      <style:paragraph-properties fo:text-align="justify" style:justify-single-word="false" fo:break-before="pag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1"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1cd03b" officeooo:paragraph-rsid="011cd03b" style:font-size-asian="14pt" style:font-style-asian="normal" style:font-weight-asian="normal" style:font-size-complex="14pt" style:font-style-complex="normal" style:font-weight-complex="normal"/>
    </style:style>
    <style:style style:name="P62" style:family="paragraph" style:parent-style-name="No_20_Spacing">
      <style:paragraph-properties fo:text-align="justify" style:justify-single-word="false" fo:break-before="page"/>
      <style:text-properties fo:color="#000000" fo:font-size="14pt" style:text-underline-style="solid" style:text-underline-width="auto" style:text-underline-color="font-color" officeooo:paragraph-rsid="0113f3d5" style:font-size-asian="14pt" style:font-size-complex="14pt"/>
    </style:style>
    <style:style style:name="P63" style:family="paragraph" style:parent-style-name="No_20_Spacing">
      <style:paragraph-properties fo:text-align="justify" style:justify-single-word="false" fo:break-before="page"/>
      <style:text-properties style:font-name="Times New Roman" fo:font-size="14pt" officeooo:paragraph-rsid="010ed206" style:font-size-asian="14pt" style:font-size-complex="14pt"/>
    </style:style>
    <style:style style:name="P64" style:family="paragraph" style:parent-style-name="No_20_Spacing">
      <style:paragraph-properties fo:text-align="justify" style:justify-single-word="false"/>
      <style:text-properties fo:color="#ed7d31" style:font-name="Times New Roman" officeooo:paragraph-rsid="010ed206"/>
    </style:style>
    <style:style style:name="P65" style:family="paragraph" style:parent-style-name="No_20_Spacing">
      <style:paragraph-properties fo:text-align="justify" style:justify-single-word="false"/>
      <style:text-properties fo:color="#000000" style:font-name="Times New Roman" fo:font-size="15pt" fo:font-style="normal" style:text-underline-style="solid" style:text-underline-width="auto" style:text-underline-color="font-color" fo:font-weight="normal" officeooo:rsid="011cd03b" officeooo:paragraph-rsid="011cd03b" style:font-size-asian="15pt" style:font-style-asian="normal" style:font-weight-asian="normal" style:font-size-complex="15pt" style:font-style-complex="normal" style:font-weight-complex="normal"/>
    </style:style>
    <style:style style:name="P66" style:family="paragraph" style:parent-style-name="No_20_Spacing">
      <style:paragraph-properties fo:text-align="justify" style:justify-single-word="false"/>
      <style:text-properties fo:color="#000000" fo:font-weight="bold" officeooo:paragraph-rsid="0113f3d5" style:font-weight-asian="bold" style:font-weight-complex="bold"/>
    </style:style>
    <style:style style:name="P67" style:family="paragraph" style:parent-style-name="No_20_Spacing">
      <style:paragraph-properties fo:text-align="justify" style:justify-single-word="false"/>
      <style:text-properties fo:color="#000000" fo:font-size="14pt" style:text-underline-style="solid" style:text-underline-width="auto" style:text-underline-color="font-color" officeooo:paragraph-rsid="0113f3d5" style:font-size-asian="14pt" style:font-size-complex="14pt"/>
    </style:style>
    <style:style style:name="P68" style:family="paragraph" style:parent-style-name="No_20_Spacing">
      <style:paragraph-properties fo:text-align="justify" style:justify-single-word="false"/>
      <style:text-properties fo:color="#ffc000" officeooo:paragraph-rsid="0113f3d5"/>
    </style:style>
    <style:style style:name="P69" style:family="paragraph" style:parent-style-name="No_20_Spacing">
      <style:paragraph-properties fo:text-align="justify" style:justify-single-word="false"/>
      <style:text-properties officeooo:paragraph-rsid="0113f3d5"/>
    </style:style>
    <style:style style:name="P70" style:family="paragraph" style:parent-style-name="No_20_Spacing">
      <style:paragraph-properties fo:text-align="justify" style:justify-single-word="false"/>
      <style:text-properties officeooo:paragraph-rsid="019653de"/>
    </style:style>
    <style:style style:name="P71" style:family="paragraph" style:parent-style-name="No_20_Spacing">
      <style:paragraph-properties fo:text-align="justify" style:justify-single-word="false"/>
      <style:text-properties style:text-underline-style="solid" style:text-underline-width="auto" style:text-underline-color="font-color" officeooo:paragraph-rsid="0123684b"/>
    </style:style>
    <style:style style:name="P72" style:family="paragraph" style:parent-style-name="No_20_Spacing">
      <style:paragraph-properties fo:text-align="justify" style:justify-single-word="false"/>
      <style:text-properties style:text-underline-style="solid" style:text-underline-width="auto" style:text-underline-color="font-color" officeooo:rsid="013ad9ca" officeooo:paragraph-rsid="013ad9ca"/>
    </style:style>
    <style:style style:name="P73" style:family="paragraph" style:parent-style-name="No_20_Spacing">
      <style:paragraph-properties fo:text-align="justify" style:justify-single-word="false"/>
      <style:text-properties style:text-underline-style="solid" style:text-underline-width="auto" style:text-underline-color="font-color" officeooo:rsid="013ec41b" officeooo:paragraph-rsid="013ec41b"/>
    </style:style>
    <style:style style:name="P74" style:family="paragraph" style:parent-style-name="No_20_Spacing">
      <style:paragraph-properties fo:text-align="justify" style:justify-single-word="false"/>
      <style:text-properties style:text-underline-style="solid" style:text-underline-width="auto" style:text-underline-color="font-color" officeooo:rsid="014a2016" officeooo:paragraph-rsid="014a2016"/>
    </style:style>
    <style:style style:name="P75" style:family="paragraph" style:parent-style-name="No_20_Spacing">
      <style:paragraph-properties fo:text-align="justify" style:justify-single-word="false"/>
      <style:text-properties style:text-underline-style="solid" style:text-underline-width="auto" style:text-underline-color="font-color" officeooo:rsid="0150058c" officeooo:paragraph-rsid="0150058c"/>
    </style:style>
    <style:style style:name="P76" style:family="paragraph" style:parent-style-name="No_20_Spacing">
      <style:paragraph-properties fo:text-align="justify" style:justify-single-word="false"/>
      <style:text-properties style:text-underline-style="solid" style:text-underline-width="auto" style:text-underline-color="font-color" officeooo:rsid="0158bc93" officeooo:paragraph-rsid="0158bc93"/>
    </style:style>
    <style:style style:name="P77" style:family="paragraph" style:parent-style-name="No_20_Spacing">
      <style:paragraph-properties fo:text-align="justify" style:justify-single-word="false"/>
      <style:text-properties style:text-underline-style="solid" style:text-underline-width="auto" style:text-underline-color="font-color" officeooo:rsid="0123684b" officeooo:paragraph-rsid="0123684b"/>
    </style:style>
    <style:style style:name="P78" style:family="paragraph" style:parent-style-name="No_20_Spacing">
      <style:paragraph-properties fo:text-align="justify" style:justify-single-word="false"/>
      <style:text-properties officeooo:rsid="0123684b" officeooo:paragraph-rsid="0145eb43"/>
    </style:style>
    <style:style style:name="P79" style:family="paragraph" style:parent-style-name="No_20_Spacing">
      <style:paragraph-properties fo:text-align="justify" style:justify-single-word="false"/>
      <style:text-properties officeooo:rsid="012fc8ca" officeooo:paragraph-rsid="013c8e3e"/>
    </style:style>
    <style:style style:name="P80" style:family="paragraph" style:parent-style-name="No_20_Spacing">
      <style:paragraph-properties fo:text-align="justify" style:justify-single-word="false"/>
      <style:text-properties officeooo:rsid="015e8588" officeooo:paragraph-rsid="015e8588"/>
    </style:style>
    <style:style style:name="P81" style:family="paragraph" style:parent-style-name="No_20_Spacing">
      <style:paragraph-properties fo:text-align="justify" style:justify-single-word="false"/>
      <style:text-properties officeooo:rsid="0167b8b4" officeooo:paragraph-rsid="01699bcb"/>
    </style:style>
    <style:style style:name="P82" style:family="paragraph" style:parent-style-name="No_20_Spacing">
      <style:paragraph-properties fo:text-align="justify" style:justify-single-word="false"/>
      <style:text-properties officeooo:rsid="0167b8b4" officeooo:paragraph-rsid="0179fdd9"/>
    </style:style>
    <style:style style:name="P83" style:family="paragraph" style:parent-style-name="No_20_Spacing">
      <style:paragraph-properties fo:text-align="justify" style:justify-single-word="false"/>
      <style:text-properties officeooo:rsid="0179fdd9" officeooo:paragraph-rsid="0179fdd9"/>
    </style:style>
    <style:style style:name="P84" style:family="paragraph" style:parent-style-name="No_20_Spacing">
      <style:paragraph-properties fo:text-align="justify" style:justify-single-word="false"/>
      <style:text-properties officeooo:rsid="017cd013" officeooo:paragraph-rsid="017cd013"/>
    </style:style>
    <style:style style:name="P85" style:family="paragraph" style:parent-style-name="No_20_Spacing">
      <style:paragraph-properties fo:text-align="justify" style:justify-single-word="false"/>
      <style:text-properties officeooo:rsid="017ddc3f" officeooo:paragraph-rsid="017ddc3f"/>
    </style:style>
    <style:style style:name="P86" style:family="paragraph" style:parent-style-name="No_20_Spacing">
      <style:paragraph-properties fo:text-align="justify" style:justify-single-word="false"/>
      <style:text-properties officeooo:rsid="01802056" officeooo:paragraph-rsid="01802056"/>
    </style:style>
    <style:style style:name="P87" style:family="paragraph" style:parent-style-name="No_20_Spacing">
      <style:paragraph-properties fo:text-align="justify" style:justify-single-word="false"/>
      <style:text-properties officeooo:rsid="01852ba4" officeooo:paragraph-rsid="018e44e6"/>
    </style:style>
    <style:style style:name="P88" style:family="paragraph" style:parent-style-name="No_20_Spacing">
      <style:paragraph-properties fo:text-align="justify" style:justify-single-word="false"/>
      <style:text-properties officeooo:rsid="01a17f0c" officeooo:paragraph-rsid="01a17f0c"/>
    </style:style>
    <style:style style:name="P89" style:family="paragraph" style:parent-style-name="No_20_Spacing">
      <style:paragraph-properties fo:text-align="justify" style:justify-single-word="false"/>
      <style:text-properties officeooo:rsid="01a3064c" officeooo:paragraph-rsid="01a7eb69"/>
    </style:style>
    <style:style style:name="P90" style:family="paragraph" style:parent-style-name="No_20_Spacing">
      <style:paragraph-properties fo:text-align="justify" style:justify-single-word="false"/>
      <style:text-properties officeooo:rsid="01a3064c" officeooo:paragraph-rsid="01ad049c"/>
    </style:style>
    <style:style style:name="P91" style:family="paragraph" style:parent-style-name="No_20_Spacing">
      <style:paragraph-properties fo:text-align="justify" style:justify-single-word="false"/>
      <style:text-properties fo:font-size="11pt" officeooo:rsid="01aee2c0" officeooo:paragraph-rsid="01aee2c0" style:font-size-asian="11pt" style:font-size-complex="11pt"/>
    </style:style>
    <style:style style:name="P92" style:family="paragraph" style:parent-style-name="No_20_Spacing">
      <style:paragraph-properties fo:text-align="justify" style:justify-single-word="false"/>
      <style:text-properties fo:font-size="11pt" style:text-underline-style="none" officeooo:rsid="01af5b28" officeooo:paragraph-rsid="01af5b28" style:font-size-asian="11pt" style:font-size-complex="11pt"/>
    </style:style>
    <style:style style:name="P93" style:family="paragraph" style:parent-style-name="No_20_Spacing">
      <style:paragraph-properties fo:text-align="justify" style:justify-single-word="false"/>
      <style:text-properties fo:font-size="11pt" style:text-underline-style="none" officeooo:rsid="01b4a1c4" officeooo:paragraph-rsid="01bb0fa9" style:font-size-asian="11pt" style:font-size-complex="11pt"/>
    </style:style>
    <style:style style:name="P94" style:family="paragraph" style:parent-style-name="No_20_Spacing">
      <style:paragraph-properties fo:text-align="justify" style:justify-single-word="false"/>
      <style:text-properties fo:font-size="11pt" style:text-underline-style="none" officeooo:rsid="01c43714" officeooo:paragraph-rsid="01c43714" style:font-size-asian="11pt" style:font-size-complex="11pt"/>
    </style:style>
    <style:style style:name="P95" style:family="paragraph" style:parent-style-name="No_20_Spacing">
      <style:paragraph-properties fo:text-align="justify" style:justify-single-word="false"/>
      <style:text-properties fo:font-size="11pt" style:text-underline-style="none" officeooo:rsid="01c66614" officeooo:paragraph-rsid="01c66614" style:font-size-asian="11pt" style:font-size-complex="11pt"/>
    </style:style>
    <style:style style:name="P96" style:family="paragraph" style:parent-style-name="No_20_Spacing">
      <style:paragraph-properties fo:text-align="justify" style:justify-single-word="false"/>
      <style:text-properties fo:font-size="11pt" style:text-underline-style="none" officeooo:rsid="01cc36d4" officeooo:paragraph-rsid="01cc36d4" style:font-size-asian="11pt" style:font-size-complex="11pt"/>
    </style:style>
    <style:style style:name="P97" style:family="paragraph" style:parent-style-name="No_20_Spacing">
      <style:paragraph-properties fo:text-align="justify" style:justify-single-word="false"/>
      <style:text-properties fo:font-size="11pt" style:text-underline-style="none" officeooo:rsid="01d4ad7c" officeooo:paragraph-rsid="01d4ad7c" style:font-size-asian="11pt" style:font-size-complex="11pt"/>
    </style:style>
    <style:style style:name="P98" style:family="paragraph" style:parent-style-name="No_20_Spacing">
      <style:paragraph-properties fo:text-align="justify" style:justify-single-word="false"/>
      <style:text-properties fo:font-size="11pt" style:text-underline-style="none" officeooo:rsid="01d6c910" officeooo:paragraph-rsid="01d6c910" style:font-size-asian="11pt" style:font-size-complex="11pt"/>
    </style:style>
    <style:style style:name="P99" style:family="paragraph" style:parent-style-name="No_20_Spacing">
      <style:paragraph-properties fo:text-align="justify" style:justify-single-word="false"/>
      <style:text-properties fo:font-size="11pt" style:text-underline-style="none" officeooo:rsid="01e03e16" officeooo:paragraph-rsid="01e03e16" style:font-size-asian="11pt" style:font-size-complex="11pt"/>
    </style:style>
    <style:style style:name="P100" style:family="paragraph" style:parent-style-name="No_20_Spacing">
      <style:paragraph-properties fo:text-align="justify" style:justify-single-word="false"/>
      <style:text-properties fo:font-size="11pt" style:text-underline-style="solid" style:text-underline-width="auto" style:text-underline-color="font-color" officeooo:rsid="01cb2cfe" officeooo:paragraph-rsid="01cb2cfe" style:font-size-asian="11pt" style:font-size-complex="11pt"/>
    </style:style>
    <style:style style:name="P101"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c8d00" officeooo:paragraph-rsid="00ac8d00" style:font-size-asian="11pt" style:font-style-asian="normal" style:font-weight-asian="normal" style:font-size-complex="11pt" style:font-style-complex="normal" style:font-weight-complex="normal"/>
    </style:style>
    <style:style style:name="P102"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e7b78" officeooo:paragraph-rsid="00ae7b78" style:font-size-asian="11pt" style:font-style-asian="normal" style:font-weight-asian="normal" style:font-size-complex="11pt" style:font-style-complex="normal" style:font-weight-complex="normal"/>
    </style:style>
    <style:style style:name="P103"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104"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1e26a7b" style:font-size-asian="11pt" style:font-style-asian="italic" style:font-weight-asian="normal" style:font-size-complex="11pt" style:font-style-complex="italic" style:font-weight-complex="normal"/>
    </style:style>
    <style:style style:name="P105" style:family="paragraph" style:parent-style-name="No_20_Spacing" style:list-style-name="WWNum3">
      <style:paragraph-properties fo:text-align="justify" style:justify-single-word="false"/>
      <style:text-properties fo:color="#ed7d31" style:font-name="Times New Roman" officeooo:paragraph-rsid="010ed206"/>
    </style:style>
    <style:style style:name="P106" style:family="paragraph" style:parent-style-name="No_20_Spacing">
      <style:paragraph-properties fo:text-align="justify" style:justify-single-word="false"/>
      <style:text-properties fo:color="#ed7d31" fo:font-size="11pt" officeooo:paragraph-rsid="0113f3d5" style:font-size-asian="11pt" style:font-size-complex="11pt"/>
    </style:style>
    <style:style style:name="P107" style:family="paragraph" style:parent-style-name="No_20_Spacing">
      <style:paragraph-properties fo:text-align="justify" style:justify-single-word="false"/>
      <style:text-properties fo:color="#000000" style:font-name="Times New Roman" fo:font-size="14pt" style:text-underline-style="solid" style:text-underline-width="auto" style:text-underline-color="font-color" officeooo:rsid="011f8eb3" officeooo:paragraph-rsid="010ed206" style:font-size-asian="14pt" style:font-size-complex="14pt"/>
    </style:style>
    <style:style style:name="P108"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c822b" officeooo:paragraph-rsid="01ad049c" style:font-size-asian="12.25pt" style:font-style-asian="normal" style:font-weight-asian="normal" style:font-size-complex="14pt" style:font-style-complex="normal" style:font-weight-complex="normal"/>
    </style:style>
    <style:style style:name="P109"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11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3684b" officeooo:paragraph-rsid="0123684b" style:font-size-asian="9.60000038146973pt" style:font-style-asian="normal" style:font-weight-asian="normal" style:font-size-complex="11pt" style:font-style-complex="normal" style:font-weight-complex="normal"/>
    </style:style>
    <style:style style:name="P11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ec463" officeooo:paragraph-rsid="0123684b" style:font-size-asian="9.60000038146973pt" style:font-style-asian="normal" style:font-weight-asian="normal" style:font-size-complex="11pt" style:font-style-complex="normal" style:font-weight-complex="normal"/>
    </style:style>
    <style:style style:name="P11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a020a" officeooo:paragraph-rsid="013c8e3e" style:font-size-asian="9.60000038146973pt" style:font-style-asian="normal" style:font-weight-asian="normal" style:font-size-complex="11pt" style:font-style-complex="normal" style:font-weight-complex="normal"/>
    </style:style>
    <style:style style:name="P11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e8921" officeooo:paragraph-rsid="013ad9ca" style:font-size-asian="9.60000038146973pt" style:font-style-asian="normal" style:font-weight-asian="normal" style:font-size-complex="11pt" style:font-style-complex="normal" style:font-weight-complex="normal"/>
    </style:style>
    <style:style style:name="P11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35cae" officeooo:paragraph-rsid="013ec41b" style:font-size-asian="9.60000038146973pt" style:font-style-asian="normal" style:font-weight-asian="normal" style:font-size-complex="11pt" style:font-style-complex="normal" style:font-weight-complex="normal"/>
    </style:style>
    <style:style style:name="P11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ea7cf" officeooo:paragraph-rsid="014a2016" style:font-size-asian="9.60000038146973pt" style:font-style-asian="normal" style:font-weight-asian="normal" style:font-size-complex="11pt" style:font-style-complex="normal" style:font-weight-complex="normal"/>
    </style:style>
    <style:style style:name="P11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67b8b4" officeooo:paragraph-rsid="01699bcb" style:font-size-asian="9.60000038146973pt" style:font-style-asian="normal" style:font-weight-asian="normal" style:font-size-complex="11pt" style:font-style-complex="normal" style:font-weight-complex="normal"/>
    </style:style>
    <style:style style:name="P11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78e25f" officeooo:paragraph-rsid="0179fdd9" style:font-size-asian="9.60000038146973pt" style:font-style-asian="normal" style:font-weight-asian="normal" style:font-size-complex="11pt" style:font-style-complex="normal" style:font-weight-complex="normal"/>
    </style:style>
    <style:style style:name="P11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819ec0" officeooo:paragraph-rsid="01802056" style:font-size-asian="9.60000038146973pt" style:font-style-asian="normal" style:font-weight-asian="normal" style:font-size-complex="11pt" style:font-style-complex="normal" style:font-weight-complex="normal"/>
    </style:style>
    <style:style style:name="P11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947012" officeooo:paragraph-rsid="018e44e6" style:font-size-asian="9.60000038146973pt" style:font-style-asian="normal" style:font-weight-asian="normal" style:font-size-complex="11pt" style:font-style-complex="normal" style:font-weight-complex="normal"/>
    </style:style>
    <style:style style:name="P12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17f0c" officeooo:paragraph-rsid="01a17f0c" style:font-size-asian="9.60000038146973pt" style:font-style-asian="normal" style:font-weight-asian="normal" style:font-size-complex="11pt" style:font-style-complex="normal" style:font-weight-complex="normal"/>
    </style:style>
    <style:style style:name="P12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c822b" officeooo:paragraph-rsid="01ad049c" style:font-size-asian="9.60000038146973pt" style:font-style-asian="normal" style:font-weight-asian="normal" style:font-size-complex="11pt" style:font-style-complex="normal" style:font-weight-complex="normal"/>
    </style:style>
    <style:style style:name="P12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41745" officeooo:paragraph-rsid="01aee2c0" style:font-size-asian="9.60000038146973pt" style:font-style-asian="normal" style:font-weight-asian="normal" style:font-size-complex="11pt" style:font-style-complex="normal" style:font-weight-complex="normal"/>
    </style:style>
    <style:style style:name="P12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ee2c0" officeooo:paragraph-rsid="01aee2c0" style:font-size-asian="11pt" style:font-style-asian="normal" style:font-weight-asian="normal" style:font-size-complex="11pt" style:font-style-complex="normal" style:font-weight-complex="normal"/>
    </style:style>
    <style:style style:name="P12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2cf3c" officeooo:paragraph-rsid="01bb0fa9" style:font-size-asian="11pt" style:font-style-asian="normal" style:font-weight-asian="normal" style:font-size-complex="11pt" style:font-style-complex="normal" style:font-weight-complex="normal"/>
    </style:style>
    <style:style style:name="P12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a4a36" officeooo:paragraph-rsid="01c66614" style:font-size-asian="11pt" style:font-style-asian="normal" style:font-weight-asian="normal" style:font-size-complex="11pt" style:font-style-complex="normal" style:font-weight-complex="normal"/>
    </style:style>
    <style:style style:name="P12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d6a616" officeooo:paragraph-rsid="01d4ad7c" style:font-size-asian="11pt" style:font-style-asian="normal" style:font-weight-asian="normal" style:font-size-complex="11pt" style:font-style-complex="normal" style:font-weight-complex="normal"/>
    </style:style>
    <style:style style:name="P12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0bc9" officeooo:paragraph-rsid="01d6c910" style:font-size-asian="11pt" style:font-style-asian="normal" style:font-weight-asian="normal" style:font-size-complex="11pt" style:font-style-complex="normal" style:font-weight-complex="normal"/>
    </style:style>
    <style:style style:name="P12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c0a5" officeooo:paragraph-rsid="01e03e16" style:font-size-asian="11pt" style:font-style-asian="normal" style:font-weight-asian="normal" style:font-size-complex="11pt" style:font-style-complex="normal" style:font-weight-complex="normal"/>
    </style:style>
    <style:style style:name="P12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d049c" officeooo:paragraph-rsid="01aee2c0" style:font-size-asian="11pt" style:font-style-asian="normal" style:font-weight-asian="normal" style:font-size-complex="11pt" style:font-style-complex="normal" style:font-weight-complex="normal"/>
    </style:style>
    <style:style style:name="P130"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4d0c7" officeooo:paragraph-rsid="01c66614" style:font-size-asian="11pt" style:font-style-asian="normal" style:font-weight-asian="normal" style:font-size-complex="11pt" style:font-style-complex="normal" style:font-weight-complex="normal"/>
    </style:style>
    <style:style style:name="P131"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b2cfe" officeooo:paragraph-rsid="01cb2cfe" style:font-size-asian="11pt" style:font-style-asian="normal" style:font-weight-asian="normal" style:font-size-complex="11pt" style:font-style-complex="normal" style:font-weight-complex="normal"/>
    </style:style>
    <style:style style:name="P132" style:family="paragraph" style:parent-style-name="No_20_Spacing">
      <style:paragraph-properties fo:text-align="justify" style:justify-single-word="false"/>
      <style:text-properties fo:color="#000000" style:font-name="Times New Roman" fo:font-size="11pt" officeooo:paragraph-rsid="010ed206" style:font-size-asian="11pt" style:font-size-complex="11pt"/>
    </style:style>
    <style:style style:name="P133" style:family="paragraph" style:parent-style-name="No_20_Spacing" style:list-style-name="WWNum2">
      <style:paragraph-properties fo:text-align="justify" style:justify-single-word="false"/>
      <style:text-properties fo:color="#000000" style:font-name="Times New Roman" fo:font-size="11pt" officeooo:paragraph-rsid="010ed206" style:font-size-asian="11pt" style:font-size-complex="11pt"/>
    </style:style>
    <style:style style:name="P134" style:family="paragraph" style:parent-style-name="No_20_Spacing">
      <style:paragraph-properties fo:text-align="justify" style:justify-single-word="false"/>
      <style:text-properties fo:color="#000000" style:font-name="Times New Roman" fo:font-size="11pt" fo:font-weight="bold" officeooo:paragraph-rsid="010ed206" style:font-size-asian="11pt" style:font-weight-asian="bold" style:font-size-complex="11pt" style:font-weight-complex="bold"/>
    </style:style>
    <style:style style:name="P135" style:family="paragraph" style:parent-style-name="No_20_Spacing">
      <style:paragraph-properties fo:text-align="justify" style:justify-single-word="false"/>
      <style:text-properties fo:color="#000000" style:font-name="Times New Roman" fo:font-size="11pt" style:text-underline-style="solid" style:text-underline-width="auto" style:text-underline-color="font-color" officeooo:paragraph-rsid="010ed206" style:font-size-asian="11pt" style:font-size-complex="11pt"/>
    </style:style>
    <style:style style:name="P136" style:family="paragraph" style:parent-style-name="No_20_Spacing">
      <style:paragraph-properties fo:text-align="justify" style:justify-single-word="false"/>
      <style:text-properties fo:color="#000000" fo:font-size="11pt" fo:font-weight="bold" officeooo:paragraph-rsid="010ed206" style:font-size-asian="11pt" style:font-weight-asian="bold" style:font-size-complex="11pt" style:font-weight-complex="bold"/>
    </style:style>
    <style:style style:name="P137" style:family="paragraph" style:parent-style-name="No_20_Spacing">
      <style:paragraph-properties fo:text-align="justify" style:justify-single-word="false"/>
      <style:text-properties fo:color="#000000" fo:font-size="11pt" officeooo:paragraph-rsid="0113f3d5" style:font-size-asian="11pt" style:font-size-complex="11pt"/>
    </style:style>
    <style:style style:name="P138" style:family="paragraph" style:parent-style-name="No_20_Spacing" style:list-style-name="WWNum1">
      <style:paragraph-properties fo:text-align="justify" style:justify-single-word="false"/>
      <style:text-properties fo:color="#000000" fo:font-size="11pt" officeooo:paragraph-rsid="0113f3d5" style:font-size-asian="11pt" style:font-size-complex="11pt"/>
    </style:style>
    <style:style style:name="P139" style:family="paragraph" style:parent-style-name="No_20_Spacing">
      <style:paragraph-properties fo:text-align="justify" style:justify-single-word="false"/>
      <style:text-properties style:font-name="Times New Roman" fo:font-size="11pt" officeooo:paragraph-rsid="010ed206" style:font-size-asian="11pt" style:font-size-complex="11pt"/>
    </style:style>
    <style:style style:name="P140" style:family="paragraph" style:parent-style-name="No_20_Spacing">
      <style:paragraph-properties fo:text-align="justify" style:justify-single-word="false"/>
      <style:text-properties style:font-name="Times New Roman" fo:font-size="11pt" fo:font-weight="bold" officeooo:paragraph-rsid="010ed206" style:font-size-asian="11pt" style:font-weight-asian="bold" style:font-size-complex="11pt" style:font-weight-complex="bold"/>
    </style:style>
    <style:style style:name="P141" style:family="paragraph" style:parent-style-name="No_20_Spacing">
      <style:paragraph-properties fo:text-align="justify" style:justify-single-word="false"/>
      <style:text-properties fo:color="#ffc000" style:font-name="Times New Roman" fo:font-size="11pt" officeooo:paragraph-rsid="010ed206" style:font-size-asian="11pt" style:font-size-complex="11pt"/>
    </style:style>
    <style:style style:name="P142" style:family="paragraph" style:parent-style-name="No_20_Spacing">
      <style:paragraph-properties fo:text-align="justify" style:justify-single-word="false"/>
      <style:text-properties fo:color="#ffc000" fo:font-size="11pt" officeooo:paragraph-rsid="0113f3d5" style:font-size-asian="11pt" style:font-size-complex="11pt"/>
    </style:style>
    <style:style style:name="P143" style:family="paragraph" style:parent-style-name="No_20_Spacing">
      <style:paragraph-properties fo:text-align="justify" style:justify-single-word="false"/>
      <style:text-properties fo:font-size="11pt" officeooo:paragraph-rsid="0113f3d5" style:font-size-asian="11pt" style:font-size-complex="11pt"/>
    </style:style>
    <style:style style:name="P144" style:family="paragraph" style:parent-style-name="No_20_Spacing">
      <style:paragraph-properties fo:text-align="justify" style:justify-single-word="false"/>
      <style:text-properties fo:font-size="11pt" style:text-underline-style="solid" style:text-underline-width="auto" style:text-underline-color="font-color" officeooo:paragraph-rsid="0113f3d5" style:font-size-asian="11pt" style:font-size-complex="11pt"/>
    </style:style>
    <style:style style:name="P145" style:family="paragraph" style:parent-style-name="No_20_Spacing">
      <style:paragraph-properties fo:text-align="justify" style:justify-single-word="false"/>
      <style:text-properties fo:font-size="11pt" fo:font-weight="bold" officeooo:paragraph-rsid="0113f3d5" style:font-size-asian="11pt" style:font-weight-asian="bold" style:font-size-complex="11pt" style:font-weight-complex="bold"/>
    </style:style>
    <style:style style:name="P146"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T1" style:family="text">
      <style:text-properties officeooo:rsid="00aae86f"/>
    </style:style>
    <style:style style:name="T2" style:family="text">
      <style:text-properties fo:font-style="normal" style:font-style-asian="normal" style:font-style-complex="normal"/>
    </style:style>
    <style:style style:name="T3" style:family="text">
      <style:text-properties fo:font-style="normal" officeooo:rsid="00a64e4f" style:font-style-asian="normal" style:font-style-complex="normal"/>
    </style:style>
    <style:style style:name="T4" style:family="text">
      <style:text-properties fo:font-style="normal" officeooo:rsid="00ac716d" style:font-style-asian="normal" style:font-style-complex="normal"/>
    </style:style>
    <style:style style:name="T5" style:family="text">
      <style:text-properties fo:font-style="normal" officeooo:rsid="00af78e6" style:font-style-asian="normal" style:font-style-complex="normal"/>
    </style:style>
    <style:style style:name="T6" style:family="text">
      <style:text-properties fo:font-style="normal" officeooo:rsid="00b34232" style:font-style-asian="normal" style:font-style-complex="normal"/>
    </style:style>
    <style:style style:name="T7" style:family="text">
      <style:text-properties fo:font-style="normal" officeooo:rsid="00b517b5" style:font-style-asian="normal" style:font-style-complex="normal"/>
    </style:style>
    <style:style style:name="T8" style:family="text">
      <style:text-properties fo:font-style="normal" officeooo:rsid="00b6cc14" style:font-style-asian="normal" style:font-style-complex="normal"/>
    </style:style>
    <style:style style:name="T9" style:family="text">
      <style:text-properties fo:font-style="normal" officeooo:rsid="00b7e292" style:font-style-asian="normal" style:font-style-complex="normal"/>
    </style:style>
    <style:style style:name="T10" style:family="text">
      <style:text-properties fo:font-style="normal" officeooo:rsid="00b8c976" style:font-style-asian="normal" style:font-style-complex="normal"/>
    </style:style>
    <style:style style:name="T11" style:family="text">
      <style:text-properties fo:font-style="normal" officeooo:rsid="00ba73ce" style:font-style-asian="normal" style:font-style-complex="normal"/>
    </style:style>
    <style:style style:name="T12" style:family="text">
      <style:text-properties fo:font-style="normal" officeooo:rsid="00bcc707" style:font-style-asian="normal" style:font-style-complex="normal"/>
    </style:style>
    <style:style style:name="T13" style:family="text">
      <style:text-properties fo:font-style="normal" officeooo:rsid="00be9036" style:font-style-asian="normal" style:font-style-complex="normal"/>
    </style:style>
    <style:style style:name="T14" style:family="text">
      <style:text-properties fo:font-style="normal" officeooo:rsid="00bf8b77" style:font-style-asian="normal" style:font-style-complex="normal"/>
    </style:style>
    <style:style style:name="T15" style:family="text">
      <style:text-properties fo:font-style="normal" officeooo:rsid="00c0dbea" style:font-style-asian="normal" style:font-style-complex="normal"/>
    </style:style>
    <style:style style:name="T16" style:family="text">
      <style:text-properties fo:font-style="normal" officeooo:rsid="00c1c30b" style:font-style-asian="normal" style:font-style-complex="normal"/>
    </style:style>
    <style:style style:name="T17" style:family="text">
      <style:text-properties fo:font-style="normal" officeooo:rsid="00c3086a" style:font-style-asian="normal" style:font-style-complex="normal"/>
    </style:style>
    <style:style style:name="T18" style:family="text">
      <style:text-properties fo:font-style="normal" officeooo:rsid="00c46824" style:font-style-asian="normal" style:font-style-complex="normal"/>
    </style:style>
    <style:style style:name="T19" style:family="text">
      <style:text-properties fo:font-style="normal" officeooo:rsid="00c53888" style:font-style-asian="normal" style:font-style-complex="normal"/>
    </style:style>
    <style:style style:name="T20" style:family="text">
      <style:text-properties fo:font-style="normal" officeooo:rsid="00c78f8c" style:font-style-asian="normal" style:font-style-complex="normal"/>
    </style:style>
    <style:style style:name="T21" style:family="text">
      <style:text-properties fo:font-style="normal" officeooo:rsid="00cad188" style:font-style-asian="normal" style:font-style-complex="normal"/>
    </style:style>
    <style:style style:name="T22" style:family="text">
      <style:text-properties fo:font-style="normal" officeooo:rsid="00cb6e77" style:font-style-asian="normal" style:font-style-complex="normal"/>
    </style:style>
    <style:style style:name="T23" style:family="text">
      <style:text-properties fo:font-style="normal" officeooo:rsid="00cc9c87" style:font-style-asian="normal" style:font-style-complex="normal"/>
    </style:style>
    <style:style style:name="T24" style:family="text">
      <style:text-properties fo:font-style="normal" officeooo:rsid="00cd8a72" style:font-style-asian="normal" style:font-style-complex="normal"/>
    </style:style>
    <style:style style:name="T25" style:family="text">
      <style:text-properties fo:font-style="normal" officeooo:rsid="00ceb5cc" style:font-style-asian="normal" style:font-style-complex="normal"/>
    </style:style>
    <style:style style:name="T26" style:family="text">
      <style:text-properties fo:font-style="normal" officeooo:rsid="00cfe681" style:font-style-asian="normal" style:font-style-complex="normal"/>
    </style:style>
    <style:style style:name="T27" style:family="text">
      <style:text-properties fo:font-style="normal" officeooo:rsid="00d116cf" style:font-style-asian="normal" style:font-style-complex="normal"/>
    </style:style>
    <style:style style:name="T28" style:family="text">
      <style:text-properties fo:font-style="normal" officeooo:rsid="00d1de0e" style:font-style-asian="normal" style:font-style-complex="normal"/>
    </style:style>
    <style:style style:name="T29" style:family="text">
      <style:text-properties fo:font-style="normal" officeooo:rsid="00d3c3ea" style:font-style-asian="normal" style:font-style-complex="normal"/>
    </style:style>
    <style:style style:name="T30" style:family="text">
      <style:text-properties fo:font-style="normal" officeooo:rsid="00d676e5" style:font-style-asian="normal" style:font-style-complex="normal"/>
    </style:style>
    <style:style style:name="T31" style:family="text">
      <style:text-properties fo:font-style="normal" officeooo:rsid="00d6803c" style:font-style-asian="normal" style:font-style-complex="normal"/>
    </style:style>
    <style:style style:name="T32" style:family="text">
      <style:text-properties fo:font-style="normal" officeooo:rsid="00d732a9" style:font-style-asian="normal" style:font-style-complex="normal"/>
    </style:style>
    <style:style style:name="T33" style:family="text">
      <style:text-properties fo:font-style="normal" officeooo:rsid="00d77dca" style:font-style-asian="normal" style:font-style-complex="normal"/>
    </style:style>
    <style:style style:name="T34" style:family="text">
      <style:text-properties fo:font-style="normal" officeooo:rsid="00dbef1a" style:font-style-asian="normal" style:font-style-complex="normal"/>
    </style:style>
    <style:style style:name="T35" style:family="text">
      <style:text-properties fo:font-style="normal" officeooo:rsid="00dc5911" style:font-style-asian="normal" style:font-style-complex="normal"/>
    </style:style>
    <style:style style:name="T36" style:family="text">
      <style:text-properties fo:font-style="normal" officeooo:rsid="00dc9cd3" style:font-style-asian="normal" style:font-style-complex="normal"/>
    </style:style>
    <style:style style:name="T37" style:family="text">
      <style:text-properties fo:font-style="normal" officeooo:rsid="00dcd85c" style:font-style-asian="normal" style:font-style-complex="normal"/>
    </style:style>
    <style:style style:name="T38" style:family="text">
      <style:text-properties fo:font-style="normal" officeooo:rsid="00e07a70" style:font-style-asian="normal" style:font-style-complex="normal"/>
    </style:style>
    <style:style style:name="T39" style:family="text">
      <style:text-properties fo:font-style="normal" officeooo:rsid="00e26738" style:font-style-asian="normal" style:font-style-complex="normal"/>
    </style:style>
    <style:style style:name="T40" style:family="text">
      <style:text-properties fo:font-style="normal" officeooo:rsid="00e2ece2" style:font-style-asian="normal" style:font-style-complex="normal"/>
    </style:style>
    <style:style style:name="T41" style:family="text">
      <style:text-properties fo:font-style="normal" officeooo:rsid="00e4c30f" style:font-style-asian="normal" style:font-style-complex="normal"/>
    </style:style>
    <style:style style:name="T42" style:family="text">
      <style:text-properties fo:font-style="normal" officeooo:rsid="00e7c6a4" style:font-style-asian="normal" style:font-style-complex="normal"/>
    </style:style>
    <style:style style:name="T43" style:family="text">
      <style:text-properties fo:font-style="normal" officeooo:rsid="00e8953c" style:font-style-asian="normal" style:font-style-complex="normal"/>
    </style:style>
    <style:style style:name="T44" style:family="text">
      <style:text-properties fo:font-style="normal" officeooo:rsid="00ea0af0" style:font-style-asian="normal" style:font-style-complex="normal"/>
    </style:style>
    <style:style style:name="T45" style:family="text">
      <style:text-properties fo:font-style="normal" officeooo:rsid="00eb1783" style:font-style-asian="normal" style:font-style-complex="normal"/>
    </style:style>
    <style:style style:name="T46" style:family="text">
      <style:text-properties fo:font-style="normal" officeooo:rsid="00eb437f" style:font-style-asian="normal" style:font-style-complex="normal"/>
    </style:style>
    <style:style style:name="T47" style:family="text">
      <style:text-properties fo:font-style="normal" officeooo:rsid="00eb8151" style:font-style-asian="normal" style:font-style-complex="normal"/>
    </style:style>
    <style:style style:name="T48" style:family="text">
      <style:text-properties fo:font-style="normal" officeooo:rsid="00ec559d" style:font-style-asian="normal" style:font-style-complex="normal"/>
    </style:style>
    <style:style style:name="T49" style:family="text">
      <style:text-properties fo:font-style="normal" officeooo:rsid="00ee0c2e" style:font-style-asian="normal" style:font-style-complex="normal"/>
    </style:style>
    <style:style style:name="T50" style:family="text">
      <style:text-properties fo:font-style="normal" officeooo:rsid="00ee945c" style:font-style-asian="normal" style:font-style-complex="normal"/>
    </style:style>
    <style:style style:name="T51" style:family="text">
      <style:text-properties fo:font-style="normal" officeooo:rsid="00efda97" style:font-style-asian="normal" style:font-style-complex="normal"/>
    </style:style>
    <style:style style:name="T52" style:family="text">
      <style:text-properties fo:font-style="normal" officeooo:rsid="00f1423b" style:font-style-asian="normal" style:font-style-complex="normal"/>
    </style:style>
    <style:style style:name="T53" style:family="text">
      <style:text-properties fo:font-style="normal" officeooo:rsid="00f22c2f" style:font-style-asian="normal" style:font-style-complex="normal"/>
    </style:style>
    <style:style style:name="T54" style:family="text">
      <style:text-properties fo:font-style="normal" officeooo:rsid="00f67846" style:font-style-asian="normal" style:font-style-complex="normal"/>
    </style:style>
    <style:style style:name="T55" style:family="text">
      <style:text-properties fo:font-style="normal" officeooo:rsid="00f6e6a2" style:font-style-asian="normal" style:font-style-complex="normal"/>
    </style:style>
    <style:style style:name="T56" style:family="text">
      <style:text-properties fo:font-style="normal" officeooo:rsid="00f7b471" style:font-style-asian="normal" style:font-style-complex="normal"/>
    </style:style>
    <style:style style:name="T57" style:family="text">
      <style:text-properties fo:font-style="normal" officeooo:rsid="00f9972e" style:font-style-asian="normal" style:font-style-complex="normal"/>
    </style:style>
    <style:style style:name="T58" style:family="text">
      <style:text-properties fo:font-style="normal" officeooo:rsid="00fa4449" style:font-style-asian="normal" style:font-style-complex="normal"/>
    </style:style>
    <style:style style:name="T59" style:family="text">
      <style:text-properties fo:font-style="normal" officeooo:rsid="00fbbdce" style:font-style-asian="normal" style:font-style-complex="normal"/>
    </style:style>
    <style:style style:name="T60" style:family="text">
      <style:text-properties fo:font-style="normal" officeooo:rsid="00fc5db2" style:font-style-asian="normal" style:font-style-complex="normal"/>
    </style:style>
    <style:style style:name="T61" style:family="text">
      <style:text-properties fo:font-style="normal" officeooo:rsid="00fd4bf4" style:font-style-asian="normal" style:font-style-complex="normal"/>
    </style:style>
    <style:style style:name="T62" style:family="text">
      <style:text-properties fo:font-style="normal" officeooo:rsid="00ff43b5" style:font-style-asian="normal" style:font-style-complex="normal"/>
    </style:style>
    <style:style style:name="T63" style:family="text">
      <style:text-properties fo:font-style="normal" officeooo:rsid="0102092f" style:font-style-asian="normal" style:font-style-complex="normal"/>
    </style:style>
    <style:style style:name="T64" style:family="text">
      <style:text-properties fo:font-style="normal" officeooo:rsid="0104db64" style:font-style-asian="normal" style:font-style-complex="normal"/>
    </style:style>
    <style:style style:name="T65" style:family="text">
      <style:text-properties fo:font-style="normal" officeooo:rsid="0105d0f1" style:font-style-asian="normal" style:font-style-complex="normal"/>
    </style:style>
    <style:style style:name="T66" style:family="text">
      <style:text-properties fo:font-style="normal" officeooo:rsid="01094251" style:font-style-asian="normal" style:font-style-complex="normal"/>
    </style:style>
    <style:style style:name="T67" style:family="text">
      <style:text-properties fo:font-style="normal" officeooo:rsid="010a0587" style:font-style-asian="normal" style:font-style-complex="normal"/>
    </style:style>
    <style:style style:name="T68" style:family="text">
      <style:text-properties fo:font-style="normal" officeooo:rsid="010ab344" style:font-style-asian="normal" style:font-style-complex="normal"/>
    </style:style>
    <style:style style:name="T69" style:family="text">
      <style:text-properties fo:font-style="normal" officeooo:rsid="010c05a5" style:font-style-asian="normal" style:font-style-complex="normal"/>
    </style:style>
    <style:style style:name="T70" style:family="text">
      <style:text-properties fo:font-style="normal" officeooo:rsid="010d0b7b" style:font-style-asian="normal" style:font-style-complex="normal"/>
    </style:style>
    <style:style style:name="T71" style:family="text">
      <style:text-properties fo:font-style="normal" officeooo:rsid="010dba14"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solid" style:text-underline-width="auto" style:text-underline-color="font-color" officeooo:rsid="00dc9cd3" style:font-style-asian="normal" style:font-style-complex="normal"/>
    </style:style>
    <style:style style:name="T74" style:family="text">
      <style:text-properties fo:font-style="normal" style:text-underline-style="solid" style:text-underline-width="auto" style:text-underline-color="font-color" officeooo:rsid="00e60488" style:font-style-asian="normal" style:font-style-complex="normal"/>
    </style:style>
    <style:style style:name="T75" style:family="text">
      <style:text-properties fo:font-style="normal" style:text-underline-style="solid" style:text-underline-width="auto" style:text-underline-color="font-color" officeooo:rsid="00e74bec" style:font-style-asian="normal" style:font-style-complex="normal"/>
    </style:style>
    <style:style style:name="T76" style:family="text">
      <style:text-properties fo:font-style="normal" style:text-underline-style="solid" style:text-underline-width="auto" style:text-underline-color="font-color" officeooo:rsid="00e2ece2" style:font-style-asian="normal" style:font-style-complex="normal"/>
    </style:style>
    <style:style style:name="T77" style:family="text">
      <style:text-properties style:text-position="super 58%" fo:font-style="normal" officeooo:rsid="00dc9cd3" style:font-style-asian="normal" style:font-style-complex="normal"/>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11b157b"/>
    </style:style>
    <style:style style:name="T80" style:family="text">
      <style:text-properties fo:color="#ed7d31"/>
    </style:style>
    <style:style style:name="T81" style:family="text">
      <style:text-properties fo:color="#000000"/>
    </style:style>
    <style:style style:name="T82" style:family="text">
      <style:text-properties fo:color="#000000" fo:font-weight="bold" style:font-weight-asian="bold" style:font-weight-complex="bold"/>
    </style:style>
    <style:style style:name="T83" style:family="text">
      <style:text-properties fo:color="#000000" officeooo:rsid="011b97bd"/>
    </style:style>
    <style:style style:name="T84" style:family="text">
      <style:text-properties fo:color="#000000" style:text-underline-style="solid" style:text-underline-width="auto" style:text-underline-color="font-color"/>
    </style:style>
    <style:style style:name="T85" style:family="text">
      <style:text-properties fo:color="#000000" style:text-underline-style="solid" style:text-underline-width="auto" style:text-underline-color="font-color" officeooo:rsid="011f8eb3"/>
    </style:style>
    <style:style style:name="T86" style:family="text">
      <style:text-properties fo:color="#000000" style:text-underline-style="solid" style:text-underline-width="auto" style:text-underline-color="font-color" officeooo:rsid="01111b65"/>
    </style:style>
    <style:style style:name="T87" style:family="text">
      <style:text-properties fo:color="#000000" style:font-name="Times New Roman"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88" style:family="text">
      <style:text-properties fo:color="#000000" style:font-name="Times New Roman" fo:font-size="11pt" fo:font-style="normal" style:text-underline-style="none" fo:font-weight="normal" officeooo:rsid="012466eb" style:font-size-asian="9.60000038146973pt" style:font-style-asian="normal" style:font-weight-asian="normal" style:font-size-complex="11pt" style:font-style-complex="normal" style:font-weight-complex="normal"/>
    </style:style>
    <style:style style:name="T89" style:family="text">
      <style:text-properties fo:color="#000000" style:font-name="Times New Roman" fo:font-size="11pt" fo:font-style="normal" style:text-underline-style="none" fo:font-weight="normal" officeooo:rsid="0124c5c4" style:font-size-asian="9.60000038146973pt" style:font-style-asian="normal" style:font-weight-asian="normal" style:font-size-complex="11pt" style:font-style-complex="normal" style:font-weight-complex="normal"/>
    </style:style>
    <style:style style:name="T90" style:family="text">
      <style:text-properties fo:color="#000000" style:font-name="Times New Roman" fo:font-size="11pt" fo:font-style="normal" style:text-underline-style="none" fo:font-weight="normal" officeooo:rsid="012658e2" style:font-size-asian="9.60000038146973pt" style:font-style-asian="normal" style:font-weight-asian="normal" style:font-size-complex="11pt" style:font-style-complex="normal" style:font-weight-complex="normal"/>
    </style:style>
    <style:style style:name="T91" style:family="text">
      <style:text-properties fo:color="#000000" style:font-name="Times New Roman" fo:font-size="11pt" fo:font-style="normal" style:text-underline-style="none" fo:font-weight="normal" officeooo:rsid="0128d5e9" style:font-size-asian="9.60000038146973pt" style:font-style-asian="normal" style:font-weight-asian="normal" style:font-size-complex="11pt" style:font-style-complex="normal" style:font-weight-complex="normal"/>
    </style:style>
    <style:style style:name="T92" style:family="text">
      <style:text-properties fo:color="#000000" style:font-name="Times New Roman" fo:font-size="11pt" fo:font-style="normal" style:text-underline-style="none" fo:font-weight="normal" officeooo:rsid="012a34dc" style:font-size-asian="9.60000038146973pt" style:font-style-asian="normal" style:font-weight-asian="normal" style:font-size-complex="11pt" style:font-style-complex="normal" style:font-weight-complex="normal"/>
    </style:style>
    <style:style style:name="T93" style:family="text">
      <style:text-properties fo:color="#000000" style:font-name="Times New Roman" fo:font-size="11pt" fo:font-style="normal" style:text-underline-style="none" fo:font-weight="normal" officeooo:rsid="012a711e" style:font-size-asian="9.60000038146973pt" style:font-style-asian="normal" style:font-weight-asian="normal" style:font-size-complex="11pt" style:font-style-complex="normal" style:font-weight-complex="normal"/>
    </style:style>
    <style:style style:name="T94" style:family="text">
      <style:text-properties fo:color="#000000" style:font-name="Times New Roman" fo:font-size="11pt" fo:font-style="normal" style:text-underline-style="none" fo:font-weight="normal" officeooo:rsid="012bc021" style:font-size-asian="9.60000038146973pt" style:font-style-asian="normal" style:font-weight-asian="normal" style:font-size-complex="11pt" style:font-style-complex="normal" style:font-weight-complex="normal"/>
    </style:style>
    <style:style style:name="T95" style:family="text">
      <style:text-properties fo:color="#000000" style:font-name="Times New Roman" fo:font-size="11pt" fo:font-style="normal" style:text-underline-style="none" fo:font-weight="normal" officeooo:rsid="012d08f7" style:font-size-asian="9.60000038146973pt" style:font-style-asian="normal" style:font-weight-asian="normal" style:font-size-complex="11pt" style:font-style-complex="normal" style:font-weight-complex="normal"/>
    </style:style>
    <style:style style:name="T96" style:family="text">
      <style:text-properties fo:color="#000000" style:font-name="Times New Roman" fo:font-size="11pt" fo:font-style="normal" style:text-underline-style="none" fo:font-weight="normal" officeooo:rsid="012d2b97" style:font-size-asian="9.60000038146973pt" style:font-style-asian="normal" style:font-weight-asian="normal" style:font-size-complex="11pt" style:font-style-complex="normal" style:font-weight-complex="normal"/>
    </style:style>
    <style:style style:name="T97" style:family="text">
      <style:text-properties fo:color="#000000" style:font-name="Times New Roman" fo:font-size="11pt" fo:font-style="normal" style:text-underline-style="none" fo:font-weight="normal" officeooo:rsid="012ec463" style:font-size-asian="9.60000038146973pt" style:font-style-asian="normal" style:font-weight-asian="normal" style:font-size-complex="11pt" style:font-style-complex="normal" style:font-weight-complex="normal"/>
    </style:style>
    <style:style style:name="T98" style:family="text">
      <style:text-properties fo:color="#000000" style:font-name="Times New Roman" fo:font-size="11pt" fo:font-style="normal" style:text-underline-style="none" fo:font-weight="normal" officeooo:rsid="0131344c" style:font-size-asian="9.60000038146973pt" style:font-style-asian="normal" style:font-weight-asian="normal" style:font-size-complex="11pt" style:font-style-complex="normal" style:font-weight-complex="normal"/>
    </style:style>
    <style:style style:name="T99" style:family="text">
      <style:text-properties fo:color="#000000" style:font-name="Times New Roman" fo:font-size="11pt" fo:font-style="normal" style:text-underline-style="none" fo:font-weight="normal" officeooo:rsid="0132cd83" style:font-size-asian="9.60000038146973pt" style:font-style-asian="normal" style:font-weight-asian="normal" style:font-size-complex="11pt" style:font-style-complex="normal" style:font-weight-complex="normal"/>
    </style:style>
    <style:style style:name="T100" style:family="text">
      <style:text-properties fo:color="#000000" style:font-name="Times New Roman" fo:font-size="11pt" fo:font-style="normal" style:text-underline-style="none" fo:font-weight="normal" officeooo:rsid="0132d0e9" style:font-size-asian="9.60000038146973pt" style:font-style-asian="normal" style:font-weight-asian="normal" style:font-size-complex="11pt" style:font-style-complex="normal" style:font-weight-complex="normal"/>
    </style:style>
    <style:style style:name="T101" style:family="text">
      <style:text-properties fo:color="#000000" style:font-name="Times New Roman" fo:font-size="11pt" fo:font-style="normal" style:text-underline-style="none" fo:font-weight="normal" officeooo:rsid="01343868" style:font-size-asian="9.60000038146973pt" style:font-style-asian="normal" style:font-weight-asian="normal" style:font-size-complex="11pt" style:font-style-complex="normal" style:font-weight-complex="normal"/>
    </style:style>
    <style:style style:name="T102" style:family="text">
      <style:text-properties fo:color="#000000" style:font-name="Times New Roman" fo:font-size="11pt" fo:font-style="normal" style:text-underline-style="none" fo:font-weight="normal" officeooo:rsid="01359f3f" style:font-size-asian="9.60000038146973pt" style:font-style-asian="normal" style:font-weight-asian="normal" style:font-size-complex="11pt" style:font-style-complex="normal" style:font-weight-complex="normal"/>
    </style:style>
    <style:style style:name="T103" style:family="text">
      <style:text-properties fo:color="#000000" style:font-name="Times New Roman" fo:font-size="11pt" fo:font-style="normal" style:text-underline-style="none" fo:font-weight="normal" officeooo:rsid="0135c7f1" style:font-size-asian="9.60000038146973pt" style:font-style-asian="normal" style:font-weight-asian="normal" style:font-size-complex="11pt" style:font-style-complex="normal" style:font-weight-complex="normal"/>
    </style:style>
    <style:style style:name="T104" style:family="text">
      <style:text-properties fo:color="#000000" style:font-name="Times New Roman" fo:font-size="11pt" fo:font-style="normal" style:text-underline-style="none" fo:font-weight="normal" officeooo:rsid="01373a8b" style:font-size-asian="9.60000038146973pt" style:font-style-asian="normal" style:font-weight-asian="normal" style:font-size-complex="11pt" style:font-style-complex="normal" style:font-weight-complex="normal"/>
    </style:style>
    <style:style style:name="T105" style:family="text">
      <style:text-properties fo:color="#000000" style:font-name="Times New Roman" fo:font-size="11pt" fo:font-style="normal" style:text-underline-style="none" fo:font-weight="normal" officeooo:rsid="01376211" style:font-size-asian="9.60000038146973pt" style:font-style-asian="normal" style:font-weight-asian="normal" style:font-size-complex="11pt" style:font-style-complex="normal" style:font-weight-complex="normal"/>
    </style:style>
    <style:style style:name="T106" style:family="text">
      <style:text-properties fo:color="#000000" style:font-name="Times New Roman" fo:font-size="11pt" fo:font-style="normal" style:text-underline-style="none" fo:font-weight="normal" officeooo:rsid="01381320" style:font-size-asian="9.60000038146973pt" style:font-style-asian="normal" style:font-weight-asian="normal" style:font-size-complex="11pt" style:font-style-complex="normal" style:font-weight-complex="normal"/>
    </style:style>
    <style:style style:name="T107" style:family="text">
      <style:text-properties fo:color="#000000" style:font-name="Times New Roman" fo:font-size="11pt" fo:font-style="normal" style:text-underline-style="none" fo:font-weight="normal" officeooo:rsid="01386ba0" style:font-size-asian="9.60000038146973pt" style:font-style-asian="normal" style:font-weight-asian="normal" style:font-size-complex="11pt" style:font-style-complex="normal" style:font-weight-complex="normal"/>
    </style:style>
    <style:style style:name="T108" style:family="text">
      <style:text-properties fo:color="#000000" style:font-name="Times New Roman" fo:font-size="11pt" fo:font-style="normal" style:text-underline-style="none" fo:font-weight="normal" officeooo:rsid="013a020a" style:font-size-asian="9.60000038146973pt" style:font-style-asian="normal" style:font-weight-asian="normal" style:font-size-complex="11pt" style:font-style-complex="normal" style:font-weight-complex="normal"/>
    </style:style>
    <style:style style:name="T109" style:family="text">
      <style:text-properties fo:color="#000000" style:font-name="Times New Roman" fo:font-size="11pt" fo:font-style="normal" style:text-underline-style="none" fo:font-weight="normal" officeooo:rsid="013c8e3e" style:font-size-asian="9.60000038146973pt" style:font-style-asian="normal" style:font-weight-asian="normal" style:font-size-complex="11pt" style:font-style-complex="normal" style:font-weight-complex="normal"/>
    </style:style>
    <style:style style:name="T110" style:family="text">
      <style:text-properties fo:color="#000000" style:font-name="Times New Roman" fo:font-size="11pt" fo:font-style="normal" style:text-underline-style="none" fo:font-weight="normal" officeooo:rsid="013c9604" style:font-size-asian="9.60000038146973pt" style:font-style-asian="normal" style:font-weight-asian="normal" style:font-size-complex="11pt" style:font-style-complex="normal" style:font-weight-complex="normal"/>
    </style:style>
    <style:style style:name="T111" style:family="text">
      <style:text-properties fo:color="#000000" style:font-name="Times New Roman" fo:font-size="11pt" fo:font-style="normal" style:text-underline-style="none" fo:font-weight="normal" officeooo:rsid="013d6be3" style:font-size-asian="9.60000038146973pt" style:font-style-asian="normal" style:font-weight-asian="normal" style:font-size-complex="11pt" style:font-style-complex="normal" style:font-weight-complex="normal"/>
    </style:style>
    <style:style style:name="T112" style:family="text">
      <style:text-properties fo:color="#000000" style:font-name="Times New Roman" fo:font-size="11pt" fo:font-style="normal" style:text-underline-style="none" fo:font-weight="normal" officeooo:rsid="013e8921" style:font-size-asian="9.60000038146973pt" style:font-style-asian="normal" style:font-weight-asian="normal" style:font-size-complex="11pt" style:font-style-complex="normal" style:font-weight-complex="normal"/>
    </style:style>
    <style:style style:name="T113" style:family="text">
      <style:text-properties fo:color="#000000" style:font-name="Times New Roman" fo:font-size="11pt" fo:font-style="normal" style:text-underline-style="none" fo:font-weight="normal" officeooo:rsid="0140bb5f" style:font-size-asian="9.60000038146973pt" style:font-style-asian="normal" style:font-weight-asian="normal" style:font-size-complex="11pt" style:font-style-complex="normal" style:font-weight-complex="normal"/>
    </style:style>
    <style:style style:name="T114" style:family="text">
      <style:text-properties fo:color="#000000" style:font-name="Times New Roman" fo:font-size="11pt" fo:font-style="normal" style:text-underline-style="none" fo:font-weight="normal" officeooo:rsid="0141905b" style:font-size-asian="9.60000038146973pt" style:font-style-asian="normal" style:font-weight-asian="normal" style:font-size-complex="11pt" style:font-style-complex="normal" style:font-weight-complex="normal"/>
    </style:style>
    <style:style style:name="T115" style:family="text">
      <style:text-properties fo:color="#000000" style:font-name="Times New Roman" fo:font-size="11pt" fo:font-style="normal" style:text-underline-style="none" fo:font-weight="normal" officeooo:rsid="01429c16" style:font-size-asian="9.60000038146973pt" style:font-style-asian="normal" style:font-weight-asian="normal" style:font-size-complex="11pt" style:font-style-complex="normal" style:font-weight-complex="normal"/>
    </style:style>
    <style:style style:name="T116" style:family="text">
      <style:text-properties fo:color="#000000" style:font-name="Times New Roman" fo:font-size="11pt" fo:font-style="normal" style:text-underline-style="none" fo:font-weight="normal" officeooo:rsid="01435cae" style:font-size-asian="9.60000038146973pt" style:font-style-asian="normal" style:font-weight-asian="normal" style:font-size-complex="11pt" style:font-style-complex="normal" style:font-weight-complex="normal"/>
    </style:style>
    <style:style style:name="T117" style:family="text">
      <style:text-properties fo:color="#000000" style:font-name="Times New Roman" fo:font-size="11pt" fo:font-style="normal" style:text-underline-style="none" fo:font-weight="normal" officeooo:rsid="014bbb22" style:font-size-asian="9.60000038146973pt" style:font-style-asian="normal" style:font-weight-asian="normal" style:font-size-complex="11pt" style:font-style-complex="normal" style:font-weight-complex="normal"/>
    </style:style>
    <style:style style:name="T118" style:family="text">
      <style:text-properties fo:color="#000000" style:font-name="Times New Roman" fo:font-size="11pt" fo:font-style="normal" style:text-underline-style="none" fo:font-weight="normal" officeooo:rsid="014c032c" style:font-size-asian="9.60000038146973pt" style:font-style-asian="normal" style:font-weight-asian="normal" style:font-size-complex="11pt" style:font-style-complex="normal" style:font-weight-complex="normal"/>
    </style:style>
    <style:style style:name="T119" style:family="text">
      <style:text-properties fo:color="#000000" style:font-name="Times New Roman" fo:font-size="11pt" fo:font-style="normal" style:text-underline-style="none" fo:font-weight="normal" officeooo:rsid="014d408d" style:font-size-asian="9.60000038146973pt" style:font-style-asian="normal" style:font-weight-asian="normal" style:font-size-complex="11pt" style:font-style-complex="normal" style:font-weight-complex="normal"/>
    </style:style>
    <style:style style:name="T120" style:family="text">
      <style:text-properties fo:color="#000000" style:font-name="Times New Roman" fo:font-size="11pt" fo:font-style="normal" style:text-underline-style="none" fo:font-weight="normal" officeooo:rsid="014ea7cf" style:font-size-asian="9.60000038146973pt" style:font-style-asian="normal" style:font-weight-asian="normal" style:font-size-complex="11pt" style:font-style-complex="normal" style:font-weight-complex="normal"/>
    </style:style>
    <style:style style:name="T121" style:family="text">
      <style:text-properties fo:color="#000000" style:font-name="Times New Roman" fo:font-size="11pt" fo:font-style="normal" style:text-underline-style="none" fo:font-weight="normal" officeooo:rsid="015084f8" style:font-size-asian="9.60000038146973pt" style:font-style-asian="normal" style:font-weight-asian="normal" style:font-size-complex="11pt" style:font-style-complex="normal" style:font-weight-complex="normal"/>
    </style:style>
    <style:style style:name="T122" style:family="text">
      <style:text-properties fo:color="#000000" style:font-name="Times New Roman" fo:font-size="11pt" fo:font-style="normal" style:text-underline-style="none" fo:font-weight="normal" officeooo:rsid="01510fa4" style:font-size-asian="9.60000038146973pt" style:font-style-asian="normal" style:font-weight-asian="normal" style:font-size-complex="11pt" style:font-style-complex="normal" style:font-weight-complex="normal"/>
    </style:style>
    <style:style style:name="T123" style:family="text">
      <style:text-properties fo:color="#000000" style:font-name="Times New Roman" fo:font-size="11pt" fo:font-style="normal" style:text-underline-style="none" fo:font-weight="normal" officeooo:rsid="015309d5" style:font-size-asian="9.60000038146973pt" style:font-style-asian="normal" style:font-weight-asian="normal" style:font-size-complex="11pt" style:font-style-complex="normal" style:font-weight-complex="normal"/>
    </style:style>
    <style:style style:name="T124" style:family="text">
      <style:text-properties fo:color="#000000" style:font-name="Times New Roman" fo:font-size="11pt" fo:font-style="normal" style:text-underline-style="none" fo:font-weight="normal" officeooo:rsid="0153579e" style:font-size-asian="9.60000038146973pt" style:font-style-asian="normal" style:font-weight-asian="normal" style:font-size-complex="11pt" style:font-style-complex="normal" style:font-weight-complex="normal"/>
    </style:style>
    <style:style style:name="T125" style:family="text">
      <style:text-properties fo:color="#000000" style:font-name="Times New Roman" fo:font-size="11pt" fo:font-style="normal" style:text-underline-style="none" fo:font-weight="normal" officeooo:rsid="0154ea70" style:font-size-asian="9.60000038146973pt" style:font-style-asian="normal" style:font-weight-asian="normal" style:font-size-complex="11pt" style:font-style-complex="normal" style:font-weight-complex="normal"/>
    </style:style>
    <style:style style:name="T126" style:family="text">
      <style:text-properties fo:color="#000000" style:font-name="Times New Roman" fo:font-size="11pt" fo:font-style="normal" style:text-underline-style="none" fo:font-weight="normal" officeooo:rsid="015566c4" style:font-size-asian="9.60000038146973pt" style:font-style-asian="normal" style:font-weight-asian="normal" style:font-size-complex="11pt" style:font-style-complex="normal" style:font-weight-complex="normal"/>
    </style:style>
    <style:style style:name="T127" style:family="text">
      <style:text-properties fo:color="#000000" style:font-name="Times New Roman" fo:font-size="11pt" fo:font-style="normal" style:text-underline-style="none" fo:font-weight="normal" officeooo:rsid="015595e6" style:font-size-asian="9.60000038146973pt" style:font-style-asian="normal" style:font-weight-asian="normal" style:font-size-complex="11pt" style:font-style-complex="normal" style:font-weight-complex="normal"/>
    </style:style>
    <style:style style:name="T128" style:family="text">
      <style:text-properties fo:color="#000000" style:font-name="Times New Roman" fo:font-size="11pt" fo:font-style="normal" style:text-underline-style="none" fo:font-weight="normal" officeooo:rsid="01574668" style:font-size-asian="9.60000038146973pt" style:font-style-asian="normal" style:font-weight-asian="normal" style:font-size-complex="11pt" style:font-style-complex="normal" style:font-weight-complex="normal"/>
    </style:style>
    <style:style style:name="T129" style:family="text">
      <style:text-properties fo:color="#000000" style:font-name="Times New Roman" fo:font-size="11pt" fo:font-style="normal" style:text-underline-style="none" fo:font-weight="normal" officeooo:rsid="0159735b" style:font-size-asian="9.60000038146973pt" style:font-style-asian="normal" style:font-weight-asian="normal" style:font-size-complex="11pt" style:font-style-complex="normal" style:font-weight-complex="normal"/>
    </style:style>
    <style:style style:name="T130" style:family="text">
      <style:text-properties fo:color="#000000" style:font-name="Times New Roman" fo:font-size="11pt" fo:font-style="normal" style:text-underline-style="none" fo:font-weight="normal" officeooo:rsid="015c7283" style:font-size-asian="9.60000038146973pt" style:font-style-asian="normal" style:font-weight-asian="normal" style:font-size-complex="11pt" style:font-style-complex="normal" style:font-weight-complex="normal"/>
    </style:style>
    <style:style style:name="T131" style:family="text">
      <style:text-properties fo:color="#000000" style:font-name="Times New Roman" fo:font-size="11pt" fo:font-style="normal" style:text-underline-style="none" fo:font-weight="normal" officeooo:rsid="015e5591" style:font-size-asian="9.60000038146973pt" style:font-style-asian="normal" style:font-weight-asian="normal" style:font-size-complex="11pt" style:font-style-complex="normal" style:font-weight-complex="normal"/>
    </style:style>
    <style:style style:name="T132" style:family="text">
      <style:text-properties fo:color="#000000" style:font-name="Times New Roman" fo:font-size="11pt" fo:font-style="normal" style:text-underline-style="none" fo:font-weight="normal" officeooo:rsid="01607e1d" style:font-size-asian="9.60000038146973pt" style:font-style-asian="normal" style:font-weight-asian="normal" style:font-size-complex="11pt" style:font-style-complex="normal" style:font-weight-complex="normal"/>
    </style:style>
    <style:style style:name="T133" style:family="text">
      <style:text-properties fo:color="#000000" style:font-name="Times New Roman" fo:font-size="11pt" fo:font-style="normal" style:text-underline-style="none" fo:font-weight="normal" officeooo:rsid="01624a72" style:font-size-asian="9.60000038146973pt" style:font-style-asian="normal" style:font-weight-asian="normal" style:font-size-complex="11pt" style:font-style-complex="normal" style:font-weight-complex="normal"/>
    </style:style>
    <style:style style:name="T134" style:family="text">
      <style:text-properties fo:color="#000000" style:font-name="Times New Roman" fo:font-size="11pt" fo:font-style="normal" style:text-underline-style="none" fo:font-weight="normal" officeooo:rsid="0163259d" style:font-size-asian="9.60000038146973pt" style:font-style-asian="normal" style:font-weight-asian="normal" style:font-size-complex="11pt" style:font-style-complex="normal" style:font-weight-complex="normal"/>
    </style:style>
    <style:style style:name="T135" style:family="text">
      <style:text-properties fo:color="#000000" style:font-name="Times New Roman" fo:font-size="11pt" fo:font-style="normal" style:text-underline-style="none" fo:font-weight="normal" officeooo:rsid="0163b9cd" style:font-size-asian="9.60000038146973pt" style:font-style-asian="normal" style:font-weight-asian="normal" style:font-size-complex="11pt" style:font-style-complex="normal" style:font-weight-complex="normal"/>
    </style:style>
    <style:style style:name="T136" style:family="text">
      <style:text-properties fo:color="#000000" style:font-name="Times New Roman" fo:font-size="11pt" fo:font-style="normal" style:text-underline-style="none" fo:font-weight="normal" officeooo:rsid="0165b45b" style:font-size-asian="9.60000038146973pt" style:font-style-asian="normal" style:font-weight-asian="normal" style:font-size-complex="11pt" style:font-style-complex="normal" style:font-weight-complex="normal"/>
    </style:style>
    <style:style style:name="T137" style:family="text">
      <style:text-properties fo:color="#000000" style:font-name="Times New Roman" fo:font-size="11pt" fo:font-style="normal" style:text-underline-style="none" fo:font-weight="normal" officeooo:rsid="01666204" style:font-size-asian="9.60000038146973pt" style:font-style-asian="normal" style:font-weight-asian="normal" style:font-size-complex="11pt" style:font-style-complex="normal" style:font-weight-complex="normal"/>
    </style:style>
    <style:style style:name="T138" style:family="text">
      <style:text-properties fo:color="#000000" style:font-name="Times New Roman" fo:font-size="11pt" fo:font-style="normal" style:text-underline-style="none" fo:font-weight="normal" officeooo:rsid="01699bcb" style:font-size-asian="9.60000038146973pt" style:font-style-asian="normal" style:font-weight-asian="normal" style:font-size-complex="11pt" style:font-style-complex="normal" style:font-weight-complex="normal"/>
    </style:style>
    <style:style style:name="T139" style:family="text">
      <style:text-properties fo:color="#000000" style:font-name="Times New Roman" fo:font-size="11pt" fo:font-style="normal" style:text-underline-style="none" fo:font-weight="normal" officeooo:rsid="016b1766" style:font-size-asian="9.60000038146973pt" style:font-style-asian="normal" style:font-weight-asian="normal" style:font-size-complex="11pt" style:font-style-complex="normal" style:font-weight-complex="normal"/>
    </style:style>
    <style:style style:name="T140" style:family="text">
      <style:text-properties fo:color="#000000" style:font-name="Times New Roman" fo:font-size="11pt" fo:font-style="normal" style:text-underline-style="none" fo:font-weight="normal" officeooo:rsid="016c7f1a" style:font-size-asian="9.60000038146973pt" style:font-style-asian="normal" style:font-weight-asian="normal" style:font-size-complex="11pt" style:font-style-complex="normal" style:font-weight-complex="normal"/>
    </style:style>
    <style:style style:name="T141" style:family="text">
      <style:text-properties fo:color="#000000" style:font-name="Times New Roman" fo:font-size="11pt" fo:font-style="normal" style:text-underline-style="none" fo:font-weight="normal" officeooo:rsid="016d2754" style:font-size-asian="9.60000038146973pt" style:font-style-asian="normal" style:font-weight-asian="normal" style:font-size-complex="11pt" style:font-style-complex="normal" style:font-weight-complex="normal"/>
    </style:style>
    <style:style style:name="T142" style:family="text">
      <style:text-properties fo:color="#000000" style:font-name="Times New Roman" fo:font-size="11pt" fo:font-style="normal" style:text-underline-style="none" fo:font-weight="normal" officeooo:rsid="016d4bc1" style:font-size-asian="9.60000038146973pt" style:font-style-asian="normal" style:font-weight-asian="normal" style:font-size-complex="11pt" style:font-style-complex="normal" style:font-weight-complex="normal"/>
    </style:style>
    <style:style style:name="T143" style:family="text">
      <style:text-properties fo:color="#000000" style:font-name="Times New Roman" fo:font-size="11pt" fo:font-style="normal" style:text-underline-style="none" fo:font-weight="normal" officeooo:rsid="016f2d1f" style:font-size-asian="9.60000038146973pt" style:font-style-asian="normal" style:font-weight-asian="normal" style:font-size-complex="11pt" style:font-style-complex="normal" style:font-weight-complex="normal"/>
    </style:style>
    <style:style style:name="T144" style:family="text">
      <style:text-properties fo:color="#000000" style:font-name="Times New Roman" fo:font-size="11pt" fo:font-style="normal" style:text-underline-style="none" fo:font-weight="normal" officeooo:rsid="0170f58e" style:font-size-asian="9.60000038146973pt" style:font-style-asian="normal" style:font-weight-asian="normal" style:font-size-complex="11pt" style:font-style-complex="normal" style:font-weight-complex="normal"/>
    </style:style>
    <style:style style:name="T145" style:family="text">
      <style:text-properties fo:color="#000000" style:font-name="Times New Roman" fo:font-size="11pt" fo:font-style="normal" style:text-underline-style="none" fo:font-weight="normal" officeooo:rsid="01724783" style:font-size-asian="9.60000038146973pt" style:font-style-asian="normal" style:font-weight-asian="normal" style:font-size-complex="11pt" style:font-style-complex="normal" style:font-weight-complex="normal"/>
    </style:style>
    <style:style style:name="T146" style:family="text">
      <style:text-properties fo:color="#000000" style:font-name="Times New Roman" fo:font-size="11pt" fo:font-style="normal" style:text-underline-style="none" fo:font-weight="normal" officeooo:rsid="01730533" style:font-size-asian="9.60000038146973pt" style:font-style-asian="normal" style:font-weight-asian="normal" style:font-size-complex="11pt" style:font-style-complex="normal" style:font-weight-complex="normal"/>
    </style:style>
    <style:style style:name="T147" style:family="text">
      <style:text-properties fo:color="#000000" style:font-name="Times New Roman" fo:font-size="11pt" fo:font-style="normal" style:text-underline-style="none" fo:font-weight="normal" officeooo:rsid="01739b68" style:font-size-asian="9.60000038146973pt" style:font-style-asian="normal" style:font-weight-asian="normal" style:font-size-complex="11pt" style:font-style-complex="normal" style:font-weight-complex="normal"/>
    </style:style>
    <style:style style:name="T148" style:family="text">
      <style:text-properties fo:color="#000000" style:font-name="Times New Roman" fo:font-size="11pt" fo:font-style="normal" style:text-underline-style="none" fo:font-weight="normal" officeooo:rsid="01755fe2" style:font-size-asian="9.60000038146973pt" style:font-style-asian="normal" style:font-weight-asian="normal" style:font-size-complex="11pt" style:font-style-complex="normal" style:font-weight-complex="normal"/>
    </style:style>
    <style:style style:name="T149" style:family="text">
      <style:text-properties fo:color="#000000" style:font-name="Times New Roman" fo:font-size="11pt" fo:font-style="normal" style:text-underline-style="none" fo:font-weight="normal" officeooo:rsid="0175f931" style:font-size-asian="9.60000038146973pt" style:font-style-asian="normal" style:font-weight-asian="normal" style:font-size-complex="11pt" style:font-style-complex="normal" style:font-weight-complex="normal"/>
    </style:style>
    <style:style style:name="T150" style:family="text">
      <style:text-properties fo:color="#000000" style:font-name="Times New Roman" fo:font-size="11pt" fo:font-style="normal" style:text-underline-style="none" fo:font-weight="normal" officeooo:rsid="0176064b" style:font-size-asian="9.60000038146973pt" style:font-style-asian="normal" style:font-weight-asian="normal" style:font-size-complex="11pt" style:font-style-complex="normal" style:font-weight-complex="normal"/>
    </style:style>
    <style:style style:name="T151" style:family="text">
      <style:text-properties fo:color="#000000" style:font-name="Times New Roman" fo:font-size="11pt" fo:font-style="normal" style:text-underline-style="none" fo:font-weight="normal" officeooo:rsid="01779247" style:font-size-asian="9.60000038146973pt" style:font-style-asian="normal" style:font-weight-asian="normal" style:font-size-complex="11pt" style:font-style-complex="normal" style:font-weight-complex="normal"/>
    </style:style>
    <style:style style:name="T152" style:family="text">
      <style:text-properties fo:color="#000000" style:font-name="Times New Roman" fo:font-size="11pt" fo:font-style="normal" style:text-underline-style="none" fo:font-weight="normal" officeooo:rsid="017827b3" style:font-size-asian="9.60000038146973pt" style:font-style-asian="normal" style:font-weight-asian="normal" style:font-size-complex="11pt" style:font-style-complex="normal" style:font-weight-complex="normal"/>
    </style:style>
    <style:style style:name="T153" style:family="text">
      <style:text-properties fo:color="#000000" style:font-name="Times New Roman" fo:font-size="11pt" fo:font-style="normal" style:text-underline-style="none" fo:font-weight="normal" officeooo:rsid="0178d366" style:font-size-asian="9.60000038146973pt" style:font-style-asian="normal" style:font-weight-asian="normal" style:font-size-complex="11pt" style:font-style-complex="normal" style:font-weight-complex="normal"/>
    </style:style>
    <style:style style:name="T154" style:family="text">
      <style:text-properties fo:color="#000000" style:font-name="Times New Roman" fo:font-size="11pt" fo:font-style="normal" style:text-underline-style="none" fo:font-weight="normal" officeooo:rsid="0178e25f" style:font-size-asian="9.60000038146973pt" style:font-style-asian="normal" style:font-weight-asian="normal" style:font-size-complex="11pt" style:font-style-complex="normal" style:font-weight-complex="normal"/>
    </style:style>
    <style:style style:name="T155" style:family="text">
      <style:text-properties fo:color="#000000" style:font-name="Times New Roman" fo:font-size="11pt" fo:font-style="normal" style:text-underline-style="none" fo:font-weight="normal" officeooo:rsid="017b45da" style:font-size-asian="9.60000038146973pt" style:font-style-asian="normal" style:font-weight-asian="normal" style:font-size-complex="11pt" style:font-style-complex="normal" style:font-weight-complex="normal"/>
    </style:style>
    <style:style style:name="T156" style:family="text">
      <style:text-properties fo:color="#000000" style:font-name="Times New Roman" fo:font-size="11pt" fo:font-style="normal" style:text-underline-style="none" fo:font-weight="normal" officeooo:rsid="017b463d" style:font-size-asian="9.60000038146973pt" style:font-style-asian="normal" style:font-weight-asian="normal" style:font-size-complex="11pt" style:font-style-complex="normal" style:font-weight-complex="normal"/>
    </style:style>
    <style:style style:name="T157" style:family="text">
      <style:text-properties fo:color="#000000" style:font-name="Times New Roman" fo:font-size="11pt" fo:font-style="normal" style:text-underline-style="none" fo:font-weight="normal" officeooo:rsid="017c1eff" style:font-size-asian="9.60000038146973pt" style:font-style-asian="normal" style:font-weight-asian="normal" style:font-size-complex="11pt" style:font-style-complex="normal" style:font-weight-complex="normal"/>
    </style:style>
    <style:style style:name="T158" style:family="text">
      <style:text-properties fo:color="#000000" style:font-name="Times New Roman" fo:font-size="11pt" fo:font-style="normal" style:text-underline-style="none" fo:font-weight="normal" officeooo:rsid="017ddc3f" style:font-size-asian="9.60000038146973pt" style:font-style-asian="normal" style:font-weight-asian="normal" style:font-size-complex="11pt" style:font-style-complex="normal" style:font-weight-complex="normal"/>
    </style:style>
    <style:style style:name="T159" style:family="text">
      <style:text-properties fo:color="#000000" style:font-name="Times New Roman" fo:font-size="11pt" fo:font-style="normal" style:text-underline-style="none" fo:font-weight="normal" officeooo:rsid="017ea769" style:font-size-asian="9.60000038146973pt" style:font-style-asian="normal" style:font-weight-asian="normal" style:font-size-complex="11pt" style:font-style-complex="normal" style:font-weight-complex="normal"/>
    </style:style>
    <style:style style:name="T160" style:family="text">
      <style:text-properties fo:color="#000000" style:font-name="Times New Roman" fo:font-size="11pt" fo:font-style="normal" style:text-underline-style="none" fo:font-weight="normal" officeooo:rsid="01802056" style:font-size-asian="9.60000038146973pt" style:font-style-asian="normal" style:font-weight-asian="normal" style:font-size-complex="11pt" style:font-style-complex="normal" style:font-weight-complex="normal"/>
    </style:style>
    <style:style style:name="T161" style:family="text">
      <style:text-properties fo:color="#000000" style:font-name="Times New Roman" fo:font-size="11pt" fo:font-style="normal" style:text-underline-style="none" fo:font-weight="normal" officeooo:rsid="018082dd" style:font-size-asian="9.60000038146973pt" style:font-style-asian="normal" style:font-weight-asian="normal" style:font-size-complex="11pt" style:font-style-complex="normal" style:font-weight-complex="normal"/>
    </style:style>
    <style:style style:name="T162" style:family="text">
      <style:text-properties fo:color="#000000" style:font-name="Times New Roman" fo:font-size="11pt" fo:font-style="normal" style:text-underline-style="none" fo:font-weight="normal" officeooo:rsid="01819ec0" style:font-size-asian="9.60000038146973pt" style:font-style-asian="normal" style:font-weight-asian="normal" style:font-size-complex="11pt" style:font-style-complex="normal" style:font-weight-complex="normal"/>
    </style:style>
    <style:style style:name="T163" style:family="text">
      <style:text-properties fo:color="#000000" style:font-name="Times New Roman" fo:font-size="11pt" fo:font-style="normal" style:text-underline-style="none" fo:font-weight="normal" officeooo:rsid="01823b70" style:font-size-asian="9.60000038146973pt" style:font-style-asian="normal" style:font-weight-asian="normal" style:font-size-complex="11pt" style:font-style-complex="normal" style:font-weight-complex="normal"/>
    </style:style>
    <style:style style:name="T164" style:family="text">
      <style:text-properties fo:color="#000000" style:font-name="Times New Roman" fo:font-size="11pt" fo:font-style="normal" style:text-underline-style="none" fo:font-weight="normal" officeooo:rsid="018323fe" style:font-size-asian="9.60000038146973pt" style:font-style-asian="normal" style:font-weight-asian="normal" style:font-size-complex="11pt" style:font-style-complex="normal" style:font-weight-complex="normal"/>
    </style:style>
    <style:style style:name="T165" style:family="text">
      <style:text-properties fo:color="#000000" style:font-name="Times New Roman" fo:font-size="11pt" fo:font-style="normal" style:text-underline-style="none" fo:font-weight="normal" officeooo:rsid="0187047e" style:font-size-asian="9.60000038146973pt" style:font-style-asian="normal" style:font-weight-asian="normal" style:font-size-complex="11pt" style:font-style-complex="normal" style:font-weight-complex="normal"/>
    </style:style>
    <style:style style:name="T166" style:family="text">
      <style:text-properties fo:color="#000000" style:font-name="Times New Roman" fo:font-size="11pt" fo:font-style="normal" style:text-underline-style="none" fo:font-weight="normal" officeooo:rsid="018723e9" style:font-size-asian="9.60000038146973pt" style:font-style-asian="normal" style:font-weight-asian="normal" style:font-size-complex="11pt" style:font-style-complex="normal" style:font-weight-complex="normal"/>
    </style:style>
    <style:style style:name="T167" style:family="text">
      <style:text-properties fo:color="#000000" style:font-name="Times New Roman" fo:font-size="11pt" fo:font-style="normal" style:text-underline-style="none" fo:font-weight="normal" officeooo:rsid="01878204" style:font-size-asian="9.60000038146973pt" style:font-style-asian="normal" style:font-weight-asian="normal" style:font-size-complex="11pt" style:font-style-complex="normal" style:font-weight-complex="normal"/>
    </style:style>
    <style:style style:name="T168" style:family="text">
      <style:text-properties fo:color="#000000" style:font-name="Times New Roman" fo:font-size="11pt" fo:font-style="normal" style:text-underline-style="none" fo:font-weight="normal" officeooo:rsid="0188caa4" style:font-size-asian="9.60000038146973pt" style:font-style-asian="normal" style:font-weight-asian="normal" style:font-size-complex="11pt" style:font-style-complex="normal" style:font-weight-complex="normal"/>
    </style:style>
    <style:style style:name="T169" style:family="text">
      <style:text-properties fo:color="#000000" style:font-name="Times New Roman" fo:font-size="11pt" fo:font-style="normal" style:text-underline-style="none" fo:font-weight="normal" officeooo:rsid="018b74ff" style:font-size-asian="9.60000038146973pt" style:font-style-asian="normal" style:font-weight-asian="normal" style:font-size-complex="11pt" style:font-style-complex="normal" style:font-weight-complex="normal"/>
    </style:style>
    <style:style style:name="T170" style:family="text">
      <style:text-properties fo:color="#000000" style:font-name="Times New Roman" fo:font-size="11pt" fo:font-style="normal" style:text-underline-style="none" fo:font-weight="normal" officeooo:rsid="018dd326" style:font-size-asian="9.60000038146973pt" style:font-style-asian="normal" style:font-weight-asian="normal" style:font-size-complex="11pt" style:font-style-complex="normal" style:font-weight-complex="normal"/>
    </style:style>
    <style:style style:name="T171" style:family="text">
      <style:text-properties fo:color="#000000" style:font-name="Times New Roman" fo:font-size="11pt" fo:font-style="normal" style:text-underline-style="none" fo:font-weight="normal" officeooo:rsid="018e44e6" style:font-size-asian="9.60000038146973pt" style:font-style-asian="normal" style:font-weight-asian="normal" style:font-size-complex="11pt" style:font-style-complex="normal" style:font-weight-complex="normal"/>
    </style:style>
    <style:style style:name="T172" style:family="text">
      <style:text-properties fo:color="#000000" style:font-name="Times New Roman" fo:font-size="11pt" fo:font-style="normal" style:text-underline-style="none" fo:font-weight="normal" officeooo:rsid="018e5fd1" style:font-size-asian="9.60000038146973pt" style:font-style-asian="normal" style:font-weight-asian="normal" style:font-size-complex="11pt" style:font-style-complex="normal" style:font-weight-complex="normal"/>
    </style:style>
    <style:style style:name="T173" style:family="text">
      <style:text-properties fo:color="#000000" style:font-name="Times New Roman" fo:font-size="11pt" fo:font-style="normal" style:text-underline-style="none" fo:font-weight="normal" officeooo:rsid="018e9a6a" style:font-size-asian="9.60000038146973pt" style:font-style-asian="normal" style:font-weight-asian="normal" style:font-size-complex="11pt" style:font-style-complex="normal" style:font-weight-complex="normal"/>
    </style:style>
    <style:style style:name="T174" style:family="text">
      <style:text-properties fo:color="#000000" style:font-name="Times New Roman" fo:font-size="11pt" fo:font-style="normal" style:text-underline-style="none" fo:font-weight="normal" officeooo:rsid="018eaa95" style:font-size-asian="9.60000038146973pt" style:font-style-asian="normal" style:font-weight-asian="normal" style:font-size-complex="11pt" style:font-style-complex="normal" style:font-weight-complex="normal"/>
    </style:style>
    <style:style style:name="T175" style:family="text">
      <style:text-properties fo:color="#000000" style:font-name="Times New Roman" fo:font-size="11pt" fo:font-style="normal" style:text-underline-style="none" fo:font-weight="normal" officeooo:rsid="018f08b4" style:font-size-asian="9.60000038146973pt" style:font-style-asian="normal" style:font-weight-asian="normal" style:font-size-complex="11pt" style:font-style-complex="normal" style:font-weight-complex="normal"/>
    </style:style>
    <style:style style:name="T176" style:family="text">
      <style:text-properties fo:color="#000000" style:font-name="Times New Roman" fo:font-size="11pt" fo:font-style="normal" style:text-underline-style="none" fo:font-weight="normal" officeooo:rsid="01917fa8" style:font-size-asian="9.60000038146973pt" style:font-style-asian="normal" style:font-weight-asian="normal" style:font-size-complex="11pt" style:font-style-complex="normal" style:font-weight-complex="normal"/>
    </style:style>
    <style:style style:name="T177" style:family="text">
      <style:text-properties fo:color="#000000" style:font-name="Times New Roman" fo:font-size="11pt" fo:font-style="normal" style:text-underline-style="none" fo:font-weight="normal" officeooo:rsid="0192f559" style:font-size-asian="9.60000038146973pt" style:font-style-asian="normal" style:font-weight-asian="normal" style:font-size-complex="11pt" style:font-style-complex="normal" style:font-weight-complex="normal"/>
    </style:style>
    <style:style style:name="T178" style:family="text">
      <style:text-properties fo:color="#000000" style:font-name="Times New Roman" fo:font-size="11pt" fo:font-style="normal" style:text-underline-style="none" fo:font-weight="normal" officeooo:rsid="01947012" style:font-size-asian="9.60000038146973pt" style:font-style-asian="normal" style:font-weight-asian="normal" style:font-size-complex="11pt" style:font-style-complex="normal" style:font-weight-complex="normal"/>
    </style:style>
    <style:style style:name="T179" style:family="text">
      <style:text-properties fo:color="#000000" style:font-name="Times New Roman" fo:font-size="11pt" fo:font-style="normal" style:text-underline-style="none" fo:font-weight="normal" officeooo:rsid="019653de" style:font-size-asian="9.60000038146973pt" style:font-style-asian="normal" style:font-weight-asian="normal" style:font-size-complex="11pt" style:font-style-complex="normal" style:font-weight-complex="normal"/>
    </style:style>
    <style:style style:name="T180" style:family="text">
      <style:text-properties fo:color="#000000" style:font-name="Times New Roman" fo:font-size="11pt" fo:font-style="normal" style:text-underline-style="none" fo:font-weight="normal" officeooo:rsid="0197a279" style:font-size-asian="9.60000038146973pt" style:font-style-asian="normal" style:font-weight-asian="normal" style:font-size-complex="11pt" style:font-style-complex="normal" style:font-weight-complex="normal"/>
    </style:style>
    <style:style style:name="T181" style:family="text">
      <style:text-properties fo:color="#000000" style:font-name="Times New Roman" fo:font-size="11pt" fo:font-style="normal" style:text-underline-style="none" fo:font-weight="normal" officeooo:rsid="0198f234" style:font-size-asian="9.60000038146973pt" style:font-style-asian="normal" style:font-weight-asian="normal" style:font-size-complex="11pt" style:font-style-complex="normal" style:font-weight-complex="normal"/>
    </style:style>
    <style:style style:name="T182" style:family="text">
      <style:text-properties fo:color="#000000" style:font-name="Times New Roman" fo:font-size="11pt" fo:font-style="normal" style:text-underline-style="none" fo:font-weight="normal" officeooo:rsid="0199a965" style:font-size-asian="9.60000038146973pt" style:font-style-asian="normal" style:font-weight-asian="normal" style:font-size-complex="11pt" style:font-style-complex="normal" style:font-weight-complex="normal"/>
    </style:style>
    <style:style style:name="T183" style:family="text">
      <style:text-properties fo:color="#000000" style:font-name="Times New Roman" fo:font-size="11pt" fo:font-style="normal" style:text-underline-style="none" fo:font-weight="normal" officeooo:rsid="0199c17f" style:font-size-asian="9.60000038146973pt" style:font-style-asian="normal" style:font-weight-asian="normal" style:font-size-complex="11pt" style:font-style-complex="normal" style:font-weight-complex="normal"/>
    </style:style>
    <style:style style:name="T184" style:family="text">
      <style:text-properties fo:color="#000000" style:font-name="Times New Roman" fo:font-size="11pt" fo:font-style="normal" style:text-underline-style="none" fo:font-weight="normal" officeooo:rsid="019b7bd7" style:font-size-asian="9.60000038146973pt" style:font-style-asian="normal" style:font-weight-asian="normal" style:font-size-complex="11pt" style:font-style-complex="normal" style:font-weight-complex="normal"/>
    </style:style>
    <style:style style:name="T185" style:family="text">
      <style:text-properties fo:color="#000000" style:font-name="Times New Roman" fo:font-size="11pt" fo:font-style="normal" style:text-underline-style="none" fo:font-weight="normal" officeooo:rsid="019c4b82" style:font-size-asian="9.60000038146973pt" style:font-style-asian="normal" style:font-weight-asian="normal" style:font-size-complex="11pt" style:font-style-complex="normal" style:font-weight-complex="normal"/>
    </style:style>
    <style:style style:name="T186" style:family="text">
      <style:text-properties fo:color="#000000" style:font-name="Times New Roman" fo:font-size="11pt" fo:font-style="normal" style:text-underline-style="none" fo:font-weight="normal" officeooo:rsid="019da5f2" style:font-size-asian="9.60000038146973pt" style:font-style-asian="normal" style:font-weight-asian="normal" style:font-size-complex="11pt" style:font-style-complex="normal" style:font-weight-complex="normal"/>
    </style:style>
    <style:style style:name="T187" style:family="text">
      <style:text-properties fo:color="#000000" style:font-name="Times New Roman" fo:font-size="11pt" fo:font-style="normal" style:text-underline-style="none" fo:font-weight="normal" officeooo:rsid="019ef4b9" style:font-size-asian="9.60000038146973pt" style:font-style-asian="normal" style:font-weight-asian="normal" style:font-size-complex="11pt" style:font-style-complex="normal" style:font-weight-complex="normal"/>
    </style:style>
    <style:style style:name="T188" style:family="text">
      <style:text-properties fo:color="#000000" style:font-name="Times New Roman" fo:font-size="11pt" fo:font-style="normal" style:text-underline-style="none" fo:font-weight="normal" officeooo:rsid="019fcc25" style:font-size-asian="9.60000038146973pt" style:font-style-asian="normal" style:font-weight-asian="normal" style:font-size-complex="11pt" style:font-style-complex="normal" style:font-weight-complex="normal"/>
    </style:style>
    <style:style style:name="T189" style:family="text">
      <style:text-properties fo:color="#000000" style:font-name="Times New Roman" fo:font-size="11pt" fo:font-style="normal" style:text-underline-style="none" fo:font-weight="normal" officeooo:rsid="01a1110a" style:font-size-asian="9.60000038146973pt" style:font-style-asian="normal" style:font-weight-asian="normal" style:font-size-complex="11pt" style:font-style-complex="normal" style:font-weight-complex="normal"/>
    </style:style>
    <style:style style:name="T190" style:family="text">
      <style:text-properties fo:color="#000000" style:font-name="Times New Roman" fo:font-size="11pt" fo:font-style="normal" style:text-underline-style="none" fo:font-weight="normal" officeooo:rsid="01a41745" style:font-size-asian="9.60000038146973pt" style:font-style-asian="normal" style:font-weight-asian="normal" style:font-size-complex="11pt" style:font-style-complex="normal" style:font-weight-complex="normal"/>
    </style:style>
    <style:style style:name="T191" style:family="text">
      <style:text-properties fo:color="#000000" style:font-name="Times New Roman" fo:font-size="11pt" fo:font-style="normal" style:text-underline-style="none" fo:font-weight="normal" officeooo:rsid="01a5ef96" style:font-size-asian="9.60000038146973pt" style:font-style-asian="normal" style:font-weight-asian="normal" style:font-size-complex="11pt" style:font-style-complex="normal" style:font-weight-complex="normal"/>
    </style:style>
    <style:style style:name="T192" style:family="text">
      <style:text-properties fo:color="#000000" style:font-name="Times New Roman" fo:font-size="11pt" fo:font-style="normal" style:text-underline-style="none" fo:font-weight="normal" officeooo:rsid="01a7eb69" style:font-size-asian="9.60000038146973pt" style:font-style-asian="normal" style:font-weight-asian="normal" style:font-size-complex="11pt" style:font-style-complex="normal" style:font-weight-complex="normal"/>
    </style:style>
    <style:style style:name="T193" style:family="text">
      <style:text-properties fo:color="#000000" style:font-name="Times New Roman" fo:font-size="11pt" fo:font-style="normal" style:text-underline-style="none" fo:font-weight="normal" officeooo:rsid="01a8a2f3" style:font-size-asian="9.60000038146973pt" style:font-style-asian="normal" style:font-weight-asian="normal" style:font-size-complex="11pt" style:font-style-complex="normal" style:font-weight-complex="normal"/>
    </style:style>
    <style:style style:name="T194" style:family="text">
      <style:text-properties fo:color="#000000" style:font-name="Times New Roman" fo:font-size="11pt" fo:font-style="normal" style:text-underline-style="none" fo:font-weight="normal" officeooo:rsid="01a9eb93" style:font-size-asian="9.60000038146973pt" style:font-style-asian="normal" style:font-weight-asian="normal" style:font-size-complex="11pt" style:font-style-complex="normal" style:font-weight-complex="normal"/>
    </style:style>
    <style:style style:name="T195" style:family="text">
      <style:text-properties fo:color="#000000" style:font-name="Times New Roman" fo:font-size="11pt" fo:font-style="normal" style:text-underline-style="none" fo:font-weight="normal" officeooo:rsid="01aadc88" style:font-size-asian="9.60000038146973pt" style:font-style-asian="normal" style:font-weight-asian="normal" style:font-size-complex="11pt" style:font-style-complex="normal" style:font-weight-complex="normal"/>
    </style:style>
    <style:style style:name="T196" style:family="text">
      <style:text-properties fo:color="#000000" style:font-name="Times New Roman" fo:font-size="11pt" fo:font-style="normal" style:text-underline-style="none" fo:font-weight="normal" officeooo:rsid="01ac822b" style:font-size-asian="9.60000038146973pt" style:font-style-asian="normal" style:font-weight-asian="normal" style:font-size-complex="11pt" style:font-style-complex="normal" style:font-weight-complex="normal"/>
    </style:style>
    <style:style style:name="T197" style:family="text">
      <style:text-properties fo:color="#000000" style:font-name="Times New Roman" fo:font-size="11pt" fo:font-style="normal" style:text-underline-style="solid" style:text-underline-width="auto" style:text-underline-color="font-color" fo:font-weight="normal" style:font-size-asian="9.60000038146973pt" style:font-style-asian="normal" style:font-weight-asian="normal" style:font-size-complex="11pt" style:font-style-complex="normal" style:font-weight-complex="normal"/>
    </style:style>
    <style:style style:name="T198" style:family="text">
      <style:text-properties fo:color="#000000" style:font-name="Times New Roman" fo:font-size="11pt" fo:font-style="normal" style:text-underline-style="solid" style:text-underline-width="auto" style:text-underline-color="font-color" fo:font-weight="normal" officeooo:rsid="012466eb" style:font-size-asian="9.60000038146973pt" style:font-style-asian="normal" style:font-weight-asian="normal" style:font-size-complex="11pt" style:font-style-complex="normal" style:font-weight-complex="normal"/>
    </style:style>
    <style:style style:name="T199" style:family="text">
      <style:text-properties fo:color="#000000" style:font-name="Times New Roman" fo:font-size="11pt" fo:font-style="normal" style:text-underline-style="solid" style:text-underline-width="auto" style:text-underline-color="font-color" fo:font-weight="normal" officeooo:rsid="0132d0e9" style:font-size-asian="9.60000038146973pt" style:font-style-asian="normal" style:font-weight-asian="normal" style:font-size-complex="11pt" style:font-style-complex="normal" style:font-weight-complex="normal"/>
    </style:style>
    <style:style style:name="T200" style:family="text">
      <style:text-properties fo:color="#000000" style:font-name="Times New Roman" fo:font-size="11pt" fo:font-style="normal" style:text-underline-style="solid" style:text-underline-width="auto" style:text-underline-color="font-color" fo:font-weight="normal" officeooo:rsid="018b74ff" style:font-size-asian="9.60000038146973pt" style:font-style-asian="normal" style:font-weight-asian="normal" style:font-size-complex="11pt" style:font-style-complex="normal" style:font-weight-complex="normal"/>
    </style:style>
    <style:style style:name="T201" style:family="text">
      <style:text-properties fo:color="#000000" style:font-name="Times New Roman" fo:font-size="11pt" fo:font-style="normal" style:text-underline-style="solid" style:text-underline-width="auto" style:text-underline-color="font-color" fo:font-weight="normal" officeooo:rsid="018f08b4" style:font-size-asian="9.60000038146973pt" style:font-style-asian="normal" style:font-weight-asian="normal" style:font-size-complex="11pt" style:font-style-complex="normal" style:font-weight-complex="normal"/>
    </style:style>
    <style:style style:name="T202" style:family="text">
      <style:text-properties fo:color="#000000" style:font-name="Times New Roman" fo:font-size="11pt" fo:font-style="normal" style:text-underline-style="solid" style:text-underline-width="auto" style:text-underline-color="font-color" fo:font-weight="normal" officeooo:rsid="019c4b82" style:font-size-asian="9.60000038146973pt" style:font-style-asian="normal" style:font-weight-asian="normal" style:font-size-complex="11pt" style:font-style-complex="normal" style:font-weight-complex="normal"/>
    </style:style>
    <style:style style:name="T203" style:family="text">
      <style:text-properties fo:color="#000000" style:font-name="Times New Roman" fo:font-size="11pt" fo:font-style="normal" fo:font-weight="normal" style:font-size-asian="9.60000038146973pt" style:font-style-asian="normal" style:font-weight-asian="normal" style:font-size-complex="11pt" style:font-style-complex="normal" style:font-weight-complex="normal"/>
    </style:style>
    <style:style style:name="T204" style:family="text">
      <style:text-properties fo:color="#000000" style:font-name="Times New Roman" fo:font-size="11pt" fo:font-style="normal" fo:font-weight="normal" officeooo:rsid="013a020a" style:font-size-asian="9.60000038146973pt" style:font-style-asian="normal" style:font-weight-asian="normal" style:font-size-complex="11pt" style:font-style-complex="normal" style:font-weight-complex="normal"/>
    </style:style>
    <style:style style:name="T205" style:family="text">
      <style:text-properties fo:color="#000000" style:font-name="Times New Roman" fo:font-size="11pt" fo:font-style="normal" fo:font-weight="normal" officeooo:rsid="013c8e3e" style:font-size-asian="9.60000038146973pt" style:font-style-asian="normal" style:font-weight-asian="normal" style:font-size-complex="11pt" style:font-style-complex="normal" style:font-weight-complex="normal"/>
    </style:style>
    <style:style style:name="T206" style:family="text">
      <style:text-properties fo:color="#000000" style:font-name="Times New Roman" fo:font-size="11pt" fo:font-style="normal" fo:font-weight="normal" officeooo:rsid="013e8921" style:font-size-asian="9.60000038146973pt" style:font-style-asian="normal" style:font-weight-asian="normal" style:font-size-complex="11pt" style:font-style-complex="normal" style:font-weight-complex="normal"/>
    </style:style>
    <style:style style:name="T207" style:family="text">
      <style:text-properties fo:color="#000000" style:font-name="Times New Roman" fo:font-size="11pt" fo:font-style="normal" fo:font-weight="normal" officeooo:rsid="014c032c" style:font-size-asian="9.60000038146973pt" style:font-style-asian="normal" style:font-weight-asian="normal" style:font-size-complex="11pt" style:font-style-complex="normal" style:font-weight-complex="normal"/>
    </style:style>
    <style:style style:name="T208" style:family="text">
      <style:text-properties fo:color="#000000" style:font-name="Times New Roman" fo:font-size="11pt" fo:font-style="normal" fo:font-weight="normal" officeooo:rsid="014d408d" style:font-size-asian="9.60000038146973pt" style:font-style-asian="normal" style:font-weight-asian="normal" style:font-size-complex="11pt" style:font-style-complex="normal" style:font-weight-complex="normal"/>
    </style:style>
    <style:style style:name="T209" style:family="text">
      <style:text-properties fo:color="#000000" style:font-name="Times New Roman" fo:font-size="11pt" fo:font-style="normal" fo:font-weight="normal" officeooo:rsid="01510fa4" style:font-size-asian="9.60000038146973pt" style:font-style-asian="normal" style:font-weight-asian="normal" style:font-size-complex="11pt" style:font-style-complex="normal" style:font-weight-complex="normal"/>
    </style:style>
    <style:style style:name="T210" style:family="text">
      <style:text-properties fo:color="#000000" style:font-name="Times New Roman" fo:font-size="11pt" fo:font-style="normal" fo:font-weight="normal" officeooo:rsid="015309d5" style:font-size-asian="9.60000038146973pt" style:font-style-asian="normal" style:font-weight-asian="normal" style:font-size-complex="11pt" style:font-style-complex="normal" style:font-weight-complex="normal"/>
    </style:style>
    <style:style style:name="T211" style:family="text">
      <style:text-properties fo:color="#000000" style:font-name="Times New Roman" fo:font-size="11pt" fo:font-style="normal" fo:font-weight="normal" officeooo:rsid="0154ea70" style:font-size-asian="9.60000038146973pt" style:font-style-asian="normal" style:font-weight-asian="normal" style:font-size-complex="11pt" style:font-style-complex="normal" style:font-weight-complex="normal"/>
    </style:style>
    <style:style style:name="T212" style:family="text">
      <style:text-properties fo:color="#000000" style:font-name="Times New Roman" fo:font-size="11pt" fo:font-style="normal" fo:font-weight="normal" officeooo:rsid="01486f22" style:font-size-asian="9.60000038146973pt" style:font-style-asian="normal" style:font-weight-asian="normal" style:font-size-complex="11pt" style:font-style-complex="normal" style:font-weight-complex="normal"/>
    </style:style>
    <style:style style:name="T213" style:family="text">
      <style:text-properties fo:color="#000000" style:font-name="Times New Roman" fo:font-size="11pt" fo:font-style="normal" fo:font-weight="normal" officeooo:rsid="01443d0d" style:font-size-asian="9.60000038146973pt" style:font-style-asian="normal" style:font-weight-asian="normal" style:font-size-complex="11pt" style:font-style-complex="normal" style:font-weight-complex="normal"/>
    </style:style>
    <style:style style:name="T214" style:family="text">
      <style:text-properties fo:color="#000000" style:font-name="Times New Roman" fo:font-size="11pt" fo:font-style="normal" fo:font-weight="normal" officeooo:rsid="0123684b" style:font-size-asian="9.60000038146973pt" style:font-style-asian="normal" style:font-weight-asian="normal" style:font-size-complex="11pt" style:font-style-complex="normal" style:font-weight-complex="normal"/>
    </style:style>
    <style:style style:name="T215" style:family="text">
      <style:text-properties fo:color="#000000" style:font-name="Times New Roman" fo:font-style="normal" fo:font-weight="normal" style:font-style-asian="normal" style:font-weight-asian="normal" style:font-style-complex="normal" style:font-weight-complex="normal"/>
    </style:style>
    <style:style style:name="T216" style:family="text">
      <style:text-properties fo:color="#000000" style:font-name="Times New Roman" fo:font-style="normal" fo:font-weight="normal" officeooo:rsid="01b15a62" style:font-style-asian="normal" style:font-weight-asian="normal" style:font-style-complex="normal" style:font-weight-complex="normal"/>
    </style:style>
    <style:style style:name="T217" style:family="text">
      <style:text-properties fo:color="#000000" style:font-name="Times New Roman" fo:font-style="normal" fo:font-weight="normal" officeooo:rsid="01b358f5" style:font-style-asian="normal" style:font-weight-asian="normal" style:font-style-complex="normal" style:font-weight-complex="normal"/>
    </style:style>
    <style:style style:name="T218" style:family="text">
      <style:text-properties fo:color="#000000" style:font-name="Times New Roman" fo:font-style="normal" fo:font-weight="normal" officeooo:rsid="01b5b9f2" style:font-style-asian="normal" style:font-weight-asian="normal" style:font-style-complex="normal" style:font-weight-complex="normal"/>
    </style:style>
    <style:style style:name="T219" style:family="text">
      <style:text-properties fo:color="#000000" style:font-name="Times New Roman" fo:font-style="normal" fo:font-weight="normal" officeooo:rsid="01b6c8bf" style:font-style-asian="normal" style:font-weight-asian="normal" style:font-style-complex="normal" style:font-weight-complex="normal"/>
    </style:style>
    <style:style style:name="T220" style:family="text">
      <style:text-properties fo:color="#000000" style:font-name="Times New Roman" fo:font-style="normal" fo:font-weight="normal" officeooo:rsid="01b8b491" style:font-style-asian="normal" style:font-weight-asian="normal" style:font-style-complex="normal" style:font-weight-complex="normal"/>
    </style:style>
    <style:style style:name="T221" style:family="text">
      <style:text-properties fo:color="#000000" style:font-name="Times New Roman" fo:font-style="normal" fo:font-weight="normal" officeooo:rsid="01b953e9" style:font-style-asian="normal" style:font-weight-asian="normal" style:font-style-complex="normal" style:font-weight-complex="normal"/>
    </style:style>
    <style:style style:name="T222" style:family="text">
      <style:text-properties fo:color="#000000" style:font-name="Times New Roman" fo:font-style="normal" fo:font-weight="normal" officeooo:rsid="01bb0fa9" style:font-style-asian="normal" style:font-weight-asian="normal" style:font-style-complex="normal" style:font-weight-complex="normal"/>
    </style:style>
    <style:style style:name="T223" style:family="text">
      <style:text-properties fo:color="#000000" style:font-name="Times New Roman" fo:font-style="normal" fo:font-weight="normal" officeooo:rsid="01b4a1c4" style:font-style-asian="normal" style:font-weight-asian="normal" style:font-style-complex="normal" style:font-weight-complex="normal"/>
    </style:style>
    <style:style style:name="T224" style:family="text">
      <style:text-properties fo:color="#000000" style:font-name="Times New Roman" fo:font-style="normal" fo:font-weight="normal" officeooo:rsid="01bcf1e9" style:font-style-asian="normal" style:font-weight-asian="normal" style:font-style-complex="normal" style:font-weight-complex="normal"/>
    </style:style>
    <style:style style:name="T225" style:family="text">
      <style:text-properties fo:color="#000000" style:font-name="Times New Roman" fo:font-style="normal" fo:font-weight="normal" officeooo:rsid="01be71da" style:font-style-asian="normal" style:font-weight-asian="normal" style:font-style-complex="normal" style:font-weight-complex="normal"/>
    </style:style>
    <style:style style:name="T226" style:family="text">
      <style:text-properties fo:color="#000000" style:font-name="Times New Roman" fo:font-style="normal" fo:font-weight="normal" officeooo:rsid="01bea513" style:font-style-asian="normal" style:font-weight-asian="normal" style:font-style-complex="normal" style:font-weight-complex="normal"/>
    </style:style>
    <style:style style:name="T227" style:family="text">
      <style:text-properties fo:color="#000000" style:font-name="Times New Roman" fo:font-style="normal" fo:font-weight="normal" officeooo:rsid="01bf30ed" style:font-style-asian="normal" style:font-weight-asian="normal" style:font-style-complex="normal" style:font-weight-complex="normal"/>
    </style:style>
    <style:style style:name="T228" style:family="text">
      <style:text-properties fo:color="#000000" style:font-name="Times New Roman" fo:font-style="normal" fo:font-weight="normal" officeooo:rsid="01bf4949" style:font-style-asian="normal" style:font-weight-asian="normal" style:font-style-complex="normal" style:font-weight-complex="normal"/>
    </style:style>
    <style:style style:name="T229" style:family="text">
      <style:text-properties fo:color="#000000" style:font-name="Times New Roman" fo:font-style="normal" fo:font-weight="normal" officeooo:rsid="01c004fa" style:font-style-asian="normal" style:font-weight-asian="normal" style:font-style-complex="normal" style:font-weight-complex="normal"/>
    </style:style>
    <style:style style:name="T230" style:family="text">
      <style:text-properties fo:color="#000000" style:font-name="Times New Roman" fo:font-style="normal" fo:font-weight="normal" officeooo:rsid="01c105a9" style:font-style-asian="normal" style:font-weight-asian="normal" style:font-style-complex="normal" style:font-weight-complex="normal"/>
    </style:style>
    <style:style style:name="T231" style:family="text">
      <style:text-properties fo:color="#000000" style:font-name="Times New Roman" fo:font-style="normal" fo:font-weight="normal" officeooo:rsid="01c2337f" style:font-style-asian="normal" style:font-weight-asian="normal" style:font-style-complex="normal" style:font-weight-complex="normal"/>
    </style:style>
    <style:style style:name="T232" style:family="text">
      <style:text-properties fo:color="#000000" style:font-name="Times New Roman" fo:font-style="normal" fo:font-weight="normal" officeooo:rsid="01c2cf3c" style:font-style-asian="normal" style:font-weight-asian="normal" style:font-style-complex="normal" style:font-weight-complex="normal"/>
    </style:style>
    <style:style style:name="T233" style:family="text">
      <style:text-properties fo:color="#000000" style:font-name="Times New Roman" fo:font-style="normal" fo:font-weight="normal" officeooo:rsid="01c4d0c7" style:font-style-asian="normal" style:font-weight-asian="normal" style:font-style-complex="normal" style:font-weight-complex="normal"/>
    </style:style>
    <style:style style:name="T234" style:family="text">
      <style:text-properties fo:color="#000000" style:font-name="Times New Roman" fo:font-style="normal" fo:font-weight="normal" officeooo:rsid="01c7749c" style:font-style-asian="normal" style:font-weight-asian="normal" style:font-style-complex="normal" style:font-weight-complex="normal"/>
    </style:style>
    <style:style style:name="T235" style:family="text">
      <style:text-properties fo:color="#000000" style:font-name="Times New Roman" fo:font-style="normal" fo:font-weight="normal" officeooo:rsid="01c9206f" style:font-style-asian="normal" style:font-weight-asian="normal" style:font-style-complex="normal" style:font-weight-complex="normal"/>
    </style:style>
    <style:style style:name="T236" style:family="text">
      <style:text-properties fo:color="#000000" style:font-name="Times New Roman" fo:font-style="normal" fo:font-weight="normal" officeooo:rsid="01c975f5" style:font-style-asian="normal" style:font-weight-asian="normal" style:font-style-complex="normal" style:font-weight-complex="normal"/>
    </style:style>
    <style:style style:name="T237" style:family="text">
      <style:text-properties fo:color="#000000" style:font-name="Times New Roman" fo:font-style="normal" fo:font-weight="normal" officeooo:rsid="01c989a1" style:font-style-asian="normal" style:font-weight-asian="normal" style:font-style-complex="normal" style:font-weight-complex="normal"/>
    </style:style>
    <style:style style:name="T238" style:family="text">
      <style:text-properties fo:color="#000000" style:font-name="Times New Roman" fo:font-style="normal" fo:font-weight="normal" officeooo:rsid="01ca3042" style:font-style-asian="normal" style:font-weight-asian="normal" style:font-style-complex="normal" style:font-weight-complex="normal"/>
    </style:style>
    <style:style style:name="T239" style:family="text">
      <style:text-properties fo:color="#000000" style:font-name="Times New Roman" fo:font-style="normal" fo:font-weight="normal" officeooo:rsid="01ca4a36" style:font-style-asian="normal" style:font-weight-asian="normal" style:font-style-complex="normal" style:font-weight-complex="normal"/>
    </style:style>
    <style:style style:name="T240" style:family="text">
      <style:text-properties fo:color="#000000" style:font-name="Times New Roman" fo:font-style="normal" fo:font-weight="normal" officeooo:rsid="01cc97c9" style:font-style-asian="normal" style:font-weight-asian="normal" style:font-style-complex="normal" style:font-weight-complex="normal"/>
    </style:style>
    <style:style style:name="T241" style:family="text">
      <style:text-properties fo:color="#000000" style:font-name="Times New Roman" fo:font-style="normal" fo:font-weight="normal" officeooo:rsid="01cdf480" style:font-style-asian="normal" style:font-weight-asian="normal" style:font-style-complex="normal" style:font-weight-complex="normal"/>
    </style:style>
    <style:style style:name="T242" style:family="text">
      <style:text-properties fo:color="#000000" style:font-name="Times New Roman" fo:font-style="normal" fo:font-weight="normal" officeooo:rsid="01ce21f9" style:font-style-asian="normal" style:font-weight-asian="normal" style:font-style-complex="normal" style:font-weight-complex="normal"/>
    </style:style>
    <style:style style:name="T243" style:family="text">
      <style:text-properties fo:color="#000000" style:font-name="Times New Roman" fo:font-style="normal" fo:font-weight="normal" officeooo:rsid="01cf206a" style:font-style-asian="normal" style:font-weight-asian="normal" style:font-style-complex="normal" style:font-weight-complex="normal"/>
    </style:style>
    <style:style style:name="T244" style:family="text">
      <style:text-properties fo:color="#000000" style:font-name="Times New Roman" fo:font-style="normal" fo:font-weight="normal" officeooo:rsid="01cf861e" style:font-style-asian="normal" style:font-weight-asian="normal" style:font-style-complex="normal" style:font-weight-complex="normal"/>
    </style:style>
    <style:style style:name="T245" style:family="text">
      <style:text-properties fo:color="#000000" style:font-name="Times New Roman" fo:font-style="normal" fo:font-weight="normal" officeooo:rsid="01d16db4" style:font-style-asian="normal" style:font-weight-asian="normal" style:font-style-complex="normal" style:font-weight-complex="normal"/>
    </style:style>
    <style:style style:name="T246" style:family="text">
      <style:text-properties fo:color="#000000" style:font-name="Times New Roman" fo:font-style="normal" fo:font-weight="normal" officeooo:rsid="01d333d0" style:font-style-asian="normal" style:font-weight-asian="normal" style:font-style-complex="normal" style:font-weight-complex="normal"/>
    </style:style>
    <style:style style:name="T247" style:family="text">
      <style:text-properties fo:color="#000000" style:font-name="Times New Roman" fo:font-style="normal" fo:font-weight="normal" officeooo:rsid="01d5bd42" style:font-style-asian="normal" style:font-weight-asian="normal" style:font-style-complex="normal" style:font-weight-complex="normal"/>
    </style:style>
    <style:style style:name="T248" style:family="text">
      <style:text-properties fo:color="#000000" style:font-name="Times New Roman" fo:font-style="normal" fo:font-weight="normal" officeooo:rsid="01d5cc62" style:font-style-asian="normal" style:font-weight-asian="normal" style:font-style-complex="normal" style:font-weight-complex="normal"/>
    </style:style>
    <style:style style:name="T249" style:family="text">
      <style:text-properties fo:color="#000000" style:font-name="Times New Roman" fo:font-style="normal" fo:font-weight="normal" officeooo:rsid="01d64b2a" style:font-style-asian="normal" style:font-weight-asian="normal" style:font-style-complex="normal" style:font-weight-complex="normal"/>
    </style:style>
    <style:style style:name="T250" style:family="text">
      <style:text-properties fo:color="#000000" style:font-name="Times New Roman" fo:font-style="normal" fo:font-weight="normal" officeooo:rsid="01d6a616" style:font-style-asian="normal" style:font-weight-asian="normal" style:font-style-complex="normal" style:font-weight-complex="normal"/>
    </style:style>
    <style:style style:name="T251" style:family="text">
      <style:text-properties fo:color="#000000" style:font-name="Times New Roman" fo:font-style="normal" fo:font-weight="normal" officeooo:rsid="01d783ab" style:font-style-asian="normal" style:font-weight-asian="normal" style:font-style-complex="normal" style:font-weight-complex="normal"/>
    </style:style>
    <style:style style:name="T252" style:family="text">
      <style:text-properties fo:color="#000000" style:font-name="Times New Roman" fo:font-style="normal" fo:font-weight="normal" officeooo:rsid="01d7d3d8" style:font-style-asian="normal" style:font-weight-asian="normal" style:font-style-complex="normal" style:font-weight-complex="normal"/>
    </style:style>
    <style:style style:name="T253" style:family="text">
      <style:text-properties fo:color="#000000" style:font-name="Times New Roman" fo:font-style="normal" fo:font-weight="normal" officeooo:rsid="01d94444" style:font-style-asian="normal" style:font-weight-asian="normal" style:font-style-complex="normal" style:font-weight-complex="normal"/>
    </style:style>
    <style:style style:name="T254" style:family="text">
      <style:text-properties fo:color="#000000" style:font-name="Times New Roman" fo:font-style="normal" fo:font-weight="normal" officeooo:rsid="01da8fc6" style:font-style-asian="normal" style:font-weight-asian="normal" style:font-style-complex="normal" style:font-weight-complex="normal"/>
    </style:style>
    <style:style style:name="T255" style:family="text">
      <style:text-properties fo:color="#000000" style:font-name="Times New Roman" fo:font-style="normal" fo:font-weight="normal" officeooo:rsid="01dc2ef8" style:font-style-asian="normal" style:font-weight-asian="normal" style:font-style-complex="normal" style:font-weight-complex="normal"/>
    </style:style>
    <style:style style:name="T256" style:family="text">
      <style:text-properties fo:color="#000000" style:font-name="Times New Roman" fo:font-style="normal" fo:font-weight="normal" officeooo:rsid="01ddad2f" style:font-style-asian="normal" style:font-weight-asian="normal" style:font-style-complex="normal" style:font-weight-complex="normal"/>
    </style:style>
    <style:style style:name="T257" style:family="text">
      <style:text-properties fo:color="#000000" style:font-name="Times New Roman" fo:font-style="normal" fo:font-weight="normal" officeooo:rsid="01dedc57" style:font-style-asian="normal" style:font-weight-asian="normal" style:font-style-complex="normal" style:font-weight-complex="normal"/>
    </style:style>
    <style:style style:name="T258" style:family="text">
      <style:text-properties fo:color="#000000" style:font-name="Times New Roman" fo:font-style="normal" fo:font-weight="normal" officeooo:rsid="01dfffb0" style:font-style-asian="normal" style:font-weight-asian="normal" style:font-style-complex="normal" style:font-weight-complex="normal"/>
    </style:style>
    <style:style style:name="T259" style:family="text">
      <style:text-properties fo:color="#000000" style:font-name="Times New Roman" fo:font-style="normal" fo:font-weight="normal" officeooo:rsid="01e00bc9" style:font-style-asian="normal" style:font-weight-asian="normal" style:font-style-complex="normal" style:font-weight-complex="normal"/>
    </style:style>
    <style:style style:name="T260" style:family="text">
      <style:text-properties fo:color="#000000" style:font-name="Times New Roman" fo:font-style="normal" fo:font-weight="normal" officeooo:rsid="01e0c0a5" style:font-style-asian="normal" style:font-weight-asian="normal" style:font-style-complex="normal" style:font-weight-complex="normal"/>
    </style:style>
    <style:style style:name="T261"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262" style:family="text">
      <style:text-properties fo:color="#000000" style:font-name="Times New Roman" fo:font-style="normal" style:text-underline-style="none" fo:font-weight="normal" officeooo:rsid="01ad049c" style:font-style-asian="normal" style:font-weight-asian="normal" style:font-style-complex="normal" style:font-weight-complex="normal"/>
    </style:style>
    <style:style style:name="T263"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64" style:family="text">
      <style:text-properties fo:color="#000000" style:font-name="Times New Roman" fo:font-style="normal" style:text-underline-style="solid" style:text-underline-width="auto" style:text-underline-color="font-color" fo:font-weight="normal" officeooo:rsid="01b5b9f2" style:font-style-asian="normal" style:font-weight-asian="normal" style:font-style-complex="normal" style:font-weight-complex="normal"/>
    </style:style>
    <style:style style:name="T265" style:family="text">
      <style:text-properties fo:color="#000000"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66" style:family="text">
      <style:text-properties fo:color="#000000" style:font-name="Times New Roman" fo:font-style="normal" style:text-underline-style="solid" style:text-underline-width="auto" style:text-underline-color="font-color" fo:font-weight="normal" officeooo:rsid="01b4a1c4" style:font-style-asian="normal" style:font-weight-asian="normal" style:font-style-complex="normal" style:font-weight-complex="normal"/>
    </style:style>
    <style:style style:name="T267" style:family="text">
      <style:text-properties fo:color="#000000" style:font-name="Times New Roman" fo:font-style="normal" style:text-underline-style="solid" style:text-underline-width="auto" style:text-underline-color="font-color" fo:font-weight="normal" officeooo:rsid="01ca3042" style:font-style-asian="normal" style:font-weight-asian="normal" style:font-style-complex="normal" style:font-weight-complex="normal"/>
    </style:style>
    <style:style style:name="T268" style:family="text">
      <style:text-properties fo:color="#000000" style:text-position="super 58%"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69" style:family="text">
      <style:text-properties fo:font-weight="bold" style:font-weight-asian="bold" style:font-weight-complex="bold"/>
    </style:style>
    <style:style style:name="T270" style:family="text">
      <style:text-properties officeooo:rsid="0110ad41"/>
    </style:style>
    <style:style style:name="T271" style:family="text">
      <style:text-properties officeooo:rsid="01111b65"/>
    </style:style>
    <style:style style:name="T272" style:family="text">
      <style:text-properties officeooo:rsid="0115f2cd"/>
    </style:style>
    <style:style style:name="T273" style:family="text">
      <style:text-properties officeooo:rsid="0117b211"/>
    </style:style>
    <style:style style:name="T274" style:family="text">
      <style:text-properties officeooo:rsid="0117fb9d"/>
    </style:style>
    <style:style style:name="T275" style:family="text">
      <style:text-properties officeooo:rsid="011b157b"/>
    </style:style>
    <style:style style:name="T276" style:family="text">
      <style:text-properties officeooo:rsid="011f8eb3"/>
    </style:style>
    <style:style style:name="T277" style:family="text">
      <style:text-properties officeooo:rsid="011fe06c"/>
    </style:style>
    <style:style style:name="T278" style:family="text">
      <style:text-properties officeooo:rsid="01e597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istoire Des </text:span>Relations Internationales</text:p>
      <text:p text:style-name="P3"/>
      <text:p text:style-name="P5"/>
      <text:p text:style-name="P6"/>
      <text:p text:style-name="P7"><text:span text:style-name="T3">O</text:span><text:span text:style-name="T2">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4">Tout le système international actuel est donc issu de cette période. </text:span></text:p>
      <text:p text:style-name="P35"/>
      <text:p text:style-name="P8"><text:span text:style-name="T4">O</text:span><text:span text:style-name="T2">n partira de l’émergence des deux blocs, afin de comprendre :</text:span></text:p>
      <text:list xml:id="list593083797" text:style-name="L1">
        <text:list-item>
          <text:p text:style-name="P101">Comment les blocs vont vivre ensemble</text:p>
        </text:list-item>
        <text:list-item>
          <text:p text:style-name="P102">Comment la détente va devenir une nouvelle tension</text:p>
        </text:list-item>
        <text:list-item>
          <text:p text:style-name="P103"><text:span text:style-name="T2">Comment </text:span><text:span text:style-name="T5">ces tensions vont amener à la fin du monde bipolaire</text:span></text:p>
        </text:list-item>
      </text:list>
      <text:p text:style-name="P36"/>
      <text:p text:style-name="P36"/>
      <text:p text:style-name="P59"><text:span text:style-name="T5">I. </text:span><text:span text:style-name="T2">Où en est le monde en 1945 ?</text:span></text:p>
      <text:p text:style-name="P52"/>
      <text:p text:style-name="P53"/>
      <text:p text:style-name="P9"><text:span text:style-name="T2">La guerre est finit mais pas tout à fait, </text:span><text:span text:style-name="T6">l’armistice est signé mais il faut </text:span><text:span text:style-name="T7">maintenant gérer</text:span><text:span text:style-name="T6"> l’après guerre. </text:span><text:span text:style-name="T8">Pour cela on va passer par la voie diplomatique et juridique. </text:span><text:span text:style-name="T9">Il faut aussi reconstruire l’Europe aussi bien matériellement que psychologiquement, socialement et culturellement.</text:span></text:p>
      <text:p text:style-name="P10"><text:span text:style-name="T10">Il y a aussi une nécessité d’organiser l’après guerre </text:span><text:span text:style-name="T11">via les traités de paix, remettre en place les frontières, gérer les flux migratoires, reconnaître les responsabilités pénales et civiles via des réparations.</text:span></text:p>
      <text:p text:style-name="P37"/>
      <text:p text:style-name="P54">Contexte géopolitique :</text:p>
      <text:p text:style-name="P38"/>
      <text:p text:style-name="P11"><text:span text:style-name="T12">Le monde est secoué, beaucoup de pays sont entrés en guerre </text:span><text:span text:style-name="T13">et seul l’Amérique du Nord et du Sud sont indemnes. </text:span><text:span text:style-name="T14">La guerre a été extrêmement traumatisante pour les peuples pour les peuples européens, et la fin de la guerre s’accompagne aussi de la fin du négationnisme, ce qui va entraîner une grande violence psychologique. <text:line-break/></text:span><text:span text:style-name="T15">De nombreux morts civils sont aussi à déplorer dans les deux camps suite aux attaques sur les villes, </text:span><text:span text:style-name="T16">qui ont infligé beaucoup de dégâts matériels et entraîne un besoin de reconstruction. </text:span></text:p>
      <text:p text:style-name="P12"><text:span text:style-name="T17">C’est pour l’Europe le réveil d’un long cauchemar, </text:span><text:span text:style-name="T18">un état psychologico-social particulier</text:span><text:span text:style-name="T14">, </text:span><text:span text:style-name="T18">qui permet de mettre en place des changements internationaux pour éviter de nouvelles guerres, du moins européennes.<text:line-break/></text:span></text:p>
      <text:p text:style-name="P39">L’apparition de nouvelles technologies comme la bombe nucléaire et les progrès dans les armes chimiques ayant comme but unique de tuer en masse, ont des conséquences chaotiques sur la population. </text:p>
      <text:p text:style-name="P13"><text:span text:style-name="T19">F</text:span><text:span text:style-name="T2">ace à ces avancées technologiques </text:span><text:span text:style-name="T20">va donc se dresser une volonté de reconstruction et de paix durable dans le temps.</text:span></text:p>
      <text:p text:style-name="P40"/>
      <text:p text:style-name="P14"><text:span text:style-name="T20">L</text:span><text:span text:style-name="T2">e système international est en ébullition, les bouleversements de la seconde guerre mondiale ont été bien trop important pour revenir à la situation internationale précédente</text:span></text:p>
      <text:p text:style-name="P15"><text:span text:style-name="T2">Au départ les hommes politiques souhaite une reconstruction du </text:span><text:span text:style-name="T21">système international d’antan, mais les USA vont changer d’approche suite aux actes soviétiques en Europe de l’Est. </text:span></text:p>
      <text:p text:style-name="P16"><text:span text:style-name="T21">O</text:span><text:span text:style-name="T2">n pense tout d’abord à une mise en place d’une nouvelle SDN efficace reposant sur le même système qu’auparavant. Les deux empires coloniaux eux espèrent avant tout garder leurs possessions en Afrique et en Asie afin de rester des superpuissances.</text:span></text:p>
      <text:p text:style-name="P41"/>
      <text:p text:style-name="P16"><text:soft-page-break/><text:span text:style-name="T2">Mais rien de tout ça ne va se produire, et une monde totalement différent va se mettre en plac</text:span><text:span text:style-name="T22">e. La France et la Grande Bretagne </text:span><text:span text:style-name="T23">vont êtres </text:span><text:span text:style-name="T22">dépassé par les écarts entre </text:span><text:span text:style-name="T24">les </text:span><text:span text:style-name="T22">nouvelles superpuissances </text:span><text:span text:style-name="T24">et eux, vont devoir céder face à la </text:span><text:span text:style-name="T25">mise en place d’une géopolitique totalement nouvelle</text:span></text:p>
      <text:p text:style-name="P17"><text:span text:style-name="T25">L’</text:span><text:span text:style-name="T2">Europe totalement détruite a du mal a se remettre de la guerre en comparaison des grands vainqueurs. Staline a aussi d’autres plans pour l’Europe et compte profiter de la présence de l’armée rouge sur </text:span><text:span text:style-name="T26">les territoires libérés. <text:line-break/></text:span><text:span text:style-name="T27">Une opposition idéologique va donc se mettre en place avec les USA, qui vont finalement décidé de s’impliquer dans les affaires mondiales. </text:span></text:p>
      <text:p text:style-name="P18"><text:span text:style-name="T27">L’</text:span><text:span text:style-name="T2">URSS et les USA vont donc prendre les affaires mondiales en main, et la France et la Grande Bretagne pesant beaucoup moins que ces deux géants vont perdre de l’</text:span><text:span text:style-name="T28">emprise sur le monde.</text:span></text:p>
      <text:p text:style-name="P19"><text:span text:style-name="T28">L</text:span><text:span text:style-name="T2">a question de la France comme vainqueur se pose même à l’époque, et finit seulement par être considérée vainqueur grâce à la résistance de De Gaulle et le soutien de Churchill, </text:span><text:span text:style-name="T29">qui insiste pour que la France reste du côté des vainqueurs. </text:span></text:p>
      <text:p text:style-name="P20"><text:span text:style-name="T29">S</text:span><text:span text:style-name="T2">uite à la seconde guerre mondiale et aux manœuvres de Staline en Europe de l’Est, le grand allié soviétique passe à grand ennemi. </text:span></text:p>
      <text:p text:style-name="P42"/>
      <text:p text:style-name="P42"/>
      <text:p text:style-name="P58"/>
      <text:p text:style-name="P60">II. Émergence et réalité d’un monde bipolaire</text:p>
      <text:p text:style-name="P55"/>
      <text:p text:style-name="P55"/>
      <text:p text:style-name="P21"><text:span text:style-name="T2">De 1945 à <text:s/>1947 ont lieu de grandes conférences de paix ayant pour but de trouver et maintenir la paix. Ces grandes conférences diplomatiques vont donner les traités de paix. </text:span><text:span text:style-name="T30">Les alliés envisagent avant la fin de la guerre l’après guerre, son organisation et ses conséquences. </text:span><text:span text:style-name="T31">On veut en 1945 assurer la paix via un système de paix pérenne, qui se fera via la création de l’ONU et des institutions solides pour assurer la paix internationale. <text:line-break/><text:line-break/></text:span><text:span text:style-name="T32">L’ONU est crée suite à la conférence de San Francisco de 1945, </text:span><text:span text:style-name="T33">mais il y a tout d’abord un grand cheminement. </text:span></text:p>
      <text:p text:style-name="P43"/>
      <text:p text:style-name="P56"/>
      <text:p text:style-name="P33"><text:span text:style-name="T33">a. </text:span><text:span text:style-name="T2">Processus de création de l’ONU</text:span></text:p>
      <text:p text:style-name="P57"/>
      <text:p text:style-name="P57"/>
      <text:p text:style-name="P44">L’ONU s’inscrit dans le découlement de la pensée Wilsonienne, une pensée solidariste qui prendre forme via la SDN, organisation qui sera un échec car n’arrivant jamais à une entente.</text:p>
      <text:p text:style-name="P22"><text:span text:style-name="T2">Dès le début de la 2ème guerre mondiale, les alliés vont imaginer la création d’une nouvelle OI de paix, on en voit apparaître une esquisse dans la Charte de l’Atlantique de 1941, </text:span><text:span text:style-name="T34">cosignée par l’Amérique et la Grande Bretagne, </text:span><text:span text:style-name="T35">qui met en place une institutionnalisation d’un système de sécurité générale sur des bases larges. Ce texte n’a pas de portée juridique contraignante, mais fait germer l’idée de l’ONU. <text:line-break/><text:line-break/></text:span><text:span text:style-name="T36">Le 1</text:span><text:span text:style-name="T77">er</text:span><text:span text:style-name="T36"> janvier 1942, les pays en guerre contre l’Allemagne vont se réunir à Washington et signer la </text:span><text:span text:style-name="T73">Déclaration des Nations Unies</text:span><text:span text:style-name="T36">. </text:span><text:span text:style-name="T37">Par cette déclaration les États s’engagent à mettre sur place un système de sécurité à travers le monde</text:span></text:p>
      <text:p text:style-name="P45"/>
      <text:p text:style-name="P104"><text:span text:style-name="T37">E</text:span><text:span text:style-name="T2">n 1943 a lieu la conférence de Moscou, l’URSS, les USA, la Chine, la Grande Bretagne (et donc la France), souhaitent mettre en place une organisation de gestion de la paix internationale. </text:span><text:span text:style-name="T38">Cette conférence sera importante car c’est ici qu’on parle du principe de base d’égalité souveraine des États. </text:span><text:span text:style-name="T39"><text:line-break/></text:span><text:span text:style-name="T40">O</text:span><text:span text:style-name="T39">n mettra </text:span><text:span text:style-name="T40">aussi</text:span><text:span text:style-name="T39"> en place un groupe d’étude, ayant comme objectif la mise en place d’une future organisation de paix. </text:span></text:p>
      <text:p text:style-name="P104"><text:span text:style-name="T39"/></text:p>
      <text:p text:style-name="P104"><text:span text:style-name="T39">E</text:span><text:span text:style-name="T40">n 1944, Roosevelt met à son tour en place la </text:span><text:span text:style-name="T76">Conférence de Dumb</text:span><text:span text:style-name="T75">a</text:span><text:span text:style-name="T76">rton </text:span><text:span text:style-name="T74">Oaks</text:span><text:span text:style-name="T40">, une ville sur la côte est des USA, qui vise à mettre en place des accords et structures juridiques internationales </text:span><text:span text:style-name="T41">via deux conférences, une en septembre 1944 et l’autre en Octobre.</text:span></text:p>
      <text:p text:style-name="P23"><text:span text:style-name="T41">L’</text:span><text:span text:style-name="T2">URSS reste très investi dans ces conférences.</text:span></text:p>
      <text:p text:style-name="P23"><text:span text:style-name="T2">Les États vont se mettre d’accord sur un grand nombre de points, le conseil de sécurité, la cour de justice, </text:span><text:span text:style-name="T42">l’assemblée, générale</text:span><text:span text:style-name="T2">…., </text:span><text:span text:style-name="T42">et une première ébauche de la Charte des Nations Unies va être faite.<text:tab/></text:span><text:span text:style-name="T2"><text:line-break/>Tous les pays en guerre contre l’Allemagne </text:span><text:span text:style-name="T43">y participe. </text:span></text:p>
      <text:p text:style-name="P46"/>
      <text:p text:style-name="P46"/>
      <text:p text:style-name="P24"><text:span text:style-name="T43">E</text:span><text:span text:style-name="T2">n 1945 </text:span><text:span text:style-name="T44">a lieu la conférence de Yalta, on refuse à l’URSS les quinze voix à Staline, mais il en obtiendra tout de même trois, une pour la Russie </text:span><text:span text:style-name="T45">« blanche »</text:span><text:span text:style-name="T44">, une pour l’Ukraine et une pour l’URSS. <text:line-break/></text:span><text:span text:style-name="T46">On convient aussi que le droit de véto ne fonctionne pas pour les </text:span><text:span text:style-name="T47">changement structurel à l’ONU. <text:line-break/><text:line-break/></text:span><text:span text:style-name="T48">2</text:span><text:span text:style-name="T50">5</text:span><text:span text:style-name="T48"> avril </text:span><text:span text:style-name="T50">au 26 juin</text:span><text:span text:style-name="T48"> 1945, </text:span><text:span text:style-name="T49">conférence de San Francisco. Création de l’ONU </text:span><text:span text:style-name="T50">le</text:span><text:span text:style-name="T49"> 26 juin 1945 avec la charte de l’ONU. </text:span><text:span text:style-name="T51">Cette conférence reprend l’intégralité des éléments retenus lors des conférence de Dumbarton Oaks et Yalta. <text:line-break/></text:span><text:soft-page-break/><text:span text:style-name="T52">Les États pensent que cette organisation va bien fonctionner, avec le Conseil de Sécurité comme un directoire. <text:line-break/></text:span></text:p>
      <text:p text:style-name="P24"><text:span text:style-name="T52">La Charte est fondée sur de grands principes : maintien de la paix, pas d’usage de la violence, négociation entre les pays, droits des peuples, préserver la personne humaine. </text:span><text:span text:style-name="T53">Au commencement seulement une vingtaine de pays signent la charte, puis d’autres pays nécessairement en paix la rejoignent. </text:span></text:p>
      <text:p text:style-name="P47"/>
      <text:p text:style-name="P47">L’assemblée générale hors l’admission de nouveaux membres a uniquement un rôle consultatif, elle émet des recommandations, nomme le secrétaire général des Nations Unies sous proposition du conseil de sécurité.</text:p>
      <text:p text:style-name="P25"><text:span text:style-name="T2">Le premier secrétaire est norvégien, c’est un secrétaire général de compromis, ce qui a marqué l’histoire, </text:span><text:span text:style-name="T54">le secrétaire restera donc un représentant neutre </text:span><text:span text:style-name="T55">d’un petit pays, en alternance avec les continents avec les autres grandes organisations, UNESCO, …, sauf le FMI ou la banque mondiale par exemple. </text:span></text:p>
      <text:p text:style-name="P48"/>
      <text:p text:style-name="P26"><text:span text:style-name="T55">L</text:span><text:span text:style-name="T2">e Conseil de sécurité reste l’organe essentiel de l’ONU, il a un rôle exécutif, </text:span><text:span text:style-name="T56">et est composé de quinze membres en comptant les cinq </text:span><text:span text:style-name="T57">permanents. </text:span><text:span text:style-name="T58">Mais c’est aussi un organe qui empêche l’action, il a dès le début </text:span><text:span text:style-name="T59">été assez inefficace à cause du droit de </text:span><text:span text:style-name="T60">veto. Il favorise néanmoins le règlement pacifique des différents et la prise de mesure </text:span><text:span text:style-name="T61">coercitive</text:span><text:span text:style-name="T60">, </text:span><text:span text:style-name="T61">avec des moyens d’action économique et militaire, </text:span><text:span text:style-name="T62">via notamment les casques bleus. <text:line-break/></text:span></text:p>
      <text:p text:style-name="P27"><text:span text:style-name="T62">L</text:span><text:span text:style-name="T2">a Cour Internationale de Justice dont l’objectif sera de gérer les différents entre les États </text:span><text:span text:style-name="T63">et de mettre en place le règlement pacifique des différents et intervient comme un médiateur juridictionnel qui va être au service des États.</text:span></text:p>
      <text:p text:style-name="P49"/>
      <text:p text:style-name="P28"><text:span text:style-name="T63">I</text:span><text:span text:style-name="T2">l y a aussi des institutions spécialisées qui sont dotés d’une personnalité juridique. Ce sont des organisations internationales qui ont leur propre identité par rapport à l’ONU et qui y sont rattachés, car issues de ses principes. Elles ne sont pas soumises aux organes des Nations Unies, et dispose de leur propre administration.<text:line-break/></text:span></text:p>
      <text:p text:style-name="P28"><text:span text:style-name="T64">Exemple : Le conseil économique et social, qui a pour but l’intégration socio-culturelle et économique. Ce conseil est chargé de coordonner tout ce qui n’est pas sécuritaire, non lié au droits de l’Homme, tous les domaines plutôt culturels et économiques (commerce par exemple). </text:span><text:span text:style-name="T65">Il fait aussi le lien entre les Nations Unies et les autres institutions spécialisées. L’UNESCO y est en partie rattaché car le conseil établit les principes généraux.<text:line-break/></text:span></text:p>
      <text:p text:style-name="P29"><text:span text:style-name="T65">L</text:span><text:span text:style-name="T2">e conseil de tutelle, va être chargé de surveiller et administrer certains territoires. En 1946 il va avoir une importance particulière car il récupère tous les pays sous mandats de la SDN, et tous ceux annexés par le Reich, mais les États peuvent demander à retrouver leurs souverainetés. Ce conseil a comme intérêt de mettre sous tutelle internationale un État. </text:span></text:p>
      <text:p text:style-name="P50"/>
      <text:p text:style-name="P50">Une question va très vite se poser, où implanter le siège de l’organisation des Nations Unies ? </text:p>
      <text:p text:style-name="P30"><text:span text:style-name="T2">Staline lui s’oppose à un siège européen, </text:span><text:span text:style-name="T66">les américains vont donc proposer New York, ce qui sera accepté par l’URSS, on pensait à cette époque les États-Unis allaient redevenir un État neutre car </text:span><text:span text:style-name="T67">isolationniste.<text:line-break/></text:span><text:span text:style-name="T68">Ce choix va profondément marquer les relations internationales. </text:span></text:p>
      <text:p text:style-name="P31"><text:span text:style-name="T68">On va ensuite choisir comme langues officielles l’anglais et le français. </text:span><text:span text:style-name="T69">Tous les travaux doivent donc êtres traduits dans les deux langues. </text:span><text:span text:style-name="T70">Cela s’expliquer par la position du français qui était jusqu’alors considéré comme la langue noble de la diplomatie et de la démocratie. </text:span></text:p>
      <text:p text:style-name="P51"/>
      <text:p text:style-name="P34"><text:span text:style-name="T66">b</text:span><text:span text:style-name="T2">) Le début difficile des Nations Unies</text:span></text:p>
      <text:p text:style-name="P51"/>
      <text:p text:style-name="P139">Dès le début, les Nations Unies connaissent des difficultés de fonctionnement. </text:p>
      <text:p text:style-name="P139">Le <text:span text:style-name="T270">veto</text:span> bloque l’organisation à de nombreuses reprises surtout que les alliés d’hier, vont se révéler être les ennemis de demain. </text:p>
      <text:p text:style-name="P139"><text:soft-page-break/></text:p>
      <text:p text:style-name="P32"><text:span text:style-name="T71">Une des première grandes questions à laquelle va devoir répondre l’ONU est celle de la politique de l’URSS en Azerbaïdjan. La Grande Bretagne et les USA veulent porter plainte contre l’URSS et ils utilisent pour cela l’Iran en proxy </text:span><text:span text:style-name="T66"><text:s/></text:span></text:p>
      <text:p text:style-name="P139"/>
      <text:p text:style-name="P139">L’Espagne directement après la guerre est sous le régime de Franco (dictateur, décrié en Europe continentale). En 1945, Franco propose l’Espagne pour entrer aux NU, les grandes puissances s’accordent pour ne pas accepter l’accès à l’Espagne. Dès 1945, la raison est que c’est un régime fasciste : ne rentre pas dans les principes des Nations Unies. La France va aller plus loin, elle a peur des mouvements des migrations espagnoles. Décembre 1945 : elle propose qu’on prenne des mesures en vue de renverser le gouvernement de franco afin d’installer la démocratie. Cette demande est refusée catégoriquement notamment par les anglo-saxons : ingérence notable. En revanche, ils acceptèrent que le problème espagnol puisse être discuté au sein de l’Assemblée Générale des Nations Unies. La France rompt ses relations commerciales avec l’Espagne et ferme ses frontières. Finalement elle obtient un communiqué politique international franco-anglo-américain qui condamne moralement le régime de Franco en mars 1946 : déclaration très forte à l’époque car invite la population espagnole à choisir un régime démocratique (invitation à l’insurrection). </text:p>
      <text:p text:style-name="P139">S’en suivent une bataille de résolutions des Nations Unies sur l’intégration ou non de l’Espagne dans les Nations Unies. Franco réintroduit régulièrement des demandes d’admission. Il se rapproche également de l’URSS pour essayer de rentrer. Besoin de montrer que son régime est légitime : les pays occidentaux ne pourront plus remettre en cause sa légitimité. </text:p>
      <text:p text:style-name="P139">Février 1946 : Panama (satellite américain à l’époque) qui propose une résolution pour recommander non-admission de l’Espagne dans les Nations Unies. </text:p>
      <text:p text:style-name="P139">Avril 1946 : Pologne poussée par la France qui demande au Conseil de sécurité d’étudier la question espagnole pour les pousser à rompre leurs relations diplomatiques avec l’Espagne. Mais personne ne tombe d’accord sur cette question : on le raye de l’ordre du jour. </text:p>
      <text:p text:style-name="P139">Décembre 1946 : l’AG étudie l’admission de l’Espagne dans l’Organisation du système des Nations Unies. A force d’activisme, la France obtient une recommandation de l’AG qui va recommander aux pays du Conseil de Sécurité de ne pas admettre les missions diplomatiques de l’Espagne dans les organes internationaux (jusqu’en 1950). Les Nations Unies refusent d’aller plus loin alors que la France désire une position plus ferme jusqu’à des sanctions économiques. Mais les états sud-américains à partir des années 50 vont décider de reprendre les relations diplomatiques avec l’Espagne et vont inverser la tendance : 1956, l’Espagne est admise comme nouveau membre des Nations Unies (Régime franciste se termine 1975). Franco a fait en sorte de privilégier les liens diplomatiques et commerciaux avec ces États. </text:p>
      <text:p text:style-name="P139"/>
      <text:p text:style-name="P139">Cet épisode est très typique des débuts compliqués des Nations Unies : État non démocratique donc qui ne devrait pas entrer. Revirement de situation via le jeu diplomatique alors qu’à la base l’Espagne était l’ennemie juré : l’Organisation est très politique et mise en avant des difficultés à prendre des décisions importantes sur des sujets importants de la sécurité internationale. </text:p>
      <text:p text:style-name="P139"/>
      <text:p text:style-name="P139"><text:span text:style-name="T78">Question du contrôle de l’énergie atomique dès 1945 </text:span>: il faut contrôler l’énergie atomique étant donné sa violence. </text:p>
      <text:p text:style-name="P139"/>
      <text:p text:style-name="P139">Organisation d’une Conférence en novembre 1945 entre les détenteurs de la bombe atomique pour suggérer une décision des NU : en 1945 détenteurs de l’arme atomique (l’Angleterre, les États-Unis, le Canada). Il faut empêcher l’utilisation de l’arme atomique : beaucoup d’États souhaitent s’en servir, il faut encourager utilisation nucléaire civile. </text:p>
      <text:p text:style-name="P139">L’Assemblée générale approuve à l’unanimité la création d’une commission de l’énergie atomique : mais beaucoup de désaccords. Les américains proposent de créer une autorité du développement de l’énergie <text:soft-page-break/>atomique qui devrait contrôler toute la production d’uranium et son utilisation (contrôle absolu de cette Autorité). Rapport Lilienthal : à la base de la proposition américaine de contrôle. </text:p>
      <text:p text:style-name="P139">Quand les américains proposent cette Autorité, l’URSS n’est pas d’accord (contrôle sur toutes les nations et dans sa mission de contrôle, l’Autorité ne pourrait être contrainte par le véto du Conseil de Sécurité). Les soviétiques et son délégué Gromyko ayant eu un rôle très important après la guerre : représentant permanent de l’URSS auprès des Nations Unies. L’URSS ne veut pas de contrôle de l’énergie atomique, Gromyko propose que le contrôle de l’énergie atomique dépende du Conseil de Sécurité laissant le droit à chaque grande puissance de pouvoir utiliser son droit de véto. Il propose la mise en place d’une Convention internationale qui rendrait la bombe atomique hors la loi et proposent également que les stocks d’uranium destinés à la fabrication de l’arme atomique soient détruits juste après la ratification de cette Convention (ce sont les États-Unis qui disposent de tous les stocks, seuls affectés par cette Convention). Enfin, via cette proposition le secret atomique devait être divulgué aux Nations Unies. Entre temps on découvre que les soviétiques sont en train d’espionner à Ottawa des bâtiments publiques de défenses dans lesquels on sait que sont détenus les secrets de la bombe atomique américaine. </text:p>
      <text:p text:style-name="P139"/>
      <text:p text:style-name="P139">Les deux propositions ne font que traduire la défiance réciproque entre les EU et l’URSS : le régime soviétique est très stressé par leur retard militaire, technique… Début de guerre froide marquée par l’espionnage. La commission crée n servira à rien et aucune décision ne sera prise pour le contrôle de l’énergie atomique. La France propose d’abandonner cette tâche. Certains États en tireront des bénéfices étant donné qu’ils vont ne profiter pour mener des essais. </text:p>
      <text:p text:style-name="P139"/>
      <text:p text:style-name="P139">On sent dès le début des NU que la tension monte entre les deux grands et que la guerre froide arrive et sera particulièrement présente dans l’Organisation car elle est la conférence permanente dans laquelle l’URSS et les EU sont confrontés diplomatiquement et directement : incapacité d’action partielle des NU au niveau international. Les EU et l’URSS bloqueront ou se bloqueront mutuellement. </text:p>
      <text:p text:style-name="P139"/>
      <text:p text:style-name="P139">Le droit de <text:span text:style-name="T271">veto</text:span> devient très vite dans le cadre de la guerre froide un outil empêchant la décision au sein des NU. </text:p>
      <text:list xml:id="list4224096932" text:style-name="WWNum3">
        <text:list-header>
          <text:p text:style-name="P105"/>
        </text:list-header>
      </text:list>
      <text:p text:style-name="P107"/>
      <text:p text:style-name="P63"><text:span text:style-name="T85">II</text:span><text:span text:style-name="T86">I. </text:span><text:span text:style-name="T84">Les autres Conférences d’après-guerre</text:span><text:span text:style-name="T80"> </text:span></text:p>
      <text:p text:style-name="P64"/>
      <text:p text:style-name="P132">Ces Conférences vont beaucoup traiter des réparations de l’Allemagne vaincue. </text:p>
      <text:p text:style-name="P132">Les deux grandes : Yalta et Potsdam. Puis mise en place d traités de paix après la SGM. </text:p>
      <text:p text:style-name="P132"/>
      <text:p text:style-name="P135"><text:span text:style-name="T278">a. </text:span>Conférence de Yalta </text:p>
      <text:p text:style-name="P141"/>
      <text:p text:style-name="P132">Février 1945 : conférence de Yalta. </text:p>
      <text:p text:style-name="P132">L’Allemagne n’a pas capituler mais on prévoit déjà quel sera son sort. On imagine comment on va traiter l’Allemagne et la Pologne après la chute du Reich. La conférence réunit les 3 acteurs majeurs de la guerre : Staline, Roosevelt et Churchill. Relative bonne entente entre les trois grands surtouts que l’on voit la fin de la guerre arriver. </text:p>
      <text:p text:style-name="P132"/>
      <text:p text:style-name="P132">On décide que l’Allemagne sera divisée en 3. </text:p>
      <text:p text:style-name="P132">Churchill veut faire une place à la France car il a peur de se retrouver seul : il sent le changement d’équilibre arriver et sait donc que la Vieille Europe va devoir faire front. Il fait fi des anciennes rivalités qui existaient entre la Grande-Bretagne et la France. </text:p>
      <text:p text:style-name="P132">La France va donc obtenir grâce à Churchill sa zone d’occupation. Staline accepte de donner une zone d’occupation à la France au niveau de Berlin uniquement si les américains et les britanniques prélèvent ce territoire de celui qui leur a été attribué dans le partage entre les 3 grands. La France est donc considérée grâce aux britanniques. </text:p>
      <text:p text:style-name="P132"/>
      <text:p text:style-name="P132">Gros risque pour la France d’être considéré comme les vaincus et des collaborateurs notamment à cause du régime de Vichy. </text:p>
      <text:p text:style-name="P132"/>
      <text:p text:style-name="P132">Cas de la Pologne : le territoire a été totalement annexé par le Reich car il considérait que ce territoire faisait partie du Reich car il appartenait à la Prusse (Silésie). </text:p>
      <text:p text:style-name="P132"/>
      <text:p text:style-name="P132">Yalta arrêter la déclaration sur l’Europe libérée : les soviétiques ne tiendront jamais les engagements qu’ils ont pris. Les pays alliés qui libèrent les territoires occupés par les allemands s’engagent à organiser des élections ouvertes à tous les partis démocratiques et contrôler par les représentants des trois grandes puissances. C’est un des éléments qui vont permettre aux américains de voir que les intentions des soviétiques ne sont pas si honnête que dans les conférences d’après-guerre. </text:p>
      <text:p text:style-name="P139"/>
      <text:p text:style-name="P135"><text:span text:style-name="T278">b. </text:span>Conférence de Postdam (17 juillet-2 aout 1945)</text:p>
      <text:p text:style-name="P139"/>
      <text:p text:style-name="P139">La conférence a lieu dans un contexte plus tendu. Les alliés sont inquiets face au comportement des soviétiques. </text:p>
      <text:p text:style-name="P139">Février 1945 : ils ont libéré la Roumanie et y installent un gouvernement communiste dit « homogène » mais cette libération se fait aux profits d’un gouvernement soviétique arrivé au pouvoir via l’aide de l’URSS : non-respect de la déclaration. </text:p>
      <text:p text:style-name="P139"/>
      <text:p text:style-name="P139">Ruée des soviétiques sur les bastions nazis. </text:p>
      <text:p text:style-name="P139">Les alliés vont faire la course à celui qui arrivera le premier à conquérir les bastions restants des nazis : on est en quête des trésors de guerre allemand, ils ont beaucoup pillé notamment des œuvres d’art. </text:p>
      <text:p text:style-name="P140"><text:s/></text:p>
      <text:p text:style-name="P140">Conférence du changement d’équilibre </text:p>
      <text:p text:style-name="P139">Changements liés aux américains avec la mort de Roosevelt qui avait une bonne capacité de communication avec Roosevelt. Churchill n’est pas reconduit aux élections : Clément Attlee. </text:p>
      <text:p text:style-name="P139"><text:soft-page-break/>Truman a une approche totalement différente de Roosevelt d’un point de vue post-guerre mondiale. Il est beaucoup plus méfiant des soviétiques. </text:p>
      <text:p text:style-name="P139">Nouvelle donnée de configuration pour les relations entre les trois grands. </text:p>
      <text:p text:style-name="P139"/>
      <text:p text:style-name="P139">Montée de la méfiance entre l’URSS et les EU et entre la GB et l’URSS. </text:p>
      <text:p text:style-name="P140"/>
      <text:p text:style-name="P140">On décide matériellement des répartitions territoriales : </text:p>
      <text:p text:style-name="P132">On va décider que la Pologne sera dirigée par un nouveau gouvernement : </text:p>
      <text:list xml:id="list2926167952" text:style-name="WWNum2">
        <text:list-item>
          <text:p text:style-name="P133">Gouvernement libéral avant la guerre : il s’était réfugié à Londres pour installer un gouvernement provisoire. </text:p>
        </text:list-item>
        <text:list-item>
          <text:p text:style-name="P133">Résistance nationale communiste : communauté de Lublin qui va réussir avec le soutien de Staline à obtenir le fait de devenir le gouvernement au pouvoir après la guerre. <text:s/></text:p>
        </text:list-item>
        <text:list-item>
          <text:p text:style-name="P133">Réparation territoriale : 78 000 km2 de perdu pour la Pologne aux profits de l’URSS. </text:p>
        </text:list-item>
      </text:list>
      <text:p text:style-name="P132"/>
      <text:p text:style-name="P132">On profite de l’après-guerre pour faire une répartition territoriale pour venger ce qui s’est passé dans le passé (Traité de Versailles). On ne prend pas trop en compte les populations sur le territoire : mouvements de populations, allemands expulsés (plus de 2 millions). </text:p>
      <text:p text:style-name="P132">La Pologne reste un territoire très convoité par les soviétiques car ils veulent maintenir les territoires polonais du Nord pour des raisons économiques et stratégiques. L’URSS va envisager la répartition de la Pologne en récupérant les territoires annexés. Les alliés cèdent sur ce dossier : ils n’ont pas de présence sur le territoire, ils ne peuvent pas s’opposer et se disent que du point de vue de leur stratégie diplomatique cela peut être un atout de faire des concessions à Staline. </text:p>
      <text:p text:style-name="P132"/>
      <text:p text:style-name="P134">On envisage des solutions pour l’Autriche. </text:p>
      <text:p text:style-name="P132">Discuter autour de sa neutralité. </text:p>
      <text:p text:style-name="P132"/>
      <text:p text:style-name="P134">On discute beaucoup des territoires européens mais peu de véritables décisions concrètes. </text:p>
      <text:p text:style-name="P139"/>
      <text:p text:style-name="P140">A Yalta on parle également d’autre territoires que les territoires européens. </text:p>
      <text:p text:style-name="P139">La position américaine change sur la partie asiatique. Les américains prennent des positions sur le futur conflit coréen : course territoriale qui entrainera la guerre de Corée qui fut l’un des grands évènements de la guerre froide.</text:p>
      <text:p text:style-name="P139"/>
      <text:p text:style-name="P139"><text:span text:style-name="T269">On envisage les traités de Paris : 1 conférence, 5 traités de paix</text:span>. </text:p>
      <text:p text:style-name="P139">Il y aurait un conseil des ministres des Affaires étrangères des pays alliés : il se compose des ministres des Affaires étrangères français, britannique, américain, soviétique et chinois. Il se compose en fait des 5 membres du Conseil de Sécurité que l’on considère comme les organisateurs du monde d’après-guerre. </text:p>
      <text:p text:style-name="P139">Cette conférence est annoncée à l’issue de la conférence de Postdam. </text:p>
      <text:p text:style-name="P139"/>
      <text:p text:style-name="P139"/>
      <text:p text:style-name="P139">Ces conférences de paix se tiendront à partir de septembre 1945. La première conférence : conférence de Londres, puis série de conférence jusqu’en juillet 1946 où se tient la conférence de Paris du 29 juillet au 5 octobre qui donnera naissance aux traités de Paris. </text:p>
      <text:p text:style-name="P139"/>
      <text:p text:style-name="P139">21 pays vont participer : ceux que l’on considère comme vainqueurs de l’Allemagne mais avec un poids différencié par rapport aux efforts qu’ils ont fait. </text:p>
      <text:p text:style-name="P139"/>
      <text:p text:style-name="P139">5 traités car on traite les 5 pays dits satellites de l’Allemagne : ceux qui ont contribués à l’effort de guerre allemand. Italie, Roumanie, Bulgarie, Finlande, Hongrie. </text:p>
      <text:p text:style-name="P139"><text:soft-page-break/></text:p>
      <text:p text:style-name="P139"><text:span text:style-name="T269">Question de l’Italie :</text:span> un des alliés principaux de l’Allemagne. Qua fait-on des colonies italiennes ? La Lybie, l’Érythrée, <text:s/></text:p>
      <text:p text:style-name="P139"/>
      <text:p text:style-name="P139">Les alliés ne s’entendent pas sur la solution à apporter pour ses trois colonies. Triest : région éclatée entre l’Italie, la Croatie et la Slovénie. Les soviétiques vont s’accaparer cette région en appuyant leurs revendications via Tito (Yougoslavie). Les yougoslaves occupent à cette époque le territoire. En revanche les italiens sont soutenus par les britanniques pour garder ce territoire. Pas d’accord. On fait appel à l’ONU et à son conseil de tutelle pour ériger le territoire de Triest avec un statut de ville libre sous tutelle de l’ONU. On se rend compte que la solution n’est pas viable. </text:p>
      <text:p text:style-name="P139">1948 : les alliés proposent que Triest revienne aux mains de l’Italie. </text:p>
      <text:p text:style-name="P139">Les yougoslaves et soviétique refusent si bien que le statu quo est conservé sur le territoire de Triest. </text:p>
      <text:p text:style-name="P139">Question des réparations : remboursements monétaires prélevés sur l’Italie. </text:p>
      <text:p text:style-name="P139">Très peu des réparations prévues seront réellement prélevées. </text:p>
      <text:p text:style-name="P139"/>
      <text:p text:style-name="P140">La question de la Roumanie. </text:p>
      <text:p text:style-name="P139">Perte de plusieurs régions au profit de l’URSS mais récupère la Transylvanie qui appartenait à la Hongrie. Les romains sont plutôt protégés par les soviétiques qui vont placer le pays sur leur coupe. </text:p>
      <text:p text:style-name="P139"/>
      <text:p text:style-name="P140">La Hongrie </text:p>
      <text:p text:style-name="P139">Elle perd une partie de son territoire. C’est le pays qui va le plus subir les conséquences territoriales car l pays revient à ses frontières de 1920 : Transylvanie rendue à la Roumanie, Ruthénie annexée par l’URSS et perd ce qui correspond au Sud de la Slovénie et qui va être rattaché à la Tchécoslovaquie. <text:s/></text:p>
      <text:p text:style-name="P139">Réparations prévues mais jamais payés car ils n’ont pas les moyens.</text:p>
      <text:p text:style-name="P139"/>
      <text:p text:style-name="P140">La Finlande </text:p>
      <text:p text:style-name="P139">Grosse participation à l’effort de guerre allemand. Les soviétiques ont des exigences en matière de réparations : les plus lourdes réparations et un des rare pays qui avait les moyens. La Finlande perd une partie de territoire importante : les soviétiques annexent 44 000 km2 de territoires soumis à des contestations entre les deux pays. </text:p>
      <text:p text:style-name="P139"/>
      <text:p text:style-name="P139">10 février 1947 : les 5 traités de paix de Paris sont officiellement signés. </text:p>
      <text:p text:style-name="P139"/>
      <text:p text:style-name="P139">Pour l’Allemagne, l’Autriche et le Japon on n’arrive à aucun traité. On va décider que l’Allemagne sera placée sous un conseil de contrôle comprenant les 4 commandements en chef de chacun des pays. Le siège de cette autorité est placé à Berlin divisé en 4 zones. On envisage un conseil paritaire : administration paritaire, il faut une entente entre les 4 protagonistes. Les anglo-saxons et les français s’entendent bien mais les américains et les soviétiques sont d’accord sur les objectifs mais pas les moyens à mettre pour y arriver. Objectifs : ramener la démocratie en Allemagne et casser le national-socialisme. </text:p>
      <text:p text:style-name="P139"/>
      <text:p text:style-name="P139">Question du démembrement de l’Allemagne : Staline ne va plus y être favorable (voulait <text:span text:style-name="T271">sûrement</text:span> garder la main sur le territoire). </text:p>
      <text:p text:style-name="P139">Les États-Unis, les britanniques et l’URSS veulent unifier économiquement leurs zones pour permettre à l’Allemagne de se réinsérer dans le système international. La France refuse selon la politique de De Gaulle d’entendre parler d’unification tant que les exigences françaises ne sont pas entendues. La France exige la Sarre : région transfrontalière fortement industrielle et veut l’internationalisation de la Ruhr pour avoir un mandat dessus et l’administrer. </text:p>
      <text:p text:style-name="P139">La mise en place de la CECA va permettre de rapprocher l’Allemagne et la France au niveau de ces régions industrielles. </text:p>
      <text:p text:style-name="P139"/>
      <text:p text:style-name="P139"><text:soft-page-break/>Les alliés ne s’entendent pas du tout sur la vision de la reconstruction de l’Allemagne. A cela s’ajoute la question des réparations. L’Allemagne est une grande puissance industrielle : on prévoit de prélever les réparations sur ce potentiel industrielle (exploiter les usines allemandes). La France demande une très stricte application de ses réparations : prélèvement sur l’acier et le charbon. Les soviétiques également. Décalage idéologique, les soviétiques vont favoriser la prise de position politique des communistes dans leur zone. Ils font progresser l’économie communiste et les idées marxistes. Dans leur zone, ils imposent des systèmes de production communiste : nationalisation des entreprises et des grandes réformes agraires (collectivisation des terres). </text:p>
      <text:p text:style-name="P139"/>
      <text:p text:style-name="P139">Les économies occidentales migrent vers des économies de marché : les territoires et zones prennent des directions tant politiques qu’économiques radicalement différentes. Difficultés pour s’entendre de ce fait. </text:p>
      <text:p text:style-name="P139"/>
      <text:p text:style-name="P139">L’Organisation tripartie est frappée d’impuissance pour prendre des décisions. La dernière sera sur la mise en place du premier tribunal international ad hoc : tribunal de Nuremberg. Il va être mis en place pour juger les criminels de guerre nazis. </text:p>
      <text:p text:style-name="P139">L’Allemagne est en train de devenir le point essentiel des relations internationales de l’époque. Pendant toute la période de la guerre froide, chaque crise se traduira dans la situation allemande et plus précisément berlinoise. </text:p>
      <text:p text:style-name="P139"/>
      <text:p text:style-name="P139">Autriche pas d’accord. Les soviétiques veulent mettre l’Autriche à terre. </text:p>
      <text:p text:style-name="P139">Japon : mésententes entre les américains et les soviétiques. <text:s/></text:p>
      <text:p text:style-name="P139"/>
      <text:p text:style-name="P139">1946 : la situation est tendue entre les alliés. Ils se font de moins en moins confiance. Propension d’expansion territoriale des soviétiques. La situation se tend de plus en plus. </text:p>
      <text:p text:style-name="P139"/>
      <text:p text:style-name="P139">En 1946 : Churchill qui s’est retiré des affaires, fait des conférences. A Fulton aux États-Unis, il expose sa vision du monde et parle pour la première fois du rideau de fer qui est en train de tomber sur l’Europe. </text:p>
      <text:p text:style-name="P139"/>
      <text:p text:style-name="P139">Les américains décident de ne plus rien céder aux soviétiques : « esprit de Riga » qui remplace l’ « esprit de Yalta ». Changement de Secrétaire d’État américain James Burnes démissionne au profit du Général Marshall qui prend la tête de la diplomatie américaine. La nomination d’un militaire et général est significative pour les américains : ils haussent le ton. </text:p>
      <text:p text:style-name="P139">Quelques mois après les négociations seront rompus : approche conflictuelle. <text:bookmark text:name="_GoBack"/></text:p>
      <text:p text:style-name="P136"/>
      <text:p text:style-name="P66"/>
      <text:p text:style-name="P67"/>
      <text:p text:style-name="P62"><text:span text:style-name="T276">IV. </text:span>La situation au Proche, Moyen et Extrême Orient</text:p>
      <text:p text:style-name="P69"/>
      <text:p text:style-name="P143">-Conséquences de la guerre à travers des pays qui sont pour la plupart d’anciennes colonies. </text:p>
      <text:p text:style-name="P143">-L’engagement chinois en japonais en extrême orient </text:p>
      <text:p text:style-name="P143"/>
      <text:p text:style-name="P144">Le proche et Moyen-Orient </text:p>
      <text:p text:style-name="P143">La région est marquée par la présence et l’influence des français et britanniques. Le retour à la paix est marqué par la création de mouvements indépendantistes, régionalistes et idéologiques notamment via un mouvement : La <text:span text:style-name="T269">Ligue arabe</text:span> crée au Caire en mars 1945. Elle témoigne du réveil du panarabisme : union des pays arabes afin de reprendre une place qui leur est due dans le système internationale. Ce panarabisme nait en 1936, la Ligue arabe qui se constitue de l’Égypte, Syrie, Transjordanie, l’Irak, le Liban et le Yémen en sera l’aboutissement. Dès 1945, cette ligue arabe a pour volonté d’être ouverte à tout pays : son objectif est de « s’occuper des intérêts généraux des pays arabes ». Dès 1945, la Ligue arabe va s’intéresser au problème de la Palestine alors sous mandat britannique : elle demande le respect des droits des arabes en Palestine. La ligue arabe est un acteur essentiel de cette zone du Moyen orient dans le direct après-guerre. : elle est à. L’origine de nombreuses pressions sur les Grands et de nombreuses crises (crises économiques des années 70). Il va convaincre de nombreux autres pays arabes. Elle jouera un rôle important dans le conflit de la guerre froide même de manière indirecte. En 1945 et dans les années qui suivent, la Ligue arabe va avoir un rôle essentiel dans le processus de décolonisation : encourager les états à acquérir leur indépendance. De Gaulle dès l’après-guerre va vouloir amener à l’indépendance deux états placés sous mandat de la France en 1919 par la SDN : le Liban et la Syrie. Néanmoins il entend préserver les intérêts stratégiques français : chercher à obtenir des garanties malgré l’indépendance. Les deux états craignent que les garanties françaises ne soient des moyens détournés pour maintenir l’influence française : ils dénoncent une forme de néo-colonialisme. Un bras de fer apparait entre les autorités françaises et les autorités syriennes et libanaises si bien que des incidents éclatent entre les deux états avec des mouvements de contestation. Cela entraine une intervention des britanniques en Syrie, la France est débordée. Les britanniques vont imposer un cessez-le-feu et tenter d’apaiser la situation. Des tensions entre les français et mes britanniques vont apparaitre : les français pensent que les britanniques vont profiter de leur faiblesse au Moyen-Orient pour récupérer toute ses zones d’influences. Aucun des deux parties ne remportera la préservation de ses intérêts dans la région car les autres Grands vont s’intéresser à cette zone géographique. L’URSS va devenir un allié puissant de la Ligue arabe sur la question du Syrie et du Liban, l’URSS soutient ses deux pays devant l’ONU. L’URSS va obtenir le retrait des troupes françaises et britanniques des deux pays. </text:p>
      <text:p text:style-name="P143"><text:span text:style-name="T269">L’Égypte </text:span>: sous domination britannique et qui s’est vu remettre son indépendance en 1936. Les britanniques avaient accordés une indépendance presque complète à L’Égypte mis à part au niveau de la politique étrangère qui restait subordonnée aux anglais. Les égyptiens demandent le retrait des troupes britannique du Canal de Suez en plus de leur gestion autonome de leur politique extérieure. Les britanniques ne veulent pas renoncer à ce point géostratégique essentiel : péage qui est un gros avantage économique pour les britanniques. Ce problème dès 1947 est soumis à l’ONU mais aucune solution n’est trouvée. Elles aboutiront dans les années 50 à la Crise du Canal de Suez.</text:p>
      <text:p text:style-name="P143"><text:span text:style-name="T269">L’Irak </text:span>: sous domination britannique. Elle souhaite plus d’indépendance, les britanniques essaient de mettre en place un traité d’indépendance qui conserve leurs intérêts. Les <text:span text:style-name="T273">irakiens</text:span> vont refuser ce traité d’indépendance et rejeter définitivement l’influence britannique. </text:p>
      <text:p text:style-name="P143"><text:span text:style-name="T269">La Transjordanie :</text:span> le souverain par crainte de perdre son trône va préférer conserver son trône. Il signe un traité d’amitié avec les britanniques. Les souverains de Transjordanie étaient traditionnellement éduqués au Royaume-Unis, ils voulaient conserver cette tradition. L’émir Abdallah craignait que son pouvoir souverain soit menacé. <text:s/></text:p>
      <text:p text:style-name="P143"><text:span text:style-name="T269">L’Iran </text:span>: pendant la guerre, l’Iran est occupé par les soviétiques et par les britanniques, la situation d’après-guerre est complexe. Les soviétiques et les britanniques ne veulent pas retirer leurs troupes notamment en raison de rivalités pétrolières qui vont <text:span text:style-name="T272">apparaître</text:span> dans le cadre de ces évacuations. Les soviétiques maintiennent leurs <text:soft-page-break/>positions et soutiennent des mouvements autonomistes ou séparatistes dans certaines régions iraniennes : Azerbaïdjan et du Kurdistan. </text:p>
      <text:p text:style-name="P143">Grâce à l’intervention britannique et américaine à la demande du <text:span text:style-name="T272">C</text:span>hah, l’Iran va réussir à négocier le retrait des soviétiques qui obtiendront néanmoins des concessions pétrolières. La situation se stabilise ainsi en Iran pour quelques années : c’est un régime favorable aux puissances occidentales. </text:p>
      <text:p text:style-name="P143"><text:span text:style-name="T269">La Turquie </text:span>: a déclaré la guerre très tard, elle a pris le parti des alliés tard. Les soviétiques veulent se venger, l’URSS a des visions stratégiques dans la région et notamment au niveau de la Mer noir. Après la Seconde guerre mondiale, les soviétiques demandent la révision des accords conclus avec le pays avant la guerre pour obtenir des concessions quant à la possibilité de naviguer en mer noir, ils veulent également des rectifications de frontières notamment en Anatolie. (Accords de Montreux de 1936, que les soviétiques remettent en cause). La Turquie va recevoir le soutien des américains face à ses exigences territoriales des soviétiques et le soutien politique des États-Unis va se matérialiser par un soutien militaire. En 1946, Staline présente ses demandes et à ce moment-là, Truman face à ses exigences envoi un soutien militaire important en Turquie pour la soutenir (troupes navales). De nombreux missiles seront positionnés en Turquie par les américains en échange de leur protection. C’est une zone stratégique pour les deux parties. </text:p>
      <text:p text:style-name="P143"><text:span text:style-name="T269">La Grèce </text:span>: pays soumis à de nombreuses tensions. Guerre civile en Macédoine qui engendre une mobilisation d’un grand nombre d’allié : renaissance de tensions séparatistes. Les Bulgares et la Yougoslavie vont soutenir ses mouvements séparatistes. A la fin de la SGM, les britanniques ont un mandat sur la Grèce, ils combattent ces mouvements pour rétablir la monarchie grecque. Ils déploient leur soutien militaire en faveur de la restauration de la monarchie même s’ils veulent en fait établir une démocratie ou le monarque serait plus effacé. Les britanniques s’engagent dans un conflit qu’ils ont du mal à gérer et l’Armée rouge qui soutient la Yougoslavie et la Bulgarie va soutenir les mouvements séparatistes macédoniens. La guerre civile est relancée de manière considérable. </text:p>
      <text:p text:style-name="P143">1947 : la Grèce devient un état ou les soviétiques et britanniques son limité prêt à s’affronter : les américains s’en mêlent.</text:p>
      <text:p text:style-name="P143"/>
      <text:p text:style-name="P145">Extrême Orient </text:p>
      <text:p text:style-name="P143"><text:span text:style-name="T269">Le Japon </text:span>a grandement soutenu l’effort de guerre allemand. Il a investi de nombreux pays voisins territorialement. Le Japon est le seul pays à <text:span text:style-name="T273">connaître</text:span> l’utilisation de la bombe nucléaire, évènement ayant définitivement marqué l’histoire japonaise et celle de l’humanité. </text:p>
      <text:p text:style-name="P143">Capitulation en 1945 signée par l’Empereur Hirohito. Les Japonais occupaient une influence essentielle dans la région, or effondrement du Japon modifie l’ordre régional. Les américains contrôlent militairement le Japon sous le commandement du Général M<text:span text:style-name="T274">acA</text:span>rthur : gagnant de la guerre du pacifique. Il met en place des réformes visant à la démocratisation du Japon et visant à faire <text:span text:style-name="T274">disparaître</text:span> les responsables de l’engagement nazi du Japon : il s’attaque aux grandes familles (les Zaibatsu, trusts familiaux). Il prélève des réparations sur le Japon, il a une structure industrielle très développée par rapports aux autres pays dans la région. Il démembre la structure industrielle militaire du pays. Il faut décider ce que l’on fait de l’empereur du Japon : on s’interroge pour savoir si on l’exécute ou si on le juge devant une juridiction internationale. On considère à l’époque que ce n’est pas stratégique, on va essayer de reconstruire ce nouveau Japon. Les américains choisissent de mettre l’empereur du Japon au cœur de la nouvelle Constitution pacifique. Dans la religion chïnto, l’empereur est le fils de la déesse du Soleil il est d’origine divine, on ne voulait pas dans une société bouleversée, maintenir un référentiel religieux pour le peuple japonais incarné par l’Empereur. Le déshonneur absolu était de se suicider en se plantant avec un sabre. Les américains se servent de l’Empereur et le place au centre de la Constitution pour amener les réformes et ne pas bouleverser trop en profondeur la société japonaise. Le Japon devait administrer aussi le Japon mais Mac<text:span text:style-name="T274">A</text:span>rthur va gérer le territoire de manière quasiment dictatoriale. Les soviétiques demandent leur part du japon. Mac<text:span text:style-name="T274">A</text:span>rthur fait valoir le fait que les Alliés n’ont servi à rien au Japon. A Yalta, la <text:span text:style-name="T274">Mandchourie</text:span> est restituée à la Chine (grande région industrielle) et l’île Formose (Taïwan) est également restituée à la Chine. </text:p>
      <text:p text:style-name="P143"><text:soft-page-break/>La Corée devient indépendante après la guerre mais divisée en deux car on n’est pas d’accord sur le régime à mettre en œuvre, elle est disputée entre les occidentaux et les soviétiques. L’URSS obtient quelques concessions territoriales : île de Kouriles. A l’issue de la guerre, les américains récupèrent les îles Marshall. <text:s/></text:p>
      <text:p text:style-name="P143">Dans la zone Sud asiatique, de nombreux changements s’opèrent notamment dans les années 50 : tensions autour de l’influence américaine, lutter contre l’influence du communisme chinoise. </text:p>
      <text:p text:style-name="P143"/>
      <text:p text:style-name="P143"><text:span text:style-name="T269">La Chine : </text:span>elle ne retrouve pas la paix après la seconde guerre mondiale. Elle est touchée par la guerre civile largement encouragée par les soviétiques avec leur politique en Manchourie, ils ont une grande présence militaire dans cette région. Les soviétiques soutiennent les mouvements communistes chinois qui vont de fait se mettre en guerre civile avec le gouvernement nationaliste chinois. Ils tentent de prendre le pouvoir. L’URSS et le gouvernement nationaliste avaient pourtant signé un accord d’amitié militaire. L’URSS va trahir la confiance du gouvernement en place en soutenant les réactionnaires communistes. La guerre civile devient très violente : guérillas. Les communistes s’unissent autour de Mao Tsé Tong. Le gouvernement nationaliste se tourne vers les américains, le Général Marshall tente d’intervenir diplomatiquement : il essai de rapprocher les deux parties et de réduire les partisans de Mao notamment. L’hésitation américaine à intervenir va plonger la Chine dans le communisme. </text:p>
      <text:p text:style-name="P143"/>
      <text:p text:style-name="P143">On voit que le Monde est très sérieusement clivé dans l’après-guerre. Les soviétiques cherchent à étendre l’idéologie communiste. Les américains sont réticents à prendre parti pour des puissances coloniales et hésitent souvent à intervenir étant donné leur isolationnisme naturel. Aux lendemains de la SGM, les problèmes ne sont pas du tout réglés dans le monde, des tensions idéologiques ne cessent de se renforcer. </text:p>
      <text:p text:style-name="P143"/>
      <text:p text:style-name="P137">La formation des blocs, le début de la guerre froide </text:p>
      <text:p text:style-name="P106"/>
      <text:p text:style-name="P137">1947 : La Guerre froide débute. Cela change profondément la face du monde qui tombe dans une idéologie dualiste. Modification profonde des données géostratégiques. </text:p>
      <text:p text:style-name="P137"/>
      <text:p text:style-name="P137">Les soviétiques essaient de faire progresser leur idéologie et leurs intérêts. Les États européens de leur côté ont peur d’une soviétisation de leurs territoires et font appel aux américains ce qui pousse ses derniers à refuser de se retrancher dans leur isolationnisme. <text:s/></text:p>
      <text:p text:style-name="P137"/>
      <text:p text:style-name="P143"><text:span text:style-name="T83">À</text:span><text:span text:style-name="T81"> partir de 1947 : émergence des blocs. </text:span></text:p>
      <text:p text:style-name="P137"><text:span text:style-name="T78"/></text:p>
      <text:p text:style-name="P137"><text:span text:style-name="T78">La naissance des deux blocs :</text:span></text:p>
      <text:p text:style-name="P142"/>
      <text:p text:style-name="P137">1947 : les problèmes se multiplient dans le Monde. </text:p>
      <text:list xml:id="list1430864149" text:style-name="WWNum1">
        <text:list-item>
          <text:p text:style-name="P138">Guerre d’Indochine en Asie qui se transforme en guerre idéologique avec les communistes. </text:p>
        </text:list-item>
        <text:list-item>
          <text:p text:style-name="P138">Situation coréenne qui se cristallise en un pays divisé en deux pays ayant une idéologie opposée. </text:p>
        </text:list-item>
        <text:list-item>
          <text:p text:style-name="P138">En Europe et dans les régions proches : la Grèce est en proie à la guerre civile, les communistes s’imposent de plus en plus au gouvernement royal on craint que la Grèce tombe sous le jouc des communistes. Le Général communiste Markos à la tête d’une guérillas communistes soutenu par la Bulgarie et la Yougoslavie et l’Albanie progresse aux dépends des britanniques qui manque de moyens pour soutenir le régime royal qu’elle tente de protéger d’une chute qui semble de plus en plus inévitable. Les britanniques demandent un soutien américain. Les EU décident de réagir d’autant plus que les américains voient la Turquie directement menacée par les soviétiques. L’Armée rouge n’est pas loin, le président Truman se présente devant le Congrès et demande de voter une aide financière pour la Turquie et la Grèce (400 millions de $), le 12 mars 1947. Il rappelle que trop de régimes totalitaires se sont imposés dans le monde. Truman soutient cette position interventionniste américaine, il déclare d’ailleurs « Le moment est venu de ranger les EU d’Amérique dans le camp et à la tête du Monde libre ». Les EU <text:soft-page-break/>vont agir comme les leaders du Monde libre opposés aux soviétiques. C’est ce que l’on considère comme le début de la doctrine Truman et la rupture de la politique américaine avec l’isolationnisme. </text:p>
        </text:list-item>
      </text:list>
      <text:p text:style-name="P137"/>
      <text:p text:style-name="P143"><text:span text:style-name="T82">Doctrine Truman</text:span><text:span text:style-name="T81"> : </text:span></text:p>
      <text:list xml:id="list113742510784036" text:continue-numbering="true" text:style-name="WWNum1">
        <text:list-item>
          <text:p text:style-name="P138">Maintenir la paix </text:p>
        </text:list-item>
        <text:list-item>
          <text:p text:style-name="P138">Diffuser la prospérité </text:p>
        </text:list-item>
        <text:list-item>
          <text:p text:style-name="P138">Étendre le modèle américain </text:p>
        </text:list-item>
      </text:list>
      <text:p text:style-name="P137"/>
      <text:p text:style-name="P137">1947 : Conférence de Moscou qui devait trouver une solution pour l’Allemagne et l’Autriche mais Staline crie au scandale avec le discours de Truman. </text:p>
      <text:p text:style-name="P137"/>
      <text:p text:style-name="P137">Conséquence matérielle de la doctrine Truman : Plan Marshall, aide financière votée en la faveur de certains pays. 5 juin 1947 : lancement du Plan Marshall dans un discours à Harvard de ce dernier. Sous peine de dislocation économique et financière des pays d’Europe, il faut leur venir en aide. Le Plan Marshall a pour but de favoriser les efforts d’unification européenne. Les américains étaient les premiers à soutenir la mise en place des États-Unis d’Europe, pour assurer l’unité et prospérité économique des européens. Les européens vont orienter leur économie vers les américains : la balance des échanges américaines sera extrêmement excédentaire (succès). Les américains proposent aide du plan Marshall y compris aux démocraties populaires et même aux soviétiques. Tous les pays soviétiques la refusent. Juillet 1947 : Mise en œuvre du. Plan Marshall. </text:p>
      <text:p text:style-name="P137">Les soviétiques réagissent de manière assez virulente : « manifestation de l’impérialisme américain ». L’URSS crée en réaction le Kominform : bureau de liaison entre les différents PC des démocraties populaires. En réalité, ces bureaux vont servir de point de relai pour transmettre l’idéologie, surveiller les états et piloter les PC locaux pour uniformiser leur idéologie avec la politique d Moscou. Pour lutter contre le Plan Marshall : lancement de grèves insurrectionnelles en France ou en Italie par les PC. </text:p>
      <text:p text:style-name="P137"/>
      <text:p text:style-name="P137">Conférence de Londres entre les ministres des Affaires étrangères alliés : fiasco, ils ne parviennent pas à s’entendre (« Conférence de la dernière chance ») notamment sur la question de l’Allemagne. Aucune décision n’est prise. Le représentant soviétique : Molotov pointe du doigt la mauvaise foi des occidentaux. A la fin de cette conférence, on sait que désormais l’entente entre les anciens alliés n’est plus possible. Qu’est ce qui va se passer ? </text:p>
      <text:p text:style-name="P68"/>
      <text:p text:style-name="P65"/>
      <text:p text:style-name="P61"><text:span text:style-name="T277">V. </text:span>Une Europe divisée</text:p>
      <text:p text:style-name="P65"/>
      <text:p text:style-name="P110">Deux questions clefs se posent encore à la suite de la fin de la guerre :</text:p>
      <text:p text:style-name="P110"/>
      <text:p text:style-name="P71"><text:span text:style-name="T213">a. </text:span><text:span text:style-name="T214">La question de l’Europe qui se divise de plus en plus</text:span></text:p>
      <text:p text:style-name="P78"><text:span text:style-name="T87"><text:line-break/></text:span><text:span text:style-name="T88">Suite à la libération de territoire de d’Europe de l’Est, l’armée rouge est encore présente dans de nombreux pays en </text:span><text:span text:style-name="T198">1947</text:span><text:span text:style-name="T88">, l’idéologie communiste gagne donc du terrain. </text:span><text:span text:style-name="T89">L’Europe continentale se divise donc bel et bien en deux camps, </text:span><text:span text:style-name="T90">le camps soviétique étant marqué par une politique expansionniste et sécuritaire forte, et la notion de glacis sécuritaire va faire son apparition, </text:span><text:span text:style-name="T91">c’est à dire une système d’alliance militaire avec les pays des blocs de l’Est, </text:span><text:span text:style-name="T92">cela est en partie dû à la possession de la bombe atomique par les États-Unis, qui plonge l’URSS dans la peur, </text:span><text:span text:style-name="T93">elle avance donc aussi ses recherches dans le champ des armes atomiques. </text:span><text:span text:style-name="T94">Cette impression d’être derrière les USA va profondément marqué la stratégie soviétique durant toute la guerre froide </text:span><text:span text:style-name="T95">et entraîner plusieurs courses à l’armement. </text:span></text:p>
      <text:p text:style-name="P78"><text:span text:style-name="T96">L’URSS va donc mettre en place un système d’alliance militaire, des traités d’assistance dirigés au départ contre l’Allemagne puis renforcés par des traités d’alliance militaires. </text:span><text:span text:style-name="T97">L’URSS va aussi mettre en place dans tous les pays de l’Est régimes communistes, les démocraties populaires, qui sont des régime très centralisés avec un État très fort. </text:span></text:p>
      <text:p text:style-name="P111"/>
      <text:p text:style-name="P79"><text:span text:style-name="T97">C</text:span><text:span text:style-name="T87">ette création de système d’alliance militaire, politique, culturel assez avancé créée un conglomérat d’État alignés sur l’URSS, avec le Kominform comme directoire, </text:span><text:span text:style-name="T98">il permet le contrôle des autorités politiques des pays de l’Est. </text:span><text:span text:style-name="T99">Cette stratégie fonctionne partout à quelques exceptions prêt :</text:span></text:p>
      <text:p text:style-name="P79"><text:span text:style-name="T99"><text:line-break/></text:span><text:span text:style-name="T199">Yougoslavie :</text:span><text:span text:style-name="T100"> </text:span><text:span text:style-name="T101">Tito s’oppose à Staline, il ne voit pas d’intérêt pour la Yougoslavie à s’aligner sur les positions de l’URSS. </text:span><text:span text:style-name="T102">Les Balkans étant une position stratégique, Staline sera rageant d</text:span><text:span text:style-name="T103">u non alignement de Tito et mettra de la pression sur son pays afin qu’il cède. </text:span><text:span text:style-name="T104">Tito menace de laisser les USA s’établirent en Yougoslavie pour empêcher une invasion soviétique. </text:span><text:span text:style-name="T105">Il réussira à se maintenir au pouvoir, et maintenir son pays dans la neutralité </text:span><text:span text:style-name="T106">avec cette stratégie, </text:span><text:span text:style-name="T107">sans pour autant basculé dans le camp occidental. </text:span><text:span text:style-name="T108">C’est la première division du bloc de l’Est.</text:span></text:p>
      <text:p text:style-name="P112"/>
      <text:p text:style-name="P72"><text:span text:style-name="T204">T</text:span><text:span text:style-name="T203">urquie</text:span><text:span text:style-name="T87"> </text:span><text:span text:style-name="T109">et </text:span><text:span text:style-name="T205">Grèce </text:span><text:span text:style-name="T109">: </text:span><text:span text:style-name="T110">Ces deux pays restent menacés par l’URSS, mais tiennent bon grâce au soutien américain, </text:span><text:span text:style-name="T111">qui tient à l’emplacement </text:span><text:span text:style-name="T112">géostratégique de ces deux pays.</text:span></text:p>
      <text:p text:style-name="P113"/>
      <text:p text:style-name="P73"><text:span text:style-name="T206">F</text:span><text:span text:style-name="T203">inlande :</text:span><text:span text:style-name="T87"> </text:span><text:span text:style-name="T113">Elle va s’attacher à sa neutralité, qui reste une neutralité de façade car elle s’attache aux USA pour limiter l’influence des partis communistes </text:span><text:span text:style-name="T114">locaux. </text:span><text:span text:style-name="T115">Elle tiendra toute la guerre froide, </text:span><text:span text:style-name="T116">et sera une base arrière de l’OTAN. La Finlande accueillera aussi un grand nombre de conférences, les conférences d’Helsinki, et deviendra une zone de négociation. </text:span></text:p>
      <text:p text:style-name="P114"/>
      <text:p text:style-name="P74"><text:span text:style-name="T116">C</text:span><text:span text:style-name="T87">ertains pays essayent de résister à l’influence de l’URSS, comme la </text:span><text:span text:style-name="T203">Tchécoslovaquie</text:span><text:span text:style-name="T87">, </text:span><text:span text:style-name="T117">pays à forte tradition démocrate. À la fin de la guerre elle remet en place cette tradition démocratique, se mettre en place sous Benes un gouvernement de coalition avec quelques ministres communistes, mais c’est un équilibre délicat, qui se brisera. En effet le gouvernement est pointé du doigt par l’URSS, et devant la question du plan marshall le gouvernement se divisera entre socialistes et communistes. </text:span><text:span text:style-name="T118">Une insurrection renversera le gouvernement, les milices ouvrières, on parle du </text:span><text:span text:style-name="T207">Premier Coup de Prague</text:span><text:span text:style-name="T118"> </text:span><text:span text:style-name="T119">de </text:span><text:span text:style-name="T208">février 1948</text:span><text:span text:style-name="T119">. </text:span><text:span text:style-name="T120">Le Président Benes doit accepter un gouvernement avec tous les ministres communistes sauf un, qu’on retrouvera suicidé plus tard. </text:span></text:p>
      <text:p text:style-name="P115"/>
      <text:p text:style-name="P75"><text:span text:style-name="T120">F</text:span><text:span text:style-name="T87">ace à ses succès communistes, imposés par la force, le camp occidental est très inquiet. Les Européens impressionnés face notamment au coup de Prague, se rendent compte qu’ils ne disposent pas d’une alliance </text:span><text:soft-page-break/><text:span text:style-name="T87">mi</text:span><text:span text:style-name="T121">litaire comparable à celle de l’URSS avec ses pays satellites. </text:span><text:span text:style-name="T122">Face à ce besoin d’union, </text:span><text:span text:style-name="T209">L’Alliance de l’Union Occidentale</text:span><text:span text:style-name="T122">, est crée en </text:span><text:span text:style-name="T209">194</text:span><text:span text:style-name="T210">8</text:span><text:span text:style-name="T123">. </text:span><text:span text:style-name="T124">Cette organisation sera l’ancêtre préalable à l’OTAN. </text:span><text:span text:style-name="T125">Cette alliance deviendra l’</text:span><text:span text:style-name="T211">UEO</text:span><text:span text:style-name="T125">, l’</text:span><text:span text:style-name="T211">Union d’Europe Occidentale</text:span><text:span text:style-name="T125">. </text:span><text:span text:style-name="T126">C’est le premier traité d’alliance militaire tourné contre un ennemis non identifié, </text:span><text:span text:style-name="T127">il s’agit d’un système d’alliance réciproque et systématique, au départ composé de la France, du Benelux et du Royaume-Uni, </text:span><text:span text:style-name="T128">son état major inter-allié se trouvera à Fontainebleau.<text:line-break/></text:span></text:p>
      <text:p text:style-name="P76"><text:span text:style-name="T128">C</text:span><text:span text:style-name="T87">es concrétisation militaire occidentales et soviétiques inquiète la planète, à peine sommes nous sortis de la guerre que de nouvelles alliances qui pourraient engendrer de nouvelles guerres sont crée</text:span><text:span text:style-name="T129">s. </text:span><text:span text:style-name="T130">L’Europe occidentale va se tourner vers les USA car elle n’a pas les moyens matériels de résister à l’URSS. </text:span><text:span text:style-name="T131">Cette demande d’assistance venant renforcer la sécurité européenne sera à l’origine du Traité de l’Atlantique Nord et de l’OTAN. </text:span></text:p>
      <text:p text:style-name="P114"/>
      <text:p text:style-name="P77"><text:span text:style-name="T212">b. </text:span><text:span text:style-name="T203">La question de l’Allemagne, en particulier de Berlin</text:span></text:p>
      <text:p text:style-name="P110"/>
      <text:p text:style-name="P80"><text:span text:style-name="T87">La question de l’Allemagne est toujours posée en 1947-1948, </text:span><text:span text:style-name="T132">les alliés n’étant toujours pas d’accord sur son sor</text:span><text:span text:style-name="T133">t.</text:span><text:span text:style-name="T134"> <text:s/>C’est une question qui divise non seulement entre l’Est et l’Ouest, mais aussi entre les occidentaux, </text:span><text:span text:style-name="T135">la France en particulier est particulièrement opposé à tout ce qui permettrait à l’Allemagne de se reconstruire comme une puissance, </text:span><text:span text:style-name="T136">de plus elle revendique aussi la région de la Rhur et de la Sar</text:span><text:span text:style-name="T137">re. </text:span></text:p>
      <text:p text:style-name="P116">La question de la reconstruction juridique est aussi sujette à division :</text:p>
      <text:p text:style-name="P81"><text:span text:style-name="T87">- La France souhaite une Allemagne très décentralisée avec un État fédéral faible et des régions autonomes.<text:line-break/>- </text:span><text:span text:style-name="T138">Les anglo-saxons, souhaitent un État fédéral fort</text:span></text:p>
      <text:p text:style-name="P82"><text:span text:style-name="T138">- </text:span><text:span text:style-name="T139">L’URSS souhaite la mise en place d’un démocratie populaire, avec un État très centralisé très puissant<text:line-break/><text:line-break/></text:span><text:span text:style-name="T140">Aucune des conférences sur l’Allemagne ne va donc aboutir. </text:span><text:span text:style-name="T141">La question de l’Allemagne divise aussi sur le statut de la ville de Berlin, </text:span><text:span text:style-name="T142">qui se trouve divisé entre les quatre pays, mais enclavé en territoire soviétique. <text:line-break/></text:span><text:span text:style-name="T143">Berlin restera pendant toute la guerre froide un reflet des relations internationales entre occidentaux et soviétiques, </text:span><text:span text:style-name="T144">une sorte de mise en ab</text:span><text:span text:style-name="T145">îme.</text:span></text:p>
      <text:p text:style-name="P82"><text:span text:style-name="T146">Les soviétiques veulent le contrôle total de la ville, les occidentaux s’y opposent, </text:span><text:span text:style-name="T147">et les soviétiques vont donc mettre en place le blocus de Berlin, </text:span><text:span text:style-name="T148">le petit pour commencer, </text:span><text:span text:style-name="T149">qui ne consiste que en un contrôle militaire de la ville. </text:span><text:span text:style-name="T150">Face à cela les occidentaux décident en réponse d’avancer sur la nouvelle organisation politique de l’Allemagne </text:span><text:span text:style-name="T151">et émettent le Deutshmark dans les zones sous leurs contrôles, </text:span><text:span text:style-name="T156">dont </text:span><text:span text:style-name="T157">leurs zones de Berlin</text:span><text:span text:style-name="T151">.<text:line-break/></text:span><text:span text:style-name="T152">Les soviétiques face à cette mesure, </text:span><text:span text:style-name="T153">qui favorise un modèle occidental d’économie de marché</text:span><text:span text:style-name="T152">, </text:span><text:span text:style-name="T154">demanderont via le général soviétique en charge de Berlin de venir en arrière sur cette mesure, ce que les occidentaux refuseront. Face à cela la Kommandatura sera fermé par les soviétiques, ce qui signera la fin des pourparlers entre les alliés et la mise en place du blocus terrestre total de Berlin. </text:span><text:span text:style-name="T163">Des négociations auront lieu, mais Staline refusera toute levée du blocus. Les occidentaux, USA en tête vont mettre en place un pont aérien, les soviétique</text:span><text:span text:style-name="T164">s</text:span><text:span text:style-name="T163"> n’oseront jamais descendre les avions occidentaux, </text:span><text:span text:style-name="T164">la mission de ravitaillement sera un succès et au bout d’un an le blocus est levé </text:span><text:span text:style-name="T166">en 1949.</text:span></text:p>
      <text:p text:style-name="P117"/>
      <text:p text:style-name="P83"><text:span text:style-name="T154">1. </text:span><text:span text:style-name="T156">Soviétique e</text:span><text:span text:style-name="T87">xige que Berlin soit totalement </text:span><text:span text:style-name="T155">sous le contrôle de l’</text:span><text:span text:style-name="T87">URSS</text:span></text:p>
      <text:p text:style-name="P83"><text:span text:style-name="T87">2. </text:span><text:span text:style-name="T156">Les occidentaux refuse, petit blocus de Berlin</text:span></text:p>
      <text:p text:style-name="P84"><text:span text:style-name="T156">3. </text:span><text:span text:style-name="T87">Mise en place Deutshmark par les occidentaux</text:span></text:p>
      <text:p text:style-name="P84"><text:span text:style-name="T87">4. </text:span><text:span text:style-name="T158">Demande de retour en arrière par les soviétiques, demande refusée, blocus total</text:span></text:p>
      <text:p text:style-name="P85"><text:span text:style-name="T87">5. </text:span><text:span text:style-name="T159">Négociation diplomatiques qui échouent, </text:span><text:span text:style-name="T160">mise en place d’un pont aérien occidental</text:span></text:p>
      <text:p text:style-name="P86"><text:span text:style-name="T87">6. </text:span><text:span text:style-name="T161">Succès du ravitaillement, échec du blocus, </text:span><text:span text:style-name="T162">fin du blocus</text:span></text:p>
      <text:p text:style-name="P118"/>
      <text:p text:style-name="P87"><text:span text:style-name="T162">L’</text:span><text:span text:style-name="T87">affaire du blocus sera portée devant les Nations Unies mais l’URSS y opposera toujours son veto </text:span><text:span text:style-name="T165">au conseil de sécurité. </text:span><text:span text:style-name="T167">Berlin deviendra désormais la ville symbole de la guerre froide, </text:span><text:span text:style-name="T168">et les berlinois qui passaient dans l’opinion occidentaux comme des nazis seront désormais vus comme des victimes de l’oppression soviétique.</text:span></text:p>
      <text:p text:style-name="P87"><text:soft-page-break/><text:span text:style-name="T171">Les</text:span><text:span text:style-name="T168"> </text:span><text:span text:style-name="T171">alliés comprennent que pour lutter contre l’URSS ils auront besoin de l’Allemagne et continuent leurs négociations sur la constitution allemande, commencés en 1948. </text:span><text:span text:style-name="T169">En </text:span><text:span text:style-name="T200">mai 1949</text:span><text:span text:style-name="T169">, </text:span><text:span text:style-name="T170">un projet de constitution allemande est acceptée du côté allié, </text:span><text:span text:style-name="T172">bien que les Français restent réticents, </text:span><text:span text:style-name="T173">ce sera donc une république fédérale constituée de lander avec une certaine autonomie et un État fédéral fort, bien que ne disposant pas des pouvoirs militaires, économiques ou bien diplomatiques, placé sous tutelle </text:span><text:span text:style-name="T174">militaire </text:span><text:span text:style-name="T173">occidentale pour l’instant. </text:span><text:span text:style-name="T175">Il s’agit de la </text:span><text:span text:style-name="T201">Loi Fondamentale de la République Fédérale d’Allemagne</text:span><text:span text:style-name="T175">. </text:span><text:span text:style-name="T176">Cette constitution est un mélange entre le fédéralisme américain et la centralisation française, </text:span><text:span text:style-name="T177">l’Allemagne est constituée de onze landers, gouverné par un chancelier, le chef du gouvernement, </text:span><text:span text:style-name="T178">il y a aussi un président placé au dessus des institutions mais c’est avant une fonction honorifique, il ne dispose pas de pouvoir gouvernemental. </text:span></text:p>
      <text:p text:style-name="P119"/>
      <text:p text:style-name="P70"><text:span text:style-name="T178">D</text:span><text:span text:style-name="T179">es élections sont donc organisée en août 1949, et c’est </text:span><text:span text:style-name="T87">Konrad Adenauer</text:span><text:span text:style-name="T179"> qui sera élu </text:span><text:span text:style-name="T180">chancelier, c’est à ce moment là le maire de Cologne, membre du CDU (conservateur centre-droit). </text:span><text:span text:style-name="T181">C’est un fervent défenseur de la réunification de l’Allemagne, </text:span><text:span text:style-name="T182">division très mal vécue par le population </text:span><text:span text:style-name="T183">et d’autant plus après le mur de Berlin. </text:span><text:span text:style-name="T184">Il sera un président très efficace et la RFA reprendra très vite les prérogatives gouvernementale et économique, au grand désespoir de la France. </text:span><text:span text:style-name="T185">Cette élection et ce nouveau régime gouvernemental à l’Ouest mis en place sans concertation avec l’URSS sera dénoncé par les soviétiques, qui mettront en place dès</text:span><text:span text:style-name="T181"> </text:span><text:span text:style-name="T202">octobre 1949</text:span><text:span text:style-name="T185"> </text:span><text:span text:style-name="T186">une démocratie populaire via le conseil du peuple (assemblée d’Allemagne de l’Est). </text:span><text:span text:style-name="T187">Ce gouvernement très centralisé sera dirigé par Grotew</text:span><text:span text:style-name="T188">ohl. </text:span><text:span text:style-name="T189">L’Allemagne de l’Est sera pendant toute la guerre froide très aligné sur les soviétiques et va disposer d’une intégration privilégiée dans le bloc de l’Est. </text:span></text:p>
      <text:p text:style-name="P88"><text:span text:style-name="T189">L</text:span><text:span text:style-name="T87">a RDA va être présentée comme une </text:span><text:span text:style-name="T197">« vrai »</text:span><text:span text:style-name="T87">, république. </text:span></text:p>
      <text:p text:style-name="P120"/>
      <text:p text:style-name="P89"><text:span text:style-name="T87">À partir de ce moment là, on peut dire que le divorce entre les deux Allemagne est totalement consommé. </text:span><text:span text:style-name="T190">On admet très vite cette division et l’Allemagne va rester une zone de tension permanente. Adenauer va tout mettre en œuvre pour la réunification de l’Allemagne, chacun des deux dirigeants veut des élections libres, mais les conceptions idéologiques sont trop différentes entre les deux blocs et les deux Allemagne finissent par se reconnaître mutuellement, </text:span><text:span text:style-name="T191">ce qui va régularisé la situation au niveau international. </text:span></text:p>
      <text:p text:style-name="P90"><text:span text:style-name="T192">Pendant toute la guerre froide l’Allemagne va être sous les projecteurs du SI, </text:span><text:span text:style-name="T193">avec des tensions tout de même apaisée ce qui va permettre à chaque bloc de se concentrer sur lui-même. </text:span><text:span text:style-name="T194">Dès les années 50, l’Allemagne de l’Ouest va être très active politiquement, et reprend les rennes du pouvoir diplomatique dès 1950, </text:span><text:span text:style-name="T195">afin de se repositionner vite sur le système international, </text:span><text:span text:style-name="T196">notamment pour ce qui est du marché commun européen dès 1950. </text:span></text:p>
      <text:p text:style-name="P121"/>
      <text:p text:style-name="P108"/>
      <text:p text:style-name="P146">VI. L’extension soviétique et communiste extra-européenne</text:p>
      <text:p text:style-name="P109"/>
      <text:p text:style-name="P91"><text:span text:style-name="T262">C</text:span><text:span text:style-name="T261">omment le communisme va-t-il se propager dans le reste du Monde ? </text:span></text:p>
      <text:p text:style-name="P123"/>
      <text:p text:style-name="P92"><text:span text:style-name="T215">En Chine (1947), la guerre civile continue et bat son plein, </text:span><text:span text:style-name="T216">les forces communistes gagne de plus en plus de terrain, </text:span><text:span text:style-name="T217">les nationalistes s’effondrent malgré le soutien des américains assez tardif.<text:line-break/>E</text:span><text:span text:style-name="T223">n </text:span><text:span text:style-name="T266">octobre 1948</text:span><text:span text:style-name="T223">, </text:span><text:span text:style-name="T218">les communistes investissent la Chine du Sud, </text:span><text:span text:style-name="T264">Pékin et Shanghai en 1949</text:span><text:span text:style-name="T218">. </text:span><text:span text:style-name="T219">Tchang Kaï-Chek fui vers l’île de Formose </text:span><text:span text:style-name="T220">qui deviendra Taïwan. </text:span></text:p>
      <text:p text:style-name="P93"><text:span text:style-name="T221">La Chine occidentale elle restera sous le giron de Mao, et deviendra le </text:span><text:span text:style-name="T265">1</text:span><text:span text:style-name="T268">er</text:span><text:span text:style-name="T265"> Octobre 19T49</text:span><text:span text:style-name="T221">, la République Populaire de Chine. </text:span><text:span text:style-name="T222">Mao aura sa </text:span><text:span text:style-name="T224">propose vision du communisme, qui au fil du temps va se séparer de l’idéologie soviétique. </text:span><text:span text:style-name="T225">Les occidentaux reconnaissent eux le gouvernement nationaliste à Taïwan, sauf le Royaume-Uni qui va pouvoir garder la ville de Hong-Kong en 1950. </text:span><text:span text:style-name="T226">La Chine et l’URSS seront dans un premier temps alliés contre le camp occidental. Les soviétiques n’auront de cesse de </text:span><text:span text:style-name="T227">dénoncer le gouvernement nationaliste au conseil de sécurité pour représenter la Chine, </text:span><text:span text:style-name="T228">mais les demandes soviétiques seront refusées. Face à cela les soviétiques feront une politique de la chaise vide au conseil de sécurité, </text:span><text:span text:style-name="T229">mais qui ne sera pas reconnue non plus par les occidentaux </text:span><text:span text:style-name="T230">qui pourront faire passer les résolutions qu’ils souhaitent, ce qui aurait été impossible avec le veto soviétique. </text:span><text:span text:style-name="T231">Cette grande erreur de Staline aura pour conséquence la mise en place d’une intervention onusienne en </text:span><text:span text:style-name="T232">Corée. </text:span></text:p>
      <text:p text:style-name="P124"/>
      <text:p text:style-name="P94"><text:span text:style-name="T232">F</text:span><text:span text:style-name="T215">ace à l’alliance entre Staline et Mao, les occidentaux se trouvent très inquiet de la propagation du communisme en Asie </text:span><text:span text:style-name="T233">et les USA réinvestiront l’Asie. </text:span></text:p>
      <text:p text:style-name="P130"/>
      <text:p text:style-name="P95"><text:span text:style-name="T233">E</text:span><text:span text:style-name="T215">n </text:span><text:span text:style-name="T263">Indochine</text:span><text:span text:style-name="T215">, la France mène ce qui pourrait s’apparenter à une guerre néo-coloniale depuis 1946 et qui coûte beaucoup d’argent au gouvernement. </text:span><text:span text:style-name="T234">La France elle présente son investissement militaire comme étant une manœuvre ayant comme but </text:span><text:span text:style-name="T235">de bloquer la propagation du communisme en Asie, </text:span><text:span text:style-name="T236">mais les intérêts géostratégiques et économiques sont très importants. </text:span><text:span text:style-name="T237">On considère ce conflit comme ayant fait tomber nombre de gouvernement de la IVème République, et comme un coût gigantesque pour un pays en reconstruction. <text:line-break/></text:span><text:span text:style-name="T238">Les USA dénoncent d’abord cette guerre puis en </text:span><text:span text:style-name="T267">1950</text:span><text:span text:style-name="T238">, les USA supporte la France dans la guerre idéologique qu’ils mènent </text:span><text:span text:style-name="T239">afin de bloquer l’expansion communiste. </text:span></text:p>
      <text:p text:style-name="P125"/>
      <text:p text:style-name="P100"><text:span text:style-name="T239">G</text:span><text:span text:style-name="T215">uerre de Corée :</text:span></text:p>
      <text:p text:style-name="P131"/>
      <text:p text:style-name="P96"><text:span text:style-name="T215">La Corée était initialement sous domination Japonaise, à la défaite japonaise les USA investissent le sud du pays et l’URSS le nord </text:span><text:span text:style-name="T240">avec comme limite le 3</text:span><text:span text:style-name="T241">8</text:span><text:span text:style-name="T240">° parallèle. </text:span><text:span text:style-name="T242">Les alliés veulent mettre en place des élections dans le pays, mais les partis locaux ne voudront pas d’organisation d’élection</text:span><text:span text:style-name="T243">s ni de gouvernement inter-alliés. Les nations unis veulent mettre en place une mission ayant pour but la réalisation d’élections en Corée, mais Staline s’y oppose. Les troupes de l’URSS et des USA vont quitter le territoire, mais les partis politiques ne s’entendront pas pour faire les élections. </text:span><text:span text:style-name="T244">Des élections sous égide de l’ONU auront lieu dans le sud, un président nationaliste anti-communiste sera élu, le nord répliquera par d’autres élections remportées par les </text:span><text:span text:style-name="T245">communistes. </text:span><text:span text:style-name="T246">Les deux Corée ne vont pas se reconnaître et cela va renforcer les tensions.</text:span></text:p>
      <text:p text:style-name="P97"><text:span text:style-name="T246">L</text:span><text:span text:style-name="T215">e </text:span><text:span text:style-name="T263">29 juin 1950</text:span><text:span text:style-name="T215">, la Corée du Nord envahit la Corée du Sud. </text:span><text:span text:style-name="T247">La réponse de l’Amérique sera forte avec une grande mobilisation en Corée via l’ONU mais aussi dans tous les autres pays d’Asie du sud-est ayant besoin d’aide face au communisme, comme la Philip</text:span><text:span text:style-name="T248">pine. </text:span><text:span text:style-name="T249">Les USA vont donc profiter du siège vide communiste aux Nations Unies pour faire voter une intervention militaire en vertu du principe de non agression. </text:span><text:span text:style-name="T250">La Chine nationaliste étant au conseil de sécurité, personne ne s’opposera à cette résolution. </text:span></text:p>
      <text:p text:style-name="P126"/>
      <text:p text:style-name="P98"><text:span text:style-name="T250">M</text:span><text:span text:style-name="T215">acArthur prendra le commandement de cette coalition, </text:span><text:span text:style-name="T251">il lance une grande contre-offensive qui occupera la Corée au-delà du 38° parallèle. </text:span><text:span text:style-name="T252">Les soviétiques et la RPC veulent réagir mais ne peuvent pas directement entrer </text:span><text:soft-page-break/><text:span text:style-name="T252">dans cette guerre. </text:span><text:span text:style-name="T253">Les soviétiques fourniront du matériel </text:span><text:span text:style-name="T254">et des aviateurs dans cette guerre. </text:span><text:span text:style-name="T255">Les chinois eux engageront des volontaires pour la guerre de Corée, «L’armée des volontaires du peuple chinois », </text:span><text:span text:style-name="T256">qui étaient en réalités des militaires de l’armée chinoise. </text:span><text:span text:style-name="T257">Cette contre-attaque du Nord, soutenu par la Chine et l’URSS arrivera </text:span><text:span text:style-name="T258">à prendre Séoul, avant d’être repoussée au 38° parallèle. </text:span><text:span text:style-name="T259">MacArthur demandera de lancer des bombes nucléaires sur la Chine, il sera limogé puis remplacé par un Général plus raisonnable. </text:span></text:p>
      <text:p text:style-name="P127"/>
      <text:p text:style-name="P99"><text:span text:style-name="T259">E</text:span><text:span text:style-name="T215">n 1953 l’armistice est signé, c’est l’échec des Nations-Unies et une nouvelle matérialisation des divisions idéologiques au sein du SI :</text:span></text:p>
      <text:p text:style-name="P99"><text:span text:style-name="T215">- </text:span><text:span text:style-name="T260">Chine – Taïwan</text:span></text:p>
      <text:p text:style-name="P128">- RFA-RDA</text:p>
      <text:p text:style-name="P128">- Corée du Nord – Corée du Sud</text:p>
      <text:p text:style-name="P129"/>
      <text:p text:style-name="P129"/>
      <text:p text:style-name="P12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 – Cours 1</text:span></text:p>
      </style:header>
      <style:footer>
        <text:p text:style-name="MP2"><text:date style:data-style-name="N37" text:date-value="2019-02-07T17:58:16.812011115" text:fixed="true">07/02/19</text:date><text:tab/><text:tab/><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2.0.3$Linux_X86_64 LibreOffice_project/20$Build-3</meta:generator>
    <dc:date>2019-03-13T11:37:27.135224926</dc:date>
    <meta:editing-duration>PT9H55M14S</meta:editing-duration>
    <meta:editing-cycles>480</meta:editing-cycles>
    <meta:document-statistic meta:table-count="0" meta:image-count="0" meta:object-count="0" meta:page-count="19" meta:paragraph-count="213" meta:word-count="9435" meta:character-count="59440" meta:non-whitespace-character-count="50037"/>
  </office:meta>
</office:document-meta>
</file>